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8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table:table-column table:style-name="co1" table:number-columns-repeated="41" table:default-cell-style-name="ce1"/>
        <table:table-column table:style-name="co1" table:number-columns-repeated="1634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 layers</text:p>
          </table:table-cell>
          <table:table-cell office:value-type="string" calcext:value-type="string">
            <text:p>Polarizer</text:p>
          </table:table-cell>
          <table:table-cell office:value-type="string" calcext:value-type="string">
            <text:p>Analiser position</text:p>
          </table:table-cell>
          <table:table-cell office:value-type="string" calcext:value-type="string">
            <text:p>Color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_non</text:p>
          </table:table-cell>
          <table:table-cell office:value-type="string" calcext:value-type="string">
            <text:p>polar</text:p>
          </table:table-cell>
          <table:table-cell table:number-columns-repeated="2" office:value-type="string" calcext:value-type="string">
            <text:p>_non</text:p>
          </table:table-cell>
          <table:table-cell office:value-type="float" office:value="0.0354921" calcext:value-type="float">
            <text:p>0,0354921</text:p>
          </table:table-cell>
          <table:table-cell office:value-type="float" office:value="0.0389841" calcext:value-type="float">
            <text:p>0,0389841</text:p>
          </table:table-cell>
          <table:table-cell office:value-type="float" office:value="0.043508" calcext:value-type="float">
            <text:p>0,043508</text:p>
          </table:table-cell>
          <table:table-cell office:value-type="float" office:value="0.11092" calcext:value-type="float">
            <text:p>0,11092</text:p>
          </table:table-cell>
          <table:table-cell office:value-type="float" office:value="0.582071" calcext:value-type="float">
            <text:p>0,582071</text:p>
          </table:table-cell>
          <table:table-cell office:value-type="float" office:value="2.74704" calcext:value-type="float">
            <text:p>2,74704</text:p>
          </table:table-cell>
          <table:table-cell office:value-type="float" office:value="9.56561" calcext:value-type="float">
            <text:p>9,56561</text:p>
          </table:table-cell>
          <table:table-cell office:value-type="float" office:value="17.4618" calcext:value-type="float">
            <text:p>17,4618</text:p>
          </table:table-cell>
          <table:table-cell office:value-type="float" office:value="14.1008" calcext:value-type="float">
            <text:p>14,1008</text:p>
          </table:table-cell>
          <table:table-cell office:value-type="float" office:value="8.33636" calcext:value-type="float">
            <text:p>8,33636</text:p>
          </table:table-cell>
          <table:table-cell office:value-type="float" office:value="5.63688" calcext:value-type="float">
            <text:p>5,63688</text:p>
          </table:table-cell>
          <table:table-cell office:value-type="float" office:value="6.53094" calcext:value-type="float">
            <text:p>6,53094</text:p>
          </table:table-cell>
          <table:table-cell office:value-type="float" office:value="9.5981" calcext:value-type="float">
            <text:p>9,5981</text:p>
          </table:table-cell>
          <table:table-cell office:value-type="float" office:value="13.1073" calcext:value-type="float">
            <text:p>13,1073</text:p>
          </table:table-cell>
          <table:table-cell office:value-type="float" office:value="15.22" calcext:value-type="float">
            <text:p>15,22</text:p>
          </table:table-cell>
          <table:table-cell office:value-type="float" office:value="15.0567" calcext:value-type="float">
            <text:p>15,0567</text:p>
          </table:table-cell>
          <table:table-cell office:value-type="float" office:value="13.4762" calcext:value-type="float">
            <text:p>13,4762</text:p>
          </table:table-cell>
          <table:table-cell office:value-type="float" office:value="11.8461" calcext:value-type="float">
            <text:p>11,8461</text:p>
          </table:table-cell>
          <table:table-cell office:value-type="float" office:value="10.712" calcext:value-type="float">
            <text:p>10,712</text:p>
          </table:table-cell>
          <table:table-cell office:value-type="float" office:value="10.3022" calcext:value-type="float">
            <text:p>10,3022</text:p>
          </table:table-cell>
          <table:table-cell office:value-type="float" office:value="10.5079" calcext:value-type="float">
            <text:p>10,5079</text:p>
          </table:table-cell>
          <table:table-cell office:value-type="float" office:value="10.9292" calcext:value-type="float">
            <text:p>10,9292</text:p>
          </table:table-cell>
          <table:table-cell office:value-type="float" office:value="11.3903" calcext:value-type="float">
            <text:p>11,3903</text:p>
          </table:table-cell>
          <table:table-cell office:value-type="float" office:value="11.8116" calcext:value-type="float">
            <text:p>11,8116</text:p>
          </table:table-cell>
          <table:table-cell office:value-type="float" office:value="12.1663" calcext:value-type="float">
            <text:p>12,1663</text:p>
          </table:table-cell>
          <table:table-cell office:value-type="float" office:value="12.2193" calcext:value-type="float">
            <text:p>12,2193</text:p>
          </table:table-cell>
          <table:table-cell office:value-type="float" office:value="11.7753" calcext:value-type="float">
            <text:p>11,7753</text:p>
          </table:table-cell>
          <table:table-cell office:value-type="float" office:value="11.019" calcext:value-type="float">
            <text:p>11,019</text:p>
          </table:table-cell>
          <table:table-cell office:value-type="float" office:value="9.87713" calcext:value-type="float">
            <text:p>9,87713</text:p>
          </table:table-cell>
          <table:table-cell office:value-type="float" office:value="8.48404" calcext:value-type="float">
            <text:p>8,48404</text:p>
          </table:table-cell>
          <table:table-cell office:value-type="float" office:value="6.95384" calcext:value-type="float">
            <text:p>6,95384</text:p>
          </table:table-cell>
          <table:table-cell office:value-type="float" office:value="5.54272" calcext:value-type="float">
            <text:p>5,54272</text:p>
          </table:table-cell>
          <table:table-cell office:value-type="float" office:value="4.31464" calcext:value-type="float">
            <text:p>4,31464</text:p>
          </table:table-cell>
          <table:table-cell office:value-type="float" office:value="3.36756" calcext:value-type="float">
            <text:p>3,36756</text:p>
          </table:table-cell>
          <table:table-cell office:value-type="float" office:value="2.87579" calcext:value-type="float">
            <text:p>2,87579</text:p>
          </table:table-cell>
          <table:table-cell office:value-type="float" office:value="3.17143" calcext:value-type="float">
            <text:p>3,17143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_non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_non</text:p>
          </table:table-cell>
          <table:table-cell office:value-type="float" office:value="0.000373292" calcext:value-type="float">
            <text:p>0,000373292</text:p>
          </table:table-cell>
          <table:table-cell office:value-type="float" office:value="0.00056699" calcext:value-type="float">
            <text:p>0,00056699</text:p>
          </table:table-cell>
          <table:table-cell office:value-type="float" office:value="0.000634393" calcext:value-type="float">
            <text:p>0,000634393</text:p>
          </table:table-cell>
          <table:table-cell office:value-type="float" office:value="0.00306782" calcext:value-type="float">
            <text:p>0,00306782</text:p>
          </table:table-cell>
          <table:table-cell office:value-type="float" office:value="0.0158445" calcext:value-type="float">
            <text:p>0,0158445</text:p>
          </table:table-cell>
          <table:table-cell office:value-type="float" office:value="0.0702814" calcext:value-type="float">
            <text:p>0,0702814</text:p>
          </table:table-cell>
          <table:table-cell office:value-type="float" office:value="0.234294" calcext:value-type="float">
            <text:p>0,234294</text:p>
          </table:table-cell>
          <table:table-cell office:value-type="float" office:value="0.412591" calcext:value-type="float">
            <text:p>0,412591</text:p>
          </table:table-cell>
          <table:table-cell office:value-type="float" office:value="0.32137" calcext:value-type="float">
            <text:p>0,32137</text:p>
          </table:table-cell>
          <table:table-cell office:value-type="float" office:value="0.181997" calcext:value-type="float">
            <text:p>0,181997</text:p>
          </table:table-cell>
          <table:table-cell office:value-type="float" office:value="0.117438" calcext:value-type="float">
            <text:p>0,117438</text:p>
          </table:table-cell>
          <table:table-cell office:value-type="float" office:value="0.130053" calcext:value-type="float">
            <text:p>0,130053</text:p>
          </table:table-cell>
          <table:table-cell office:value-type="float" office:value="0.183182" calcext:value-type="float">
            <text:p>0,183182</text:p>
          </table:table-cell>
          <table:table-cell office:value-type="float" office:value="0.238744" calcext:value-type="float">
            <text:p>0,238744</text:p>
          </table:table-cell>
          <table:table-cell office:value-type="float" office:value="0.262833" calcext:value-type="float">
            <text:p>0,262833</text:p>
          </table:table-cell>
          <table:table-cell office:value-type="float" office:value="0.245699" calcext:value-type="float">
            <text:p>0,245699</text:p>
          </table:table-cell>
          <table:table-cell office:value-type="float" office:value="0.208174" calcext:value-type="float">
            <text:p>0,208174</text:p>
          </table:table-cell>
          <table:table-cell office:value-type="float" office:value="0.173361" calcext:value-type="float">
            <text:p>0,173361</text:p>
          </table:table-cell>
          <table:table-cell office:value-type="float" office:value="0.149049" calcext:value-type="float">
            <text:p>0,149049</text:p>
          </table:table-cell>
          <table:table-cell office:value-type="float" office:value="0.1366" calcext:value-type="float">
            <text:p>0,1366</text:p>
          </table:table-cell>
          <table:table-cell office:value-type="float" office:value="0.133237" calcext:value-type="float">
            <text:p>0,133237</text:p>
          </table:table-cell>
          <table:table-cell office:value-type="float" office:value="0.132439" calcext:value-type="float">
            <text:p>0,132439</text:p>
          </table:table-cell>
          <table:table-cell office:value-type="float" office:value="0.132168" calcext:value-type="float">
            <text:p>0,132168</text:p>
          </table:table-cell>
          <table:table-cell office:value-type="float" office:value="0.131215" calcext:value-type="float">
            <text:p>0,131215</text:p>
          </table:table-cell>
          <table:table-cell office:value-type="float" office:value="0.130072" calcext:value-type="float">
            <text:p>0,130072</text:p>
          </table:table-cell>
          <table:table-cell office:value-type="float" office:value="0.125782" calcext:value-type="float">
            <text:p>0,125782</text:p>
          </table:table-cell>
          <table:table-cell office:value-type="float" office:value="0.11728" calcext:value-type="float">
            <text:p>0,11728</text:p>
          </table:table-cell>
          <table:table-cell office:value-type="float" office:value="0.106117" calcext:value-type="float">
            <text:p>0,106117</text:p>
          </table:table-cell>
          <table:table-cell office:value-type="float" office:value="0.0931039" calcext:value-type="float">
            <text:p>0,0931039</text:p>
          </table:table-cell>
          <table:table-cell office:value-type="float" office:value="0.0777698" calcext:value-type="float">
            <text:p>0,0777698</text:p>
          </table:table-cell>
          <table:table-cell office:value-type="float" office:value="0.0622063" calcext:value-type="float">
            <text:p>0,0622063</text:p>
          </table:table-cell>
          <table:table-cell office:value-type="float" office:value="0.0487089" calcext:value-type="float">
            <text:p>0,0487089</text:p>
          </table:table-cell>
          <table:table-cell office:value-type="float" office:value="0.0376624" calcext:value-type="float">
            <text:p>0,0376624</text:p>
          </table:table-cell>
          <table:table-cell office:value-type="float" office:value="0.0288805" calcext:value-type="float">
            <text:p>0,0288805</text:p>
          </table:table-cell>
          <table:table-cell office:value-type="float" office:value="0.0253751" calcext:value-type="float">
            <text:p>0,0253751</text:p>
          </table:table-cell>
          <table:table-cell office:value-type="float" office:value="0.0348714" calcext:value-type="float">
            <text:p>0,0348714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_non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_non</text:p>
          </table:table-cell>
          <table:table-cell office:value-type="float" office:value="0.0277936" calcext:value-type="float">
            <text:p>0,0277936</text:p>
          </table:table-cell>
          <table:table-cell office:value-type="float" office:value="0.03119" calcext:value-type="float">
            <text:p>0,03119</text:p>
          </table:table-cell>
          <table:table-cell office:value-type="float" office:value="0.0341917" calcext:value-type="float">
            <text:p>0,0341917</text:p>
          </table:table-cell>
          <table:table-cell office:value-type="float" office:value="0.0834912" calcext:value-type="float">
            <text:p>0,0834912</text:p>
          </table:table-cell>
          <table:table-cell office:value-type="float" office:value="0.436953" calcext:value-type="float">
            <text:p>0,436953</text:p>
          </table:table-cell>
          <table:table-cell office:value-type="float" office:value="2.09815" calcext:value-type="float">
            <text:p>2,09815</text:p>
          </table:table-cell>
          <table:table-cell office:value-type="float" office:value="7.44544" calcext:value-type="float">
            <text:p>7,44544</text:p>
          </table:table-cell>
          <table:table-cell office:value-type="float" office:value="13.8256" calcext:value-type="float">
            <text:p>13,8256</text:p>
          </table:table-cell>
          <table:table-cell office:value-type="float" office:value="11.3331" calcext:value-type="float">
            <text:p>11,3331</text:p>
          </table:table-cell>
          <table:table-cell office:value-type="float" office:value="6.79155" calcext:value-type="float">
            <text:p>6,79155</text:p>
          </table:table-cell>
          <table:table-cell office:value-type="float" office:value="4.64718" calcext:value-type="float">
            <text:p>4,64718</text:p>
          </table:table-cell>
          <table:table-cell office:value-type="float" office:value="5.43831" calcext:value-type="float">
            <text:p>5,43831</text:p>
          </table:table-cell>
          <table:table-cell office:value-type="float" office:value="8.0551" calcext:value-type="float">
            <text:p>8,0551</text:p>
          </table:table-cell>
          <table:table-cell office:value-type="float" office:value="11.0602" calcext:value-type="float">
            <text:p>11,0602</text:p>
          </table:table-cell>
          <table:table-cell office:value-type="float" office:value="12.8903" calcext:value-type="float">
            <text:p>12,8903</text:p>
          </table:table-cell>
          <table:table-cell office:value-type="float" office:value="12.7734" calcext:value-type="float">
            <text:p>12,7734</text:p>
          </table:table-cell>
          <table:table-cell office:value-type="float" office:value="11.4317" calcext:value-type="float">
            <text:p>11,4317</text:p>
          </table:table-cell>
          <table:table-cell office:value-type="float" office:value="10.0392" calcext:value-type="float">
            <text:p>10,0392</text:p>
          </table:table-cell>
          <table:table-cell office:value-type="float" office:value="9.07118" calcext:value-type="float">
            <text:p>9,07118</text:p>
          </table:table-cell>
          <table:table-cell office:value-type="float" office:value="8.72214" calcext:value-type="float">
            <text:p>8,72214</text:p>
          </table:table-cell>
          <table:table-cell office:value-type="float" office:value="8.89812" calcext:value-type="float">
            <text:p>8,89812</text:p>
          </table:table-cell>
          <table:table-cell office:value-type="float" office:value="9.26752" calcext:value-type="float">
            <text:p>9,26752</text:p>
          </table:table-cell>
          <table:table-cell office:value-type="float" office:value="9.67696" calcext:value-type="float">
            <text:p>9,67696</text:p>
          </table:table-cell>
          <table:table-cell office:value-type="float" office:value="10.0599" calcext:value-type="float">
            <text:p>10,0599</text:p>
          </table:table-cell>
          <table:table-cell office:value-type="float" office:value="10.3941" calcext:value-type="float">
            <text:p>10,3941</text:p>
          </table:table-cell>
          <table:table-cell office:value-type="float" office:value="10.4832" calcext:value-type="float">
            <text:p>10,4832</text:p>
          </table:table-cell>
          <table:table-cell office:value-type="float" office:value="10.1472" calcext:value-type="float">
            <text:p>10,1472</text:p>
          </table:table-cell>
          <table:table-cell office:value-type="float" office:value="9.54441" calcext:value-type="float">
            <text:p>9,54441</text:p>
          </table:table-cell>
          <table:table-cell office:value-type="float" office:value="8.60752" calcext:value-type="float">
            <text:p>8,60752</text:p>
          </table:table-cell>
          <table:table-cell office:value-type="float" office:value="7.4475" calcext:value-type="float">
            <text:p>7,4475</text:p>
          </table:table-cell>
          <table:table-cell office:value-type="float" office:value="6.14442" calcext:value-type="float">
            <text:p>6,14442</text:p>
          </table:table-cell>
          <table:table-cell office:value-type="float" office:value="4.93099" calcext:value-type="float">
            <text:p>4,93099</text:p>
          </table:table-cell>
          <table:table-cell office:value-type="float" office:value="3.86029" calcext:value-type="float">
            <text:p>3,86029</text:p>
          </table:table-cell>
          <table:table-cell office:value-type="float" office:value="3.02602" calcext:value-type="float">
            <text:p>3,02602</text:p>
          </table:table-cell>
          <table:table-cell office:value-type="float" office:value="2.59485" calcext:value-type="float">
            <text:p>2,59485</text:p>
          </table:table-cell>
          <table:table-cell office:value-type="float" office:value="2.84397" calcext:value-type="float">
            <text:p>2,8439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red filter</text:p>
          </table:table-cell>
          <table:table-cell table:number-columns-repeated="4" office:value-type="string" calcext:value-type="string">
            <text:p>_non</text:p>
          </table:table-cell>
          <table:table-cell office:value-type="float" office:value="0.0059582" calcext:value-type="float">
            <text:p>0,0059582</text:p>
          </table:table-cell>
          <table:table-cell office:value-type="float" office:value="0.00552291" calcext:value-type="float">
            <text:p>0,00552291</text:p>
          </table:table-cell>
          <table:table-cell office:value-type="float" office:value="0.00278854" calcext:value-type="float">
            <text:p>0,00278854</text:p>
          </table:table-cell>
          <table:table-cell office:value-type="float" office:value="0.00519175" calcext:value-type="float">
            <text:p>0,00519175</text:p>
          </table:table-cell>
          <table:table-cell office:value-type="float" office:value="0.0176899" calcext:value-type="float">
            <text:p>0,0176899</text:p>
          </table:table-cell>
          <table:table-cell office:value-type="float" office:value="0.0636516" calcext:value-type="float">
            <text:p>0,0636516</text:p>
          </table:table-cell>
          <table:table-cell office:value-type="float" office:value="0.15224" calcext:value-type="float">
            <text:p>0,15224</text:p>
          </table:table-cell>
          <table:table-cell office:value-type="float" office:value="0.180744" calcext:value-type="float">
            <text:p>0,180744</text:p>
          </table:table-cell>
          <table:table-cell office:value-type="float" office:value="0.0855912" calcext:value-type="float">
            <text:p>0,0855912</text:p>
          </table:table-cell>
          <table:table-cell office:value-type="float" office:value="0.0262249" calcext:value-type="float">
            <text:p>0,0262249</text:p>
          </table:table-cell>
          <table:table-cell office:value-type="float" office:value="0.010292" calcext:value-type="float">
            <text:p>0,010292</text:p>
          </table:table-cell>
          <table:table-cell office:value-type="float" office:value="0.00820115" calcext:value-type="float">
            <text:p>0,00820115</text:p>
          </table:table-cell>
          <table:table-cell office:value-type="float" office:value="0.0107181" calcext:value-type="float">
            <text:p>0,0107181</text:p>
          </table:table-cell>
          <table:table-cell office:value-type="float" office:value="0.0150725" calcext:value-type="float">
            <text:p>0,0150725</text:p>
          </table:table-cell>
          <table:table-cell office:value-type="float" office:value="0.02331" calcext:value-type="float">
            <text:p>0,02331</text:p>
          </table:table-cell>
          <table:table-cell office:value-type="float" office:value="0.0374827" calcext:value-type="float">
            <text:p>0,0374827</text:p>
          </table:table-cell>
          <table:table-cell office:value-type="float" office:value="0.0622411" calcext:value-type="float">
            <text:p>0,0622411</text:p>
          </table:table-cell>
          <table:table-cell office:value-type="float" office:value="0.101872" calcext:value-type="float">
            <text:p>0,101872</text:p>
          </table:table-cell>
          <table:table-cell office:value-type="float" office:value="0.189522" calcext:value-type="float">
            <text:p>0,189522</text:p>
          </table:table-cell>
          <table:table-cell office:value-type="float" office:value="0.477677" calcext:value-type="float">
            <text:p>0,477677</text:p>
          </table:table-cell>
          <table:table-cell office:value-type="float" office:value="1.49825" calcext:value-type="float">
            <text:p>1,49825</text:p>
          </table:table-cell>
          <table:table-cell office:value-type="float" office:value="4.37947" calcext:value-type="float">
            <text:p>4,37947</text:p>
          </table:table-cell>
          <table:table-cell office:value-type="float" office:value="9.71606" calcext:value-type="float">
            <text:p>9,71606</text:p>
          </table:table-cell>
          <table:table-cell office:value-type="float" office:value="15.7219" calcext:value-type="float">
            <text:p>15,7219</text:p>
          </table:table-cell>
          <table:table-cell office:value-type="float" office:value="20.1567" calcext:value-type="float">
            <text:p>20,1567</text:p>
          </table:table-cell>
          <table:table-cell office:value-type="float" office:value="22.3949" calcext:value-type="float">
            <text:p>22,3949</text:p>
          </table:table-cell>
          <table:table-cell office:value-type="float" office:value="22.6565" calcext:value-type="float">
            <text:p>22,6565</text:p>
          </table:table-cell>
          <table:table-cell office:value-type="float" office:value="21.7295" calcext:value-type="float">
            <text:p>21,7295</text:p>
          </table:table-cell>
          <table:table-cell office:value-type="float" office:value="19.7113" calcext:value-type="float">
            <text:p>19,7113</text:p>
          </table:table-cell>
          <table:table-cell office:value-type="float" office:value="17.0291" calcext:value-type="float">
            <text:p>17,0291</text:p>
          </table:table-cell>
          <table:table-cell office:value-type="float" office:value="14.0161" calcext:value-type="float">
            <text:p>14,0161</text:p>
          </table:table-cell>
          <table:table-cell office:value-type="float" office:value="11.2024" calcext:value-type="float">
            <text:p>11,2024</text:p>
          </table:table-cell>
          <table:table-cell office:value-type="float" office:value="8.71991" calcext:value-type="float">
            <text:p>8,71991</text:p>
          </table:table-cell>
          <table:table-cell office:value-type="float" office:value="6.7749" calcext:value-type="float">
            <text:p>6,7749</text:p>
          </table:table-cell>
          <table:table-cell office:value-type="float" office:value="5.65371" calcext:value-type="float">
            <text:p>5,65371</text:p>
          </table:table-cell>
          <table:table-cell office:value-type="float" office:value="5.12861" calcext:value-type="float">
            <text:p>5,1286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green filter</text:p>
          </table:table-cell>
          <table:table-cell table:number-columns-repeated="4" office:value-type="string" calcext:value-type="string">
            <text:p>_non</text:p>
          </table:table-cell>
          <table:table-cell office:value-type="float" office:value="0.0114353" calcext:value-type="float">
            <text:p>0,0114353</text:p>
          </table:table-cell>
          <table:table-cell office:value-type="float" office:value="0.0131547" calcext:value-type="float">
            <text:p>0,0131547</text:p>
          </table:table-cell>
          <table:table-cell office:value-type="float" office:value="0.0118552" calcext:value-type="float">
            <text:p>0,0118552</text:p>
          </table:table-cell>
          <table:table-cell office:value-type="float" office:value="0.0113916" calcext:value-type="float">
            <text:p>0,0113916</text:p>
          </table:table-cell>
          <table:table-cell office:value-type="float" office:value="0.0192444" calcext:value-type="float">
            <text:p>0,0192444</text:p>
          </table:table-cell>
          <table:table-cell office:value-type="float" office:value="0.0618346" calcext:value-type="float">
            <text:p>0,0618346</text:p>
          </table:table-cell>
          <table:table-cell office:value-type="float" office:value="0.20764" calcext:value-type="float">
            <text:p>0,20764</text:p>
          </table:table-cell>
          <table:table-cell office:value-type="float" office:value="0.405401" calcext:value-type="float">
            <text:p>0,405401</text:p>
          </table:table-cell>
          <table:table-cell office:value-type="float" office:value="0.387527" calcext:value-type="float">
            <text:p>0,387527</text:p>
          </table:table-cell>
          <table:table-cell office:value-type="float" office:value="0.360142" calcext:value-type="float">
            <text:p>0,360142</text:p>
          </table:table-cell>
          <table:table-cell office:value-type="float" office:value="0.483559" calcext:value-type="float">
            <text:p>0,483559</text:p>
          </table:table-cell>
          <table:table-cell office:value-type="float" office:value="1.18791" calcext:value-type="float">
            <text:p>1,18791</text:p>
          </table:table-cell>
          <table:table-cell office:value-type="float" office:value="4.03026" calcext:value-type="float">
            <text:p>4,03026</text:p>
          </table:table-cell>
          <table:table-cell office:value-type="float" office:value="10.3303" calcext:value-type="float">
            <text:p>10,3303</text:p>
          </table:table-cell>
          <table:table-cell office:value-type="float" office:value="16.165" calcext:value-type="float">
            <text:p>16,165</text:p>
          </table:table-cell>
          <table:table-cell office:value-type="float" office:value="16.3054" calcext:value-type="float">
            <text:p>16,3054</text:p>
          </table:table-cell>
          <table:table-cell office:value-type="float" office:value="12.5002" calcext:value-type="float">
            <text:p>12,5002</text:p>
          </table:table-cell>
          <table:table-cell office:value-type="float" office:value="8.2733" calcext:value-type="float">
            <text:p>8,2733</text:p>
          </table:table-cell>
          <table:table-cell office:value-type="float" office:value="4.82392" calcext:value-type="float">
            <text:p>4,82392</text:p>
          </table:table-cell>
          <table:table-cell office:value-type="float" office:value="2.47228" calcext:value-type="float">
            <text:p>2,47228</text:p>
          </table:table-cell>
          <table:table-cell office:value-type="float" office:value="1.12166" calcext:value-type="float">
            <text:p>1,12166</text:p>
          </table:table-cell>
          <table:table-cell office:value-type="float" office:value="0.457068" calcext:value-type="float">
            <text:p>0,457068</text:p>
          </table:table-cell>
          <table:table-cell office:value-type="float" office:value="0.17265" calcext:value-type="float">
            <text:p>0,17265</text:p>
          </table:table-cell>
          <table:table-cell office:value-type="float" office:value="0.0600219" calcext:value-type="float">
            <text:p>0,0600219</text:p>
          </table:table-cell>
          <table:table-cell office:value-type="float" office:value="0.0249554" calcext:value-type="float">
            <text:p>0,0249554</text:p>
          </table:table-cell>
          <table:table-cell office:value-type="float" office:value="0.018141" calcext:value-type="float">
            <text:p>0,018141</text:p>
          </table:table-cell>
          <table:table-cell office:value-type="float" office:value="0.0162951" calcext:value-type="float">
            <text:p>0,0162951</text:p>
          </table:table-cell>
          <table:table-cell office:value-type="float" office:value="0.0209525" calcext:value-type="float">
            <text:p>0,0209525</text:p>
          </table:table-cell>
          <table:table-cell office:value-type="float" office:value="0.0639369" calcext:value-type="float">
            <text:p>0,0639369</text:p>
          </table:table-cell>
          <table:table-cell office:value-type="float" office:value="0.280271" calcext:value-type="float">
            <text:p>0,280271</text:p>
          </table:table-cell>
          <table:table-cell office:value-type="float" office:value="1.04374" calcext:value-type="float">
            <text:p>1,04374</text:p>
          </table:table-cell>
          <table:table-cell office:value-type="float" office:value="2.59352" calcext:value-type="float">
            <text:p>2,59352</text:p>
          </table:table-cell>
          <table:table-cell office:value-type="float" office:value="4.16469" calcext:value-type="float">
            <text:p>4,16469</text:p>
          </table:table-cell>
          <table:table-cell office:value-type="float" office:value="4.77151" calcext:value-type="float">
            <text:p>4,77151</text:p>
          </table:table-cell>
          <table:table-cell office:value-type="float" office:value="4.73468" calcext:value-type="float">
            <text:p>4,73468</text:p>
          </table:table-cell>
          <table:table-cell office:value-type="float" office:value="4.79992" calcext:value-type="float">
            <text:p>4,79992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lue filter</text:p>
          </table:table-cell>
          <table:table-cell table:number-columns-repeated="4" office:value-type="string" calcext:value-type="string">
            <text:p>_non</text:p>
          </table:table-cell>
          <table:table-cell office:value-type="float" office:value="0.0138211" calcext:value-type="float">
            <text:p>0,0138211</text:p>
          </table:table-cell>
          <table:table-cell office:value-type="float" office:value="0.0172787" calcext:value-type="float">
            <text:p>0,0172787</text:p>
          </table:table-cell>
          <table:table-cell office:value-type="float" office:value="0.0248643" calcext:value-type="float">
            <text:p>0,0248643</text:p>
          </table:table-cell>
          <table:table-cell office:value-type="float" office:value="0.117901" calcext:value-type="float">
            <text:p>0,117901</text:p>
          </table:table-cell>
          <table:table-cell office:value-type="float" office:value="0.716669" calcext:value-type="float">
            <text:p>0,716669</text:p>
          </table:table-cell>
          <table:table-cell office:value-type="float" office:value="3.06307" calcext:value-type="float">
            <text:p>3,06307</text:p>
          </table:table-cell>
          <table:table-cell office:value-type="float" office:value="8.67831" calcext:value-type="float">
            <text:p>8,67831</text:p>
          </table:table-cell>
          <table:table-cell office:value-type="float" office:value="12.2372" calcext:value-type="float">
            <text:p>12,2372</text:p>
          </table:table-cell>
          <table:table-cell office:value-type="float" office:value="6.66517" calcext:value-type="float">
            <text:p>6,66517</text:p>
          </table:table-cell>
          <table:table-cell office:value-type="float" office:value="1.91295" calcext:value-type="float">
            <text:p>1,91295</text:p>
          </table:table-cell>
          <table:table-cell office:value-type="float" office:value="0.357651" calcext:value-type="float">
            <text:p>0,357651</text:p>
          </table:table-cell>
          <table:table-cell office:value-type="float" office:value="0.0610666" calcext:value-type="float">
            <text:p>0,0610666</text:p>
          </table:table-cell>
          <table:table-cell office:value-type="float" office:value="0.0144555" calcext:value-type="float">
            <text:p>0,0144555</text:p>
          </table:table-cell>
          <table:table-cell office:value-type="float" office:value="0.00790934" calcext:value-type="float">
            <text:p>0,00790934</text:p>
          </table:table-cell>
          <table:table-cell office:value-type="float" office:value="0.00743126" calcext:value-type="float">
            <text:p>0,00743126</text:p>
          </table:table-cell>
          <table:table-cell office:value-type="float" office:value="0.00591568" calcext:value-type="float">
            <text:p>0,00591568</text:p>
          </table:table-cell>
          <table:table-cell office:value-type="float" office:value="0.00588185" calcext:value-type="float">
            <text:p>0,00588185</text:p>
          </table:table-cell>
          <table:table-cell office:value-type="float" office:value="0.00489205" calcext:value-type="float">
            <text:p>0,00489205</text:p>
          </table:table-cell>
          <table:table-cell office:value-type="float" office:value="0.00352804" calcext:value-type="float">
            <text:p>0,00352804</text:p>
          </table:table-cell>
          <table:table-cell office:value-type="float" office:value="0.00459367" calcext:value-type="float">
            <text:p>0,00459367</text:p>
          </table:table-cell>
          <table:table-cell office:value-type="float" office:value="0.00551908" calcext:value-type="float">
            <text:p>0,00551908</text:p>
          </table:table-cell>
          <table:table-cell office:value-type="float" office:value="0.00620432" calcext:value-type="float">
            <text:p>0,00620432</text:p>
          </table:table-cell>
          <table:table-cell office:value-type="float" office:value="0.00718264" calcext:value-type="float">
            <text:p>0,00718264</text:p>
          </table:table-cell>
          <table:table-cell office:value-type="float" office:value="0.00646562" calcext:value-type="float">
            <text:p>0,00646562</text:p>
          </table:table-cell>
          <table:table-cell office:value-type="float" office:value="0.0084156" calcext:value-type="float">
            <text:p>0,0084156</text:p>
          </table:table-cell>
          <table:table-cell office:value-type="float" office:value="0.0134951" calcext:value-type="float">
            <text:p>0,0134951</text:p>
          </table:table-cell>
          <table:table-cell office:value-type="float" office:value="0.0837217" calcext:value-type="float">
            <text:p>0,0837217</text:p>
          </table:table-cell>
          <table:table-cell office:value-type="float" office:value="0.441884" calcext:value-type="float">
            <text:p>0,441884</text:p>
          </table:table-cell>
          <table:table-cell office:value-type="float" office:value="1.39807" calcext:value-type="float">
            <text:p>1,39807</text:p>
          </table:table-cell>
          <table:table-cell office:value-type="float" office:value="2.94515" calcext:value-type="float">
            <text:p>2,94515</text:p>
          </table:table-cell>
          <table:table-cell office:value-type="float" office:value="4.55248" calcext:value-type="float">
            <text:p>4,55248</text:p>
          </table:table-cell>
          <table:table-cell office:value-type="float" office:value="5.57686" calcext:value-type="float">
            <text:p>5,57686</text:p>
          </table:table-cell>
          <table:table-cell office:value-type="float" office:value="5.75695" calcext:value-type="float">
            <text:p>5,75695</text:p>
          </table:table-cell>
          <table:table-cell office:value-type="float" office:value="5.31527" calcext:value-type="float">
            <text:p>5,31527</text:p>
          </table:table-cell>
          <table:table-cell office:value-type="float" office:value="4.8322" calcext:value-type="float">
            <text:p>4,8322</text:p>
          </table:table-cell>
          <table:table-cell office:value-type="float" office:value="4.4137" calcext:value-type="float">
            <text:p>4,413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_non</text:p>
          </table:table-cell>
          <table:table-cell office:value-type="float" office:value="0.0667919" calcext:value-type="float">
            <text:p>0,0667919</text:p>
          </table:table-cell>
          <table:table-cell office:value-type="float" office:value="0.0731334" calcext:value-type="float">
            <text:p>0,0731334</text:p>
          </table:table-cell>
          <table:table-cell office:value-type="float" office:value="0.0826931" calcext:value-type="float">
            <text:p>0,0826931</text:p>
          </table:table-cell>
          <table:table-cell office:value-type="float" office:value="0.206989" calcext:value-type="float">
            <text:p>0,206989</text:p>
          </table:table-cell>
          <table:table-cell office:value-type="float" office:value="0.977096" calcext:value-type="float">
            <text:p>0,977096</text:p>
          </table:table-cell>
          <table:table-cell office:value-type="float" office:value="4.28859" calcext:value-type="float">
            <text:p>4,28859</text:p>
          </table:table-cell>
          <table:table-cell office:value-type="float" office:value="14.8225" calcext:value-type="float">
            <text:p>14,8225</text:p>
          </table:table-cell>
          <table:table-cell office:value-type="float" office:value="26.3922" calcext:value-type="float">
            <text:p>26,3922</text:p>
          </table:table-cell>
          <table:table-cell office:value-type="float" office:value="20.6575" calcext:value-type="float">
            <text:p>20,6575</text:p>
          </table:table-cell>
          <table:table-cell office:value-type="float" office:value="13.0937" calcext:value-type="float">
            <text:p>13,0937</text:p>
          </table:table-cell>
          <table:table-cell office:value-type="float" office:value="10.6124" calcext:value-type="float">
            <text:p>10,6124</text:p>
          </table:table-cell>
          <table:table-cell office:value-type="float" office:value="13.6698" calcext:value-type="float">
            <text:p>13,6698</text:p>
          </table:table-cell>
          <table:table-cell office:value-type="float" office:value="20.6142" calcext:value-type="float">
            <text:p>20,6142</text:p>
          </table:table-cell>
          <table:table-cell office:value-type="float" office:value="28.2727" calcext:value-type="float">
            <text:p>28,2727</text:p>
          </table:table-cell>
          <table:table-cell office:value-type="float" office:value="32.8053" calcext:value-type="float">
            <text:p>32,8053</text:p>
          </table:table-cell>
          <table:table-cell office:value-type="float" office:value="32.449" calcext:value-type="float">
            <text:p>32,449</text:p>
          </table:table-cell>
          <table:table-cell office:value-type="float" office:value="29.1108" calcext:value-type="float">
            <text:p>29,1108</text:p>
          </table:table-cell>
          <table:table-cell office:value-type="float" office:value="25.6869" calcext:value-type="float">
            <text:p>25,6869</text:p>
          </table:table-cell>
          <table:table-cell office:value-type="float" office:value="23.2864" calcext:value-type="float">
            <text:p>23,2864</text:p>
          </table:table-cell>
          <table:table-cell office:value-type="float" office:value="22.5134" calcext:value-type="float">
            <text:p>22,5134</text:p>
          </table:table-cell>
          <table:table-cell office:value-type="float" office:value="23.2087" calcext:value-type="float">
            <text:p>23,2087</text:p>
          </table:table-cell>
          <table:table-cell office:value-type="float" office:value="24.4382" calcext:value-type="float">
            <text:p>24,4382</text:p>
          </table:table-cell>
          <table:table-cell office:value-type="float" office:value="25.6731" calcext:value-type="float">
            <text:p>25,6731</text:p>
          </table:table-cell>
          <table:table-cell office:value-type="float" office:value="26.704" calcext:value-type="float">
            <text:p>26,704</text:p>
          </table:table-cell>
          <table:table-cell office:value-type="float" office:value="27.4992" calcext:value-type="float">
            <text:p>27,4992</text:p>
          </table:table-cell>
          <table:table-cell office:value-type="float" office:value="27.5734" calcext:value-type="float">
            <text:p>27,5734</text:p>
          </table:table-cell>
          <table:table-cell office:value-type="float" office:value="26.5077" calcext:value-type="float">
            <text:p>26,5077</text:p>
          </table:table-cell>
          <table:table-cell office:value-type="float" office:value="24.7312" calcext:value-type="float">
            <text:p>24,7312</text:p>
          </table:table-cell>
          <table:table-cell office:value-type="float" office:value="22.0813" calcext:value-type="float">
            <text:p>22,0813</text:p>
          </table:table-cell>
          <table:table-cell office:value-type="float" office:value="18.8865" calcext:value-type="float">
            <text:p>18,8865</text:p>
          </table:table-cell>
          <table:table-cell office:value-type="float" office:value="15.4149" calcext:value-type="float">
            <text:p>15,4149</text:p>
          </table:table-cell>
          <table:table-cell office:value-type="float" office:value="12.2404" calcext:value-type="float">
            <text:p>12,2404</text:p>
          </table:table-cell>
          <table:table-cell office:value-type="float" office:value="9.51795" calcext:value-type="float">
            <text:p>9,51795</text:p>
          </table:table-cell>
          <table:table-cell office:value-type="float" office:value="7.42893" calcext:value-type="float">
            <text:p>7,42893</text:p>
          </table:table-cell>
          <table:table-cell office:value-type="float" office:value="6.32843" calcext:value-type="float">
            <text:p>6,32843</text:p>
          </table:table-cell>
          <table:table-cell office:value-type="float" office:value="6.96462" calcext:value-type="float">
            <text:p>6,96462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cya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_non</text:p>
          </table:table-cell>
          <table:table-cell office:value-type="float" office:value="0.0634498" calcext:value-type="float">
            <text:p>0,0634498</text:p>
          </table:table-cell>
          <table:table-cell office:value-type="float" office:value="0.0727203" calcext:value-type="float">
            <text:p>0,0727203</text:p>
          </table:table-cell>
          <table:table-cell office:value-type="float" office:value="0.0863964" calcext:value-type="float">
            <text:p>0,0863964</text:p>
          </table:table-cell>
          <table:table-cell office:value-type="float" office:value="0.223203" calcext:value-type="float">
            <text:p>0,223203</text:p>
          </table:table-cell>
          <table:table-cell office:value-type="float" office:value="1.16559" calcext:value-type="float">
            <text:p>1,16559</text:p>
          </table:table-cell>
          <table:table-cell office:value-type="float" office:value="5.57115" calcext:value-type="float">
            <text:p>5,57115</text:p>
          </table:table-cell>
          <table:table-cell office:value-type="float" office:value="19.9316" calcext:value-type="float">
            <text:p>19,9316</text:p>
          </table:table-cell>
          <table:table-cell office:value-type="float" office:value="36.7028" calcext:value-type="float">
            <text:p>36,7028</text:p>
          </table:table-cell>
          <table:table-cell office:value-type="float" office:value="29.6252" calcext:value-type="float">
            <text:p>29,6252</text:p>
          </table:table-cell>
          <table:table-cell office:value-type="float" office:value="17.5049" calcext:value-type="float">
            <text:p>17,5049</text:p>
          </table:table-cell>
          <table:table-cell office:value-type="float" office:value="11.804" calcext:value-type="float">
            <text:p>11,804</text:p>
          </table:table-cell>
          <table:table-cell office:value-type="float" office:value="13.5024" calcext:value-type="float">
            <text:p>13,5024</text:p>
          </table:table-cell>
          <table:table-cell office:value-type="float" office:value="19.4544" calcext:value-type="float">
            <text:p>19,4544</text:p>
          </table:table-cell>
          <table:table-cell office:value-type="float" office:value="25.8491" calcext:value-type="float">
            <text:p>25,8491</text:p>
          </table:table-cell>
          <table:table-cell office:value-type="float" office:value="28.7919" calcext:value-type="float">
            <text:p>28,7919</text:p>
          </table:table-cell>
          <table:table-cell office:value-type="float" office:value="26.7338" calcext:value-type="float">
            <text:p>26,7338</text:p>
          </table:table-cell>
          <table:table-cell office:value-type="float" office:value="21.7528" calcext:value-type="float">
            <text:p>21,7528</text:p>
          </table:table-cell>
          <table:table-cell office:value-type="float" office:value="16.5537" calcext:value-type="float">
            <text:p>16,5537</text:p>
          </table:table-cell>
          <table:table-cell office:value-type="float" office:value="12.1042" calcext:value-type="float">
            <text:p>12,1042</text:p>
          </table:table-cell>
          <table:table-cell office:value-type="float" office:value="9.06839" calcext:value-type="float">
            <text:p>9,06839</text:p>
          </table:table-cell>
          <table:table-cell office:value-type="float" office:value="7.39075" calcext:value-type="float">
            <text:p>7,39075</text:p>
          </table:table-cell>
          <table:table-cell office:value-type="float" office:value="6.49647" calcext:value-type="float">
            <text:p>6,49647</text:p>
          </table:table-cell>
          <table:table-cell office:value-type="float" office:value="5.84615" calcext:value-type="float">
            <text:p>5,84615</text:p>
          </table:table-cell>
          <table:table-cell office:value-type="float" office:value="5.40401" calcext:value-type="float">
            <text:p>5,40401</text:p>
          </table:table-cell>
          <table:table-cell office:value-type="float" office:value="5.37732" calcext:value-type="float">
            <text:p>5,37732</text:p>
          </table:table-cell>
          <table:table-cell office:value-type="float" office:value="5.45547" calcext:value-type="float">
            <text:p>5,45547</text:p>
          </table:table-cell>
          <table:table-cell office:value-type="float" office:value="5.46328" calcext:value-type="float">
            <text:p>5,46328</text:p>
          </table:table-cell>
          <table:table-cell office:value-type="float" office:value="5.62779" calcext:value-type="float">
            <text:p>5,62779</text:p>
          </table:table-cell>
          <table:table-cell office:value-type="float" office:value="5.71637" calcext:value-type="float">
            <text:p>5,71637</text:p>
          </table:table-cell>
          <table:table-cell office:value-type="float" office:value="5.31114" calcext:value-type="float">
            <text:p>5,31114</text:p>
          </table:table-cell>
          <table:table-cell office:value-type="float" office:value="4.3211" calcext:value-type="float">
            <text:p>4,3211</text:p>
          </table:table-cell>
          <table:table-cell office:value-type="float" office:value="3.23433" calcext:value-type="float">
            <text:p>3,23433</text:p>
          </table:table-cell>
          <table:table-cell office:value-type="float" office:value="2.2573" calcext:value-type="float">
            <text:p>2,2573</text:p>
          </table:table-cell>
          <table:table-cell office:value-type="float" office:value="1.60639" calcext:value-type="float">
            <text:p>1,60639</text:p>
          </table:table-cell>
          <table:table-cell office:value-type="float" office:value="1.47506" calcext:value-type="float">
            <text:p>1,47506</text:p>
          </table:table-cell>
          <table:table-cell office:value-type="float" office:value="2.57505" calcext:value-type="float">
            <text:p>2,5750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magen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_non</text:p>
          </table:table-cell>
          <table:table-cell office:value-type="float" office:value="0.0361441" calcext:value-type="float">
            <text:p>0,0361441</text:p>
          </table:table-cell>
          <table:table-cell office:value-type="float" office:value="0.038915" calcext:value-type="float">
            <text:p>0,038915</text:p>
          </table:table-cell>
          <table:table-cell office:value-type="float" office:value="0.0480108" calcext:value-type="float">
            <text:p>0,0480108</text:p>
          </table:table-cell>
          <table:table-cell office:value-type="float" office:value="0.147546" calcext:value-type="float">
            <text:p>0,147546</text:p>
          </table:table-cell>
          <table:table-cell office:value-type="float" office:value="0.800685" calcext:value-type="float">
            <text:p>0,800685</text:p>
          </table:table-cell>
          <table:table-cell office:value-type="float" office:value="3.64094" calcext:value-type="float">
            <text:p>3,64094</text:p>
          </table:table-cell>
          <table:table-cell office:value-type="float" office:value="12.1292" calcext:value-type="float">
            <text:p>12,1292</text:p>
          </table:table-cell>
          <table:table-cell office:value-type="float" office:value="20.8674" calcext:value-type="float">
            <text:p>20,8674</text:p>
          </table:table-cell>
          <table:table-cell office:value-type="float" office:value="15.6903" calcext:value-type="float">
            <text:p>15,6903</text:p>
          </table:table-cell>
          <table:table-cell office:value-type="float" office:value="8.68922" calcext:value-type="float">
            <text:p>8,68922</text:p>
          </table:table-cell>
          <table:table-cell office:value-type="float" office:value="5.43575" calcext:value-type="float">
            <text:p>5,43575</text:p>
          </table:table-cell>
          <table:table-cell office:value-type="float" office:value="5.6126" calcext:value-type="float">
            <text:p>5,6126</text:p>
          </table:table-cell>
          <table:table-cell office:value-type="float" office:value="7.29056" calcext:value-type="float">
            <text:p>7,29056</text:p>
          </table:table-cell>
          <table:table-cell office:value-type="float" office:value="8.34799" calcext:value-type="float">
            <text:p>8,34799</text:p>
          </table:table-cell>
          <table:table-cell office:value-type="float" office:value="7.42633" calcext:value-type="float">
            <text:p>7,42633</text:p>
          </table:table-cell>
          <table:table-cell office:value-type="float" office:value="5.63422" calcext:value-type="float">
            <text:p>5,63422</text:p>
          </table:table-cell>
          <table:table-cell office:value-type="float" office:value="4.42324" calcext:value-type="float">
            <text:p>4,42324</text:p>
          </table:table-cell>
          <table:table-cell office:value-type="float" office:value="3.85317" calcext:value-type="float">
            <text:p>3,85317</text:p>
          </table:table-cell>
          <table:table-cell office:value-type="float" office:value="3.45444" calcext:value-type="float">
            <text:p>3,45444</text:p>
          </table:table-cell>
          <table:table-cell office:value-type="float" office:value="3.93447" calcext:value-type="float">
            <text:p>3,93447</text:p>
          </table:table-cell>
          <table:table-cell office:value-type="float" office:value="6.6979" calcext:value-type="float">
            <text:p>6,6979</text:p>
          </table:table-cell>
          <table:table-cell office:value-type="float" office:value="11.9904" calcext:value-type="float">
            <text:p>11,9904</text:p>
          </table:table-cell>
          <table:table-cell office:value-type="float" office:value="17.3077" calcext:value-type="float">
            <text:p>17,3077</text:p>
          </table:table-cell>
          <table:table-cell office:value-type="float" office:value="20.9539" calcext:value-type="float">
            <text:p>20,9539</text:p>
          </table:table-cell>
          <table:table-cell office:value-type="float" office:value="23.178" calcext:value-type="float">
            <text:p>23,178</text:p>
          </table:table-cell>
          <table:table-cell office:value-type="float" office:value="24.0624" calcext:value-type="float">
            <text:p>24,0624</text:p>
          </table:table-cell>
          <table:table-cell office:value-type="float" office:value="23.5488" calcext:value-type="float">
            <text:p>23,5488</text:p>
          </table:table-cell>
          <table:table-cell office:value-type="float" office:value="22.1796" calcext:value-type="float">
            <text:p>22,1796</text:p>
          </table:table-cell>
          <table:table-cell office:value-type="float" office:value="19.9261" calcext:value-type="float">
            <text:p>19,9261</text:p>
          </table:table-cell>
          <table:table-cell office:value-type="float" office:value="17.1145" calcext:value-type="float">
            <text:p>17,1145</text:p>
          </table:table-cell>
          <table:table-cell office:value-type="float" office:value="14.004" calcext:value-type="float">
            <text:p>14,004</text:p>
          </table:table-cell>
          <table:table-cell office:value-type="float" office:value="11.1422" calcext:value-type="float">
            <text:p>11,1422</text:p>
          </table:table-cell>
          <table:table-cell office:value-type="float" office:value="8.66789" calcext:value-type="float">
            <text:p>8,66789</text:p>
          </table:table-cell>
          <table:table-cell office:value-type="float" office:value="6.7518" calcext:value-type="float">
            <text:p>6,7518</text:p>
          </table:table-cell>
          <table:table-cell office:value-type="float" office:value="5.66794" calcext:value-type="float">
            <text:p>5,66794</text:p>
          </table:table-cell>
          <table:table-cell office:value-type="float" office:value="5.53031" calcext:value-type="float">
            <text:p>5,5303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_non</text:p>
          </table:table-cell>
          <table:table-cell office:value-type="float" office:value="0.0142973" calcext:value-type="float">
            <text:p>0,0142973</text:p>
          </table:table-cell>
          <table:table-cell office:value-type="float" office:value="0.0165182" calcext:value-type="float">
            <text:p>0,0165182</text:p>
          </table:table-cell>
          <table:table-cell office:value-type="float" office:value="0.0153849" calcext:value-type="float">
            <text:p>0,0153849</text:p>
          </table:table-cell>
          <table:table-cell office:value-type="float" office:value="0.0232926" calcext:value-type="float">
            <text:p>0,0232926</text:p>
          </table:table-cell>
          <table:table-cell office:value-type="float" office:value="0.092006" calcext:value-type="float">
            <text:p>0,092006</text:p>
          </table:table-cell>
          <table:table-cell office:value-type="float" office:value="0.489677" calcext:value-type="float">
            <text:p>0,489677</text:p>
          </table:table-cell>
          <table:table-cell office:value-type="float" office:value="2.02318" calcext:value-type="float">
            <text:p>2,02318</text:p>
          </table:table-cell>
          <table:table-cell office:value-type="float" office:value="4.25741" calcext:value-type="float">
            <text:p>4,25741</text:p>
          </table:table-cell>
          <table:table-cell office:value-type="float" office:value="3.94497" calcext:value-type="float">
            <text:p>3,94497</text:p>
          </table:table-cell>
          <table:table-cell office:value-type="float" office:value="2.69297" calcext:value-type="float">
            <text:p>2,69297</text:p>
          </table:table-cell>
          <table:table-cell office:value-type="float" office:value="2.09545" calcext:value-type="float">
            <text:p>2,09545</text:p>
          </table:table-cell>
          <table:table-cell office:value-type="float" office:value="2.73314" calcext:value-type="float">
            <text:p>2,73314</text:p>
          </table:table-cell>
          <table:table-cell office:value-type="float" office:value="4.39969" calcext:value-type="float">
            <text:p>4,39969</text:p>
          </table:table-cell>
          <table:table-cell office:value-type="float" office:value="6.46956" calcext:value-type="float">
            <text:p>6,46956</text:p>
          </table:table-cell>
          <table:table-cell office:value-type="float" office:value="8.02832" calcext:value-type="float">
            <text:p>8,02832</text:p>
          </table:table-cell>
          <table:table-cell office:value-type="float" office:value="8.43111" calcext:value-type="float">
            <text:p>8,43111</text:p>
          </table:table-cell>
          <table:table-cell office:value-type="float" office:value="7.95412" calcext:value-type="float">
            <text:p>7,95412</text:p>
          </table:table-cell>
          <table:table-cell office:value-type="float" office:value="7.31722" calcext:value-type="float">
            <text:p>7,31722</text:p>
          </table:table-cell>
          <table:table-cell office:value-type="float" office:value="6.89318" calcext:value-type="float">
            <text:p>6,89318</text:p>
          </table:table-cell>
          <table:table-cell office:value-type="float" office:value="6.87003" calcext:value-type="float">
            <text:p>6,87003</text:p>
          </table:table-cell>
          <table:table-cell office:value-type="float" office:value="7.23133" calcext:value-type="float">
            <text:p>7,23133</text:p>
          </table:table-cell>
          <table:table-cell office:value-type="float" office:value="7.74833" calcext:value-type="float">
            <text:p>7,74833</text:p>
          </table:table-cell>
          <table:table-cell office:value-type="float" office:value="8.30381" calcext:value-type="float">
            <text:p>8,30381</text:p>
          </table:table-cell>
          <table:table-cell office:value-type="float" office:value="8.82642" calcext:value-type="float">
            <text:p>8,82642</text:p>
          </table:table-cell>
          <table:table-cell office:value-type="float" office:value="9.28963" calcext:value-type="float">
            <text:p>9,28963</text:p>
          </table:table-cell>
          <table:table-cell office:value-type="float" office:value="9.5096" calcext:value-type="float">
            <text:p>9,5096</text:p>
          </table:table-cell>
          <table:table-cell office:value-type="float" office:value="9.32288" calcext:value-type="float">
            <text:p>9,32288</text:p>
          </table:table-cell>
          <table:table-cell office:value-type="float" office:value="8.86135" calcext:value-type="float">
            <text:p>8,86135</text:p>
          </table:table-cell>
          <table:table-cell office:value-type="float" office:value="8.05757" calcext:value-type="float">
            <text:p>8,05757</text:p>
          </table:table-cell>
          <table:table-cell office:value-type="float" office:value="7.01038" calcext:value-type="float">
            <text:p>7,01038</text:p>
          </table:table-cell>
          <table:table-cell office:value-type="float" office:value="5.81527" calcext:value-type="float">
            <text:p>5,81527</text:p>
          </table:table-cell>
          <table:table-cell office:value-type="float" office:value="4.6858" calcext:value-type="float">
            <text:p>4,6858</text:p>
          </table:table-cell>
          <table:table-cell office:value-type="float" office:value="3.67437" calcext:value-type="float">
            <text:p>3,67437</text:p>
          </table:table-cell>
          <table:table-cell office:value-type="float" office:value="2.88218" calcext:value-type="float">
            <text:p>2,88218</text:p>
          </table:table-cell>
          <table:table-cell office:value-type="float" office:value="2.44634" calcext:value-type="float">
            <text:p>2,44634</text:p>
          </table:table-cell>
          <table:table-cell office:value-type="float" office:value="2.50653" calcext:value-type="float">
            <text:p>2,50653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_non</text:p>
          </table:table-cell>
          <table:table-cell office:value-type="float" office:value="0.0176569" calcext:value-type="float">
            <text:p>0,0176569</text:p>
          </table:table-cell>
          <table:table-cell office:value-type="float" office:value="0.0203726" calcext:value-type="float">
            <text:p>0,0203726</text:p>
          </table:table-cell>
          <table:table-cell office:value-type="float" office:value="0.0223501" calcext:value-type="float">
            <text:p>0,0223501</text:p>
          </table:table-cell>
          <table:table-cell office:value-type="float" office:value="0.0385704" calcext:value-type="float">
            <text:p>0,0385704</text:p>
          </table:table-cell>
          <table:table-cell office:value-type="float" office:value="0.188655" calcext:value-type="float">
            <text:p>0,188655</text:p>
          </table:table-cell>
          <table:table-cell office:value-type="float" office:value="1.07228" calcext:value-type="float">
            <text:p>1,07228</text:p>
          </table:table-cell>
          <table:table-cell office:value-type="float" office:value="4.44819" calcext:value-type="float">
            <text:p>4,44819</text:p>
          </table:table-cell>
          <table:table-cell office:value-type="float" office:value="9.19543" calcext:value-type="float">
            <text:p>9,19543</text:p>
          </table:table-cell>
          <table:table-cell office:value-type="float" office:value="8.25059" calcext:value-type="float">
            <text:p>8,25059</text:p>
          </table:table-cell>
          <table:table-cell office:value-type="float" office:value="5.36166" calcext:value-type="float">
            <text:p>5,36166</text:p>
          </table:table-cell>
          <table:table-cell office:value-type="float" office:value="3.88846" calcext:value-type="float">
            <text:p>3,88846</text:p>
          </table:table-cell>
          <table:table-cell office:value-type="float" office:value="4.67628" calcext:value-type="float">
            <text:p>4,67628</text:p>
          </table:table-cell>
          <table:table-cell office:value-type="float" office:value="6.93435" calcext:value-type="float">
            <text:p>6,93435</text:p>
          </table:table-cell>
          <table:table-cell office:value-type="float" office:value="9.36233" calcext:value-type="float">
            <text:p>9,36233</text:p>
          </table:table-cell>
          <table:table-cell office:value-type="float" office:value="10.555" calcext:value-type="float">
            <text:p>10,555</text:p>
          </table:table-cell>
          <table:table-cell office:value-type="float" office:value="9.96195" calcext:value-type="float">
            <text:p>9,96195</text:p>
          </table:table-cell>
          <table:table-cell office:value-type="float" office:value="8.36462" calcext:value-type="float">
            <text:p>8,36462</text:p>
          </table:table-cell>
          <table:table-cell office:value-type="float" office:value="6.81" calcext:value-type="float">
            <text:p>6,81</text:p>
          </table:table-cell>
          <table:table-cell office:value-type="float" office:value="5.64075" calcext:value-type="float">
            <text:p>5,64075</text:p>
          </table:table-cell>
          <table:table-cell office:value-type="float" office:value="4.91824" calcext:value-type="float">
            <text:p>4,91824</text:p>
          </table:table-cell>
          <table:table-cell office:value-type="float" office:value="4.49594" calcext:value-type="float">
            <text:p>4,49594</text:p>
          </table:table-cell>
          <table:table-cell office:value-type="float" office:value="4.13323" calcext:value-type="float">
            <text:p>4,13323</text:p>
          </table:table-cell>
          <table:table-cell office:value-type="float" office:value="3.75267" calcext:value-type="float">
            <text:p>3,75267</text:p>
          </table:table-cell>
          <table:table-cell office:value-type="float" office:value="3.34401" calcext:value-type="float">
            <text:p>3,34401</text:p>
          </table:table-cell>
          <table:table-cell office:value-type="float" office:value="2.92546" calcext:value-type="float">
            <text:p>2,92546</text:p>
          </table:table-cell>
          <table:table-cell office:value-type="float" office:value="2.46118" calcext:value-type="float">
            <text:p>2,46118</text:p>
          </table:table-cell>
          <table:table-cell office:value-type="float" office:value="1.95792" calcext:value-type="float">
            <text:p>1,95792</text:p>
          </table:table-cell>
          <table:table-cell office:value-type="float" office:value="1.49146" calcext:value-type="float">
            <text:p>1,49146</text:p>
          </table:table-cell>
          <table:table-cell office:value-type="float" office:value="1.0722" calcext:value-type="float">
            <text:p>1,0722</text:p>
          </table:table-cell>
          <table:table-cell office:value-type="float" office:value="0.725989" calcext:value-type="float">
            <text:p>0,725989</text:p>
          </table:table-cell>
          <table:table-cell office:value-type="float" office:value="0.457712" calcext:value-type="float">
            <text:p>0,457712</text:p>
          </table:table-cell>
          <table:table-cell office:value-type="float" office:value="0.277913" calcext:value-type="float">
            <text:p>0,277913</text:p>
          </table:table-cell>
          <table:table-cell office:value-type="float" office:value="0.173504" calcext:value-type="float">
            <text:p>0,173504</text:p>
          </table:table-cell>
          <table:table-cell office:value-type="float" office:value="0.118036" calcext:value-type="float">
            <text:p>0,118036</text:p>
          </table:table-cell>
          <table:table-cell office:value-type="float" office:value="0.134958" calcext:value-type="float">
            <text:p>0,134958</text:p>
          </table:table-cell>
          <table:table-cell office:value-type="float" office:value="0.513432" calcext:value-type="float">
            <text:p>0,513432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_non</text:p>
          </table:table-cell>
          <table:table-cell office:value-type="float" office:value="0.0130969" calcext:value-type="float">
            <text:p>0,0130969</text:p>
          </table:table-cell>
          <table:table-cell office:value-type="float" office:value="0.0158414" calcext:value-type="float">
            <text:p>0,0158414</text:p>
          </table:table-cell>
          <table:table-cell office:value-type="float" office:value="0.0193383" calcext:value-type="float">
            <text:p>0,0193383</text:p>
          </table:table-cell>
          <table:table-cell office:value-type="float" office:value="0.0402996" calcext:value-type="float">
            <text:p>0,0402996</text:p>
          </table:table-cell>
          <table:table-cell office:value-type="float" office:value="0.248984" calcext:value-type="float">
            <text:p>0,248984</text:p>
          </table:table-cell>
          <table:table-cell office:value-type="float" office:value="1.41005" calcext:value-type="float">
            <text:p>1,41005</text:p>
          </table:table-cell>
          <table:table-cell office:value-type="float" office:value="5.44618" calcext:value-type="float">
            <text:p>5,44618</text:p>
          </table:table-cell>
          <table:table-cell office:value-type="float" office:value="10.3638" calcext:value-type="float">
            <text:p>10,3638</text:p>
          </table:table-cell>
          <table:table-cell office:value-type="float" office:value="8.36264" calcext:value-type="float">
            <text:p>8,36264</text:p>
          </table:table-cell>
          <table:table-cell office:value-type="float" office:value="4.6717" calcext:value-type="float">
            <text:p>4,6717</text:p>
          </table:table-cell>
          <table:table-cell office:value-type="float" office:value="2.76238" calcext:value-type="float">
            <text:p>2,76238</text:p>
          </table:table-cell>
          <table:table-cell office:value-type="float" office:value="2.61431" calcext:value-type="float">
            <text:p>2,61431</text:p>
          </table:table-cell>
          <table:table-cell office:value-type="float" office:value="3.02378" calcext:value-type="float">
            <text:p>3,02378</text:p>
          </table:table-cell>
          <table:table-cell office:value-type="float" office:value="3.12905" calcext:value-type="float">
            <text:p>3,12905</text:p>
          </table:table-cell>
          <table:table-cell office:value-type="float" office:value="2.57176" calcext:value-type="float">
            <text:p>2,57176</text:p>
          </table:table-cell>
          <table:table-cell office:value-type="float" office:value="1.66462" calcext:value-type="float">
            <text:p>1,66462</text:p>
          </table:table-cell>
          <table:table-cell office:value-type="float" office:value="0.921989" calcext:value-type="float">
            <text:p>0,921989</text:p>
          </table:table-cell>
          <table:table-cell office:value-type="float" office:value="0.542319" calcext:value-type="float">
            <text:p>0,542319</text:p>
          </table:table-cell>
          <table:table-cell office:value-type="float" office:value="0.441824" calcext:value-type="float">
            <text:p>0,441824</text:p>
          </table:table-cell>
          <table:table-cell office:value-type="float" office:value="0.544909" calcext:value-type="float">
            <text:p>0,544909</text:p>
          </table:table-cell>
          <table:table-cell office:value-type="float" office:value="0.82247" calcext:value-type="float">
            <text:p>0,82247</text:p>
          </table:table-cell>
          <table:table-cell office:value-type="float" office:value="1.26856" calcext:value-type="float">
            <text:p>1,26856</text:p>
          </table:table-cell>
          <table:table-cell office:value-type="float" office:value="1.86782" calcext:value-type="float">
            <text:p>1,86782</text:p>
          </table:table-cell>
          <table:table-cell office:value-type="float" office:value="2.5758" calcext:value-type="float">
            <text:p>2,5758</text:p>
          </table:table-cell>
          <table:table-cell office:value-type="float" office:value="3.34461" calcext:value-type="float">
            <text:p>3,34461</text:p>
          </table:table-cell>
          <table:table-cell office:value-type="float" office:value="4.07202" calcext:value-type="float">
            <text:p>4,07202</text:p>
          </table:table-cell>
          <table:table-cell office:value-type="float" office:value="4.61126" calcext:value-type="float">
            <text:p>4,61126</text:p>
          </table:table-cell>
          <table:table-cell office:value-type="float" office:value="4.93543" calcext:value-type="float">
            <text:p>4,93543</text:p>
          </table:table-cell>
          <table:table-cell office:value-type="float" office:value="4.9635" calcext:value-type="float">
            <text:p>4,9635</text:p>
          </table:table-cell>
          <table:table-cell office:value-type="float" office:value="4.70386" calcext:value-type="float">
            <text:p>4,70386</text:p>
          </table:table-cell>
          <table:table-cell office:value-type="float" office:value="4.18669" calcext:value-type="float">
            <text:p>4,18669</text:p>
          </table:table-cell>
          <table:table-cell office:value-type="float" office:value="3.56264" calcext:value-type="float">
            <text:p>3,56264</text:p>
          </table:table-cell>
          <table:table-cell office:value-type="float" office:value="2.91369" calcext:value-type="float">
            <text:p>2,91369</text:p>
          </table:table-cell>
          <table:table-cell office:value-type="float" office:value="2.35459" calcext:value-type="float">
            <text:p>2,35459</text:p>
          </table:table-cell>
          <table:table-cell office:value-type="float" office:value="2.02328" calcext:value-type="float">
            <text:p>2,02328</text:p>
          </table:table-cell>
          <table:table-cell office:value-type="float" office:value="1.94711" calcext:value-type="float">
            <text:p>1,9471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_non</text:p>
          </table:table-cell>
          <table:table-cell office:value-type="float" office:value="0.0132613" calcext:value-type="float">
            <text:p>0,0132613</text:p>
          </table:table-cell>
          <table:table-cell office:value-type="float" office:value="0.0158942" calcext:value-type="float">
            <text:p>0,0158942</text:p>
          </table:table-cell>
          <table:table-cell office:value-type="float" office:value="0.0184512" calcext:value-type="float">
            <text:p>0,0184512</text:p>
          </table:table-cell>
          <table:table-cell office:value-type="float" office:value="0.0595752" calcext:value-type="float">
            <text:p>0,0595752</text:p>
          </table:table-cell>
          <table:table-cell office:value-type="float" office:value="0.343552" calcext:value-type="float">
            <text:p>0,343552</text:p>
          </table:table-cell>
          <table:table-cell office:value-type="float" office:value="1.59756" calcext:value-type="float">
            <text:p>1,59756</text:p>
          </table:table-cell>
          <table:table-cell office:value-type="float" office:value="5.3589" calcext:value-type="float">
            <text:p>5,3589</text:p>
          </table:table-cell>
          <table:table-cell office:value-type="float" office:value="9.47659" calcext:value-type="float">
            <text:p>9,47659</text:p>
          </table:table-cell>
          <table:table-cell office:value-type="float" office:value="7.33749" calcext:value-type="float">
            <text:p>7,33749</text:p>
          </table:table-cell>
          <table:table-cell office:value-type="float" office:value="4.06696" calcext:value-type="float">
            <text:p>4,06696</text:p>
          </table:table-cell>
          <table:table-cell office:value-type="float" office:value="2.52707" calcext:value-type="float">
            <text:p>2,52707</text:p>
          </table:table-cell>
          <table:table-cell office:value-type="float" office:value="2.66355" calcext:value-type="float">
            <text:p>2,66355</text:p>
          </table:table-cell>
          <table:table-cell office:value-type="float" office:value="3.57692" calcext:value-type="float">
            <text:p>3,57692</text:p>
          </table:table-cell>
          <table:table-cell office:value-type="float" office:value="4.46564" calcext:value-type="float">
            <text:p>4,46564</text:p>
          </table:table-cell>
          <table:table-cell office:value-type="float" office:value="4.6999" calcext:value-type="float">
            <text:p>4,6999</text:p>
          </table:table-cell>
          <table:table-cell office:value-type="float" office:value="4.17264" calcext:value-type="float">
            <text:p>4,17264</text:p>
          </table:table-cell>
          <table:table-cell office:value-type="float" office:value="3.32" calcext:value-type="float">
            <text:p>3,32</text:p>
          </table:table-cell>
          <table:table-cell office:value-type="float" office:value="2.58128" calcext:value-type="float">
            <text:p>2,58128</text:p>
          </table:table-cell>
          <table:table-cell office:value-type="float" office:value="2.05393" calcext:value-type="float">
            <text:p>2,05393</text:p>
          </table:table-cell>
          <table:table-cell office:value-type="float" office:value="1.73027" calcext:value-type="float">
            <text:p>1,73027</text:p>
          </table:table-cell>
          <table:table-cell office:value-type="float" office:value="1.53836" calcext:value-type="float">
            <text:p>1,53836</text:p>
          </table:table-cell>
          <table:table-cell office:value-type="float" office:value="1.37914" calcext:value-type="float">
            <text:p>1,37914</text:p>
          </table:table-cell>
          <table:table-cell office:value-type="float" office:value="1.22815" calcext:value-type="float">
            <text:p>1,22815</text:p>
          </table:table-cell>
          <table:table-cell office:value-type="float" office:value="1.07901" calcext:value-type="float">
            <text:p>1,07901</text:p>
          </table:table-cell>
          <table:table-cell office:value-type="float" office:value="0.938328" calcext:value-type="float">
            <text:p>0,938328</text:p>
          </table:table-cell>
          <table:table-cell office:value-type="float" office:value="0.791135" calcext:value-type="float">
            <text:p>0,791135</text:p>
          </table:table-cell>
          <table:table-cell office:value-type="float" office:value="0.635955" calcext:value-type="float">
            <text:p>0,635955</text:p>
          </table:table-cell>
          <table:table-cell office:value-type="float" office:value="0.496371" calcext:value-type="float">
            <text:p>0,496371</text:p>
          </table:table-cell>
          <table:table-cell office:value-type="float" office:value="0.378753" calcext:value-type="float">
            <text:p>0,378753</text:p>
          </table:table-cell>
          <table:table-cell office:value-type="float" office:value="0.277272" calcext:value-type="float">
            <text:p>0,277272</text:p>
          </table:table-cell>
          <table:table-cell office:value-type="float" office:value="0.195157" calcext:value-type="float">
            <text:p>0,195157</text:p>
          </table:table-cell>
          <table:table-cell office:value-type="float" office:value="0.133822" calcext:value-type="float">
            <text:p>0,133822</text:p>
          </table:table-cell>
          <table:table-cell office:value-type="float" office:value="0.0931966" calcext:value-type="float">
            <text:p>0,0931966</text:p>
          </table:table-cell>
          <table:table-cell office:value-type="float" office:value="0.0721625" calcext:value-type="float">
            <text:p>0,0721625</text:p>
          </table:table-cell>
          <table:table-cell office:value-type="float" office:value="0.0856611" calcext:value-type="float">
            <text:p>0,0856611</text:p>
          </table:table-cell>
          <table:table-cell office:value-type="float" office:value="0.266107" calcext:value-type="float">
            <text:p>0,26610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_non</text:p>
          </table:table-cell>
          <table:table-cell office:value-type="float" office:value="0.00586983" calcext:value-type="float">
            <text:p>0,00586983</text:p>
          </table:table-cell>
          <table:table-cell office:value-type="float" office:value="0.00607122" calcext:value-type="float">
            <text:p>0,00607122</text:p>
          </table:table-cell>
          <table:table-cell office:value-type="float" office:value="0.00846362" calcext:value-type="float">
            <text:p>0,00846362</text:p>
          </table:table-cell>
          <table:table-cell office:value-type="float" office:value="0.0344716" calcext:value-type="float">
            <text:p>0,0344716</text:p>
          </table:table-cell>
          <table:table-cell office:value-type="float" office:value="0.188667" calcext:value-type="float">
            <text:p>0,188667</text:p>
          </table:table-cell>
          <table:table-cell office:value-type="float" office:value="0.736413" calcext:value-type="float">
            <text:p>0,736413</text:p>
          </table:table-cell>
          <table:table-cell office:value-type="float" office:value="1.98385" calcext:value-type="float">
            <text:p>1,98385</text:p>
          </table:table-cell>
          <table:table-cell office:value-type="float" office:value="2.83616" calcext:value-type="float">
            <text:p>2,83616</text:p>
          </table:table-cell>
          <table:table-cell office:value-type="float" office:value="1.70832" calcext:value-type="float">
            <text:p>1,70832</text:p>
          </table:table-cell>
          <table:table-cell office:value-type="float" office:value="0.676375" calcext:value-type="float">
            <text:p>0,676375</text:p>
          </table:table-cell>
          <table:table-cell office:value-type="float" office:value="0.297922" calcext:value-type="float">
            <text:p>0,297922</text:p>
          </table:table-cell>
          <table:table-cell office:value-type="float" office:value="0.277788" calcext:value-type="float">
            <text:p>0,277788</text:p>
          </table:table-cell>
          <table:table-cell office:value-type="float" office:value="0.277692" calcext:value-type="float">
            <text:p>0,277692</text:p>
          </table:table-cell>
          <table:table-cell office:value-type="float" office:value="0.837525" calcext:value-type="float">
            <text:p>0,837525</text:p>
          </table:table-cell>
          <table:table-cell office:value-type="float" office:value="1.36748" calcext:value-type="float">
            <text:p>1,36748</text:p>
          </table:table-cell>
          <table:table-cell office:value-type="float" office:value="1.87598" calcext:value-type="float">
            <text:p>1,87598</text:p>
          </table:table-cell>
          <table:table-cell office:value-type="float" office:value="2.23902" calcext:value-type="float">
            <text:p>2,23902</text:p>
          </table:table-cell>
          <table:table-cell office:value-type="float" office:value="2.50451" calcext:value-type="float">
            <text:p>2,50451</text:p>
          </table:table-cell>
          <table:table-cell office:value-type="float" office:value="2.78188" calcext:value-type="float">
            <text:p>2,78188</text:p>
          </table:table-cell>
          <table:table-cell office:value-type="float" office:value="3.18177" calcext:value-type="float">
            <text:p>3,18177</text:p>
          </table:table-cell>
          <table:table-cell office:value-type="float" office:value="3.76136" calcext:value-type="float">
            <text:p>3,76136</text:p>
          </table:table-cell>
          <table:table-cell office:value-type="float" office:value="4.46126" calcext:value-type="float">
            <text:p>4,46126</text:p>
          </table:table-cell>
          <table:table-cell office:value-type="float" office:value="5.22083" calcext:value-type="float">
            <text:p>5,22083</text:p>
          </table:table-cell>
          <table:table-cell office:value-type="float" office:value="5.9846" calcext:value-type="float">
            <text:p>5,9846</text:p>
          </table:table-cell>
          <table:table-cell office:value-type="float" office:value="6.70802" calcext:value-type="float">
            <text:p>6,70802</text:p>
          </table:table-cell>
          <table:table-cell office:value-type="float" office:value="7.24539" calcext:value-type="float">
            <text:p>7,24539</text:p>
          </table:table-cell>
          <table:table-cell office:value-type="float" office:value="7.43024" calcext:value-type="float">
            <text:p>7,43024</text:p>
          </table:table-cell>
          <table:table-cell office:value-type="float" office:value="7.33056" calcext:value-type="float">
            <text:p>7,33056</text:p>
          </table:table-cell>
          <table:table-cell office:value-type="float" office:value="6.87442" calcext:value-type="float">
            <text:p>6,87442</text:p>
          </table:table-cell>
          <table:table-cell office:value-type="float" office:value="6.13934" calcext:value-type="float">
            <text:p>6,13934</text:p>
          </table:table-cell>
          <table:table-cell office:value-type="float" office:value="5.19992" calcext:value-type="float">
            <text:p>5,19992</text:p>
          </table:table-cell>
          <table:table-cell office:value-type="float" office:value="4.25594" calcext:value-type="float">
            <text:p>4,25594</text:p>
          </table:table-cell>
          <table:table-cell office:value-type="float" office:value="3.37325" calcext:value-type="float">
            <text:p>3,37325</text:p>
          </table:table-cell>
          <table:table-cell office:value-type="float" office:value="2.65951" calcext:value-type="float">
            <text:p>2,65951</text:p>
          </table:table-cell>
          <table:table-cell office:value-type="float" office:value="2.23869" calcext:value-type="float">
            <text:p>2,23869</text:p>
          </table:table-cell>
          <table:table-cell office:value-type="float" office:value="2.0709" calcext:value-type="float">
            <text:p>2,070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_non</text:p>
          </table:table-cell>
          <table:table-cell office:value-type="float" office:value="0.00993694" calcext:value-type="float">
            <text:p>0,00993694</text:p>
          </table:table-cell>
          <table:table-cell office:value-type="float" office:value="0.0101443" calcext:value-type="float">
            <text:p>0,0101443</text:p>
          </table:table-cell>
          <table:table-cell office:value-type="float" office:value="0.0113498" calcext:value-type="float">
            <text:p>0,0113498</text:p>
          </table:table-cell>
          <table:table-cell office:value-type="float" office:value="0.0247634" calcext:value-type="float">
            <text:p>0,0247634</text:p>
          </table:table-cell>
          <table:table-cell office:value-type="float" office:value="0.0901229" calcext:value-type="float">
            <text:p>0,0901229</text:p>
          </table:table-cell>
          <table:table-cell office:value-type="float" office:value="0.248635" calcext:value-type="float">
            <text:p>0,248635</text:p>
          </table:table-cell>
          <table:table-cell office:value-type="float" office:value="0.565419" calcext:value-type="float">
            <text:p>0,565419</text:p>
          </table:table-cell>
          <table:table-cell office:value-type="float" office:value="1.0046" calcext:value-type="float">
            <text:p>1,0046</text:p>
          </table:table-cell>
          <table:table-cell office:value-type="float" office:value="1.13263" calcext:value-type="float">
            <text:p>1,13263</text:p>
          </table:table-cell>
          <table:table-cell office:value-type="float" office:value="1.11975" calcext:value-type="float">
            <text:p>1,11975</text:p>
          </table:table-cell>
          <table:table-cell office:value-type="float" office:value="1.24561" calcext:value-type="float">
            <text:p>1,24561</text:p>
          </table:table-cell>
          <table:table-cell office:value-type="float" office:value="2.09532" calcext:value-type="float">
            <text:p>2,09532</text:p>
          </table:table-cell>
          <table:table-cell office:value-type="float" office:value="3.93929" calcext:value-type="float">
            <text:p>3,93929</text:p>
          </table:table-cell>
          <table:table-cell office:value-type="float" office:value="6.38868" calcext:value-type="float">
            <text:p>6,38868</text:p>
          </table:table-cell>
          <table:table-cell office:value-type="float" office:value="8.43288" calcext:value-type="float">
            <text:p>8,43288</text:p>
          </table:table-cell>
          <table:table-cell office:value-type="float" office:value="9.12042" calcext:value-type="float">
            <text:p>9,12042</text:p>
          </table:table-cell>
          <table:table-cell office:value-type="float" office:value="8.60297" calcext:value-type="float">
            <text:p>8,60297</text:p>
          </table:table-cell>
          <table:table-cell office:value-type="float" office:value="7.71038" calcext:value-type="float">
            <text:p>7,71038</text:p>
          </table:table-cell>
          <table:table-cell office:value-type="float" office:value="6.9187" calcext:value-type="float">
            <text:p>6,9187</text:p>
          </table:table-cell>
          <table:table-cell office:value-type="float" office:value="6.44495" calcext:value-type="float">
            <text:p>6,44495</text:p>
          </table:table-cell>
          <table:table-cell office:value-type="float" office:value="6.22964" calcext:value-type="float">
            <text:p>6,22964</text:p>
          </table:table-cell>
          <table:table-cell office:value-type="float" office:value="6.01281" calcext:value-type="float">
            <text:p>6,01281</text:p>
          </table:table-cell>
          <table:table-cell office:value-type="float" office:value="5.69485" calcext:value-type="float">
            <text:p>5,69485</text:p>
          </table:table-cell>
          <table:table-cell office:value-type="float" office:value="5.26368" calcext:value-type="float">
            <text:p>5,26368</text:p>
          </table:table-cell>
          <table:table-cell office:value-type="float" office:value="4.74564" calcext:value-type="float">
            <text:p>4,74564</text:p>
          </table:table-cell>
          <table:table-cell office:value-type="float" office:value="4.09006" calcext:value-type="float">
            <text:p>4,09006</text:p>
          </table:table-cell>
          <table:table-cell office:value-type="float" office:value="3.3101" calcext:value-type="float">
            <text:p>3,3101</text:p>
          </table:table-cell>
          <table:table-cell office:value-type="float" office:value="2.54528" calcext:value-type="float">
            <text:p>2,54528</text:p>
          </table:table-cell>
          <table:table-cell office:value-type="float" office:value="1.81998" calcext:value-type="float">
            <text:p>1,81998</text:p>
          </table:table-cell>
          <table:table-cell office:value-type="float" office:value="1.20489" calcext:value-type="float">
            <text:p>1,20489</text:p>
          </table:table-cell>
          <table:table-cell office:value-type="float" office:value="0.732846" calcext:value-type="float">
            <text:p>0,732846</text:p>
          </table:table-cell>
          <table:table-cell office:value-type="float" office:value="0.420479" calcext:value-type="float">
            <text:p>0,420479</text:p>
          </table:table-cell>
          <table:table-cell office:value-type="float" office:value="0.234998" calcext:value-type="float">
            <text:p>0,234998</text:p>
          </table:table-cell>
          <table:table-cell office:value-type="float" office:value="0.135429" calcext:value-type="float">
            <text:p>0,135429</text:p>
          </table:table-cell>
          <table:table-cell office:value-type="float" office:value="0.12576" calcext:value-type="float">
            <text:p>0,12576</text:p>
          </table:table-cell>
          <table:table-cell office:value-type="float" office:value="0.427285" calcext:value-type="float">
            <text:p>0,42728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yellow</text:p>
          </table:table-cell>
          <table:table-cell office:value-type="float" office:value="0.00969501" calcext:value-type="float">
            <text:p>0,00969501</text:p>
          </table:table-cell>
          <table:table-cell office:value-type="float" office:value="0.0107849" calcext:value-type="float">
            <text:p>0,0107849</text:p>
          </table:table-cell>
          <table:table-cell office:value-type="float" office:value="0.0135756" calcext:value-type="float">
            <text:p>0,0135756</text:p>
          </table:table-cell>
          <table:table-cell office:value-type="float" office:value="0.040786" calcext:value-type="float">
            <text:p>0,040786</text:p>
          </table:table-cell>
          <table:table-cell office:value-type="float" office:value="0.221479" calcext:value-type="float">
            <text:p>0,221479</text:p>
          </table:table-cell>
          <table:table-cell office:value-type="float" office:value="0.9834" calcext:value-type="float">
            <text:p>0,9834</text:p>
          </table:table-cell>
          <table:table-cell office:value-type="float" office:value="3.30801" calcext:value-type="float">
            <text:p>3,30801</text:p>
          </table:table-cell>
          <table:table-cell office:value-type="float" office:value="5.7482" calcext:value-type="float">
            <text:p>5,7482</text:p>
          </table:table-cell>
          <table:table-cell office:value-type="float" office:value="4.33883" calcext:value-type="float">
            <text:p>4,33883</text:p>
          </table:table-cell>
          <table:table-cell office:value-type="float" office:value="2.5734" calcext:value-type="float">
            <text:p>2,5734</text:p>
          </table:table-cell>
          <table:table-cell office:value-type="float" office:value="1.90178" calcext:value-type="float">
            <text:p>1,90178</text:p>
          </table:table-cell>
          <table:table-cell office:value-type="float" office:value="2.22483" calcext:value-type="float">
            <text:p>2,22483</text:p>
          </table:table-cell>
          <table:table-cell office:value-type="float" office:value="3.07084" calcext:value-type="float">
            <text:p>3,07084</text:p>
          </table:table-cell>
          <table:table-cell office:value-type="float" office:value="3.85633" calcext:value-type="float">
            <text:p>3,85633</text:p>
          </table:table-cell>
          <table:table-cell office:value-type="float" office:value="4.0537" calcext:value-type="float">
            <text:p>4,0537</text:p>
          </table:table-cell>
          <table:table-cell office:value-type="float" office:value="3.58981" calcext:value-type="float">
            <text:p>3,58981</text:p>
          </table:table-cell>
          <table:table-cell office:value-type="float" office:value="2.85595" calcext:value-type="float">
            <text:p>2,85595</text:p>
          </table:table-cell>
          <table:table-cell office:value-type="float" office:value="2.22327" calcext:value-type="float">
            <text:p>2,22327</text:p>
          </table:table-cell>
          <table:table-cell office:value-type="float" office:value="1.77502" calcext:value-type="float">
            <text:p>1,77502</text:p>
          </table:table-cell>
          <table:table-cell office:value-type="float" office:value="1.50533" calcext:value-type="float">
            <text:p>1,50533</text:p>
          </table:table-cell>
          <table:table-cell office:value-type="float" office:value="1.35675" calcext:value-type="float">
            <text:p>1,35675</text:p>
          </table:table-cell>
          <table:table-cell office:value-type="float" office:value="1.24168" calcext:value-type="float">
            <text:p>1,24168</text:p>
          </table:table-cell>
          <table:table-cell office:value-type="float" office:value="1.1292" calcext:value-type="float">
            <text:p>1,1292</text:p>
          </table:table-cell>
          <table:table-cell office:value-type="float" office:value="1.01564" calcext:value-type="float">
            <text:p>1,01564</text:p>
          </table:table-cell>
          <table:table-cell office:value-type="float" office:value="0.907253" calcext:value-type="float">
            <text:p>0,907253</text:p>
          </table:table-cell>
          <table:table-cell office:value-type="float" office:value="0.791213" calcext:value-type="float">
            <text:p>0,791213</text:p>
          </table:table-cell>
          <table:table-cell office:value-type="float" office:value="0.666444" calcext:value-type="float">
            <text:p>0,666444</text:p>
          </table:table-cell>
          <table:table-cell office:value-type="float" office:value="0.55261" calcext:value-type="float">
            <text:p>0,55261</text:p>
          </table:table-cell>
          <table:table-cell office:value-type="float" office:value="0.444816" calcext:value-type="float">
            <text:p>0,444816</text:p>
          </table:table-cell>
          <table:table-cell office:value-type="float" office:value="0.352074" calcext:value-type="float">
            <text:p>0,352074</text:p>
          </table:table-cell>
          <table:table-cell office:value-type="float" office:value="0.270184" calcext:value-type="float">
            <text:p>0,270184</text:p>
          </table:table-cell>
          <table:table-cell office:value-type="float" office:value="0.203606" calcext:value-type="float">
            <text:p>0,203606</text:p>
          </table:table-cell>
          <table:table-cell office:value-type="float" office:value="0.157833" calcext:value-type="float">
            <text:p>0,157833</text:p>
          </table:table-cell>
          <table:table-cell office:value-type="float" office:value="0.128345" calcext:value-type="float">
            <text:p>0,128345</text:p>
          </table:table-cell>
          <table:table-cell office:value-type="float" office:value="0.1298" calcext:value-type="float">
            <text:p>0,1298</text:p>
          </table:table-cell>
          <table:table-cell office:value-type="float" office:value="0.277717" calcext:value-type="float">
            <text:p>0,27771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yellow</text:p>
          </table:table-cell>
          <table:table-cell office:value-type="float" office:value="0.00538561" calcext:value-type="float">
            <text:p>0,00538561</text:p>
          </table:table-cell>
          <table:table-cell office:value-type="float" office:value="0.00581477" calcext:value-type="float">
            <text:p>0,00581477</text:p>
          </table:table-cell>
          <table:table-cell office:value-type="float" office:value="0.00728829" calcext:value-type="float">
            <text:p>0,00728829</text:p>
          </table:table-cell>
          <table:table-cell office:value-type="float" office:value="0.0265703" calcext:value-type="float">
            <text:p>0,0265703</text:p>
          </table:table-cell>
          <table:table-cell office:value-type="float" office:value="0.137419" calcext:value-type="float">
            <text:p>0,137419</text:p>
          </table:table-cell>
          <table:table-cell office:value-type="float" office:value="0.520048" calcext:value-type="float">
            <text:p>0,520048</text:p>
          </table:table-cell>
          <table:table-cell office:value-type="float" office:value="1.42926" calcext:value-type="float">
            <text:p>1,42926</text:p>
          </table:table-cell>
          <table:table-cell office:value-type="float" office:value="2.05368" calcext:value-type="float">
            <text:p>2,05368</text:p>
          </table:table-cell>
          <table:table-cell office:value-type="float" office:value="1.23331" calcext:value-type="float">
            <text:p>1,23331</text:p>
          </table:table-cell>
          <table:table-cell office:value-type="float" office:value="0.536374" calcext:value-type="float">
            <text:p>0,536374</text:p>
          </table:table-cell>
          <table:table-cell office:value-type="float" office:value="0.292523" calcext:value-type="float">
            <text:p>0,292523</text:p>
          </table:table-cell>
          <table:table-cell office:value-type="float" office:value="0.294733" calcext:value-type="float">
            <text:p>0,294733</text:p>
          </table:table-cell>
          <table:table-cell office:value-type="float" office:value="0.454177" calcext:value-type="float">
            <text:p>0,454177</text:p>
          </table:table-cell>
          <table:table-cell office:value-type="float" office:value="0.774668" calcext:value-type="float">
            <text:p>0,774668</text:p>
          </table:table-cell>
          <table:table-cell office:value-type="float" office:value="1.22374" calcext:value-type="float">
            <text:p>1,22374</text:p>
          </table:table-cell>
          <table:table-cell office:value-type="float" office:value="1.66332" calcext:value-type="float">
            <text:p>1,66332</text:p>
          </table:table-cell>
          <table:table-cell office:value-type="float" office:value="1.98991" calcext:value-type="float">
            <text:p>1,98991</text:p>
          </table:table-cell>
          <table:table-cell office:value-type="float" office:value="2.24116" calcext:value-type="float">
            <text:p>2,24116</text:p>
          </table:table-cell>
          <table:table-cell office:value-type="float" office:value="2.50734" calcext:value-type="float">
            <text:p>2,50734</text:p>
          </table:table-cell>
          <table:table-cell office:value-type="float" office:value="2.89486" calcext:value-type="float">
            <text:p>2,89486</text:p>
          </table:table-cell>
          <table:table-cell office:value-type="float" office:value="3.47033" calcext:value-type="float">
            <text:p>3,47033</text:p>
          </table:table-cell>
          <table:table-cell office:value-type="float" office:value="4.17569" calcext:value-type="float">
            <text:p>4,17569</text:p>
          </table:table-cell>
          <table:table-cell office:value-type="float" office:value="4.9337" calcext:value-type="float">
            <text:p>4,9337</text:p>
          </table:table-cell>
          <table:table-cell office:value-type="float" office:value="5.68578" calcext:value-type="float">
            <text:p>5,68578</text:p>
          </table:table-cell>
          <table:table-cell office:value-type="float" office:value="6.39317" calcext:value-type="float">
            <text:p>6,39317</text:p>
          </table:table-cell>
          <table:table-cell office:value-type="float" office:value="6.91985" calcext:value-type="float">
            <text:p>6,91985</text:p>
          </table:table-cell>
          <table:table-cell office:value-type="float" office:value="7.11055" calcext:value-type="float">
            <text:p>7,11055</text:p>
          </table:table-cell>
          <table:table-cell office:value-type="float" office:value="7.02652" calcext:value-type="float">
            <text:p>7,02652</text:p>
          </table:table-cell>
          <table:table-cell office:value-type="float" office:value="6.60057" calcext:value-type="float">
            <text:p>6,60057</text:p>
          </table:table-cell>
          <table:table-cell office:value-type="float" office:value="5.90573" calcext:value-type="float">
            <text:p>5,90573</text:p>
          </table:table-cell>
          <table:table-cell office:value-type="float" office:value="5.01067" calcext:value-type="float">
            <text:p>5,01067</text:p>
          </table:table-cell>
          <table:table-cell office:value-type="float" office:value="4.10623" calcext:value-type="float">
            <text:p>4,10623</text:p>
          </table:table-cell>
          <table:table-cell office:value-type="float" office:value="3.26009" calcext:value-type="float">
            <text:p>3,26009</text:p>
          </table:table-cell>
          <table:table-cell office:value-type="float" office:value="2.57595" calcext:value-type="float">
            <text:p>2,57595</text:p>
          </table:table-cell>
          <table:table-cell office:value-type="float" office:value="2.17125" calcext:value-type="float">
            <text:p>2,17125</text:p>
          </table:table-cell>
          <table:table-cell office:value-type="float" office:value="1.99907" calcext:value-type="float">
            <text:p>1,9990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yellow</text:p>
          </table:table-cell>
          <table:table-cell office:value-type="float" office:value="0.00997978" calcext:value-type="float">
            <text:p>0,00997978</text:p>
          </table:table-cell>
          <table:table-cell office:value-type="float" office:value="0.0099063" calcext:value-type="float">
            <text:p>0,0099063</text:p>
          </table:table-cell>
          <table:table-cell office:value-type="float" office:value="0.0107094" calcext:value-type="float">
            <text:p>0,0107094</text:p>
          </table:table-cell>
          <table:table-cell office:value-type="float" office:value="0.0204904" calcext:value-type="float">
            <text:p>0,0204904</text:p>
          </table:table-cell>
          <table:table-cell office:value-type="float" office:value="0.0684294" calcext:value-type="float">
            <text:p>0,0684294</text:p>
          </table:table-cell>
          <table:table-cell office:value-type="float" office:value="0.175144" calcext:value-type="float">
            <text:p>0,175144</text:p>
          </table:table-cell>
          <table:table-cell office:value-type="float" office:value="0.385443" calcext:value-type="float">
            <text:p>0,385443</text:p>
          </table:table-cell>
          <table:table-cell office:value-type="float" office:value="0.645142" calcext:value-type="float">
            <text:p>0,645142</text:p>
          </table:table-cell>
          <table:table-cell office:value-type="float" office:value="0.702989" calcext:value-type="float">
            <text:p>0,702989</text:p>
          </table:table-cell>
          <table:table-cell office:value-type="float" office:value="0.772315" calcext:value-type="float">
            <text:p>0,772315</text:p>
          </table:table-cell>
          <table:table-cell office:value-type="float" office:value="1.03409" calcext:value-type="float">
            <text:p>1,03409</text:p>
          </table:table-cell>
          <table:table-cell office:value-type="float" office:value="1.91431" calcext:value-type="float">
            <text:p>1,91431</text:p>
          </table:table-cell>
          <table:table-cell office:value-type="float" office:value="3.69687" calcext:value-type="float">
            <text:p>3,69687</text:p>
          </table:table-cell>
          <table:table-cell office:value-type="float" office:value="6.05526" calcext:value-type="float">
            <text:p>6,05526</text:p>
          </table:table-cell>
          <table:table-cell office:value-type="float" office:value="8.03574" calcext:value-type="float">
            <text:p>8,03574</text:p>
          </table:table-cell>
          <table:table-cell office:value-type="float" office:value="8.72545" calcext:value-type="float">
            <text:p>8,72545</text:p>
          </table:table-cell>
          <table:table-cell office:value-type="float" office:value="8.27336" calcext:value-type="float">
            <text:p>8,27336</text:p>
          </table:table-cell>
          <table:table-cell office:value-type="float" office:value="7.4598" calcext:value-type="float">
            <text:p>7,4598</text:p>
          </table:table-cell>
          <table:table-cell office:value-type="float" office:value="6.72977" calcext:value-type="float">
            <text:p>6,72977</text:p>
          </table:table-cell>
          <table:table-cell office:value-type="float" office:value="6.31628" calcext:value-type="float">
            <text:p>6,31628</text:p>
          </table:table-cell>
          <table:table-cell office:value-type="float" office:value="6.18533" calcext:value-type="float">
            <text:p>6,18533</text:p>
          </table:table-cell>
          <table:table-cell office:value-type="float" office:value="6.05649" calcext:value-type="float">
            <text:p>6,05649</text:p>
          </table:table-cell>
          <table:table-cell office:value-type="float" office:value="5.79826" calcext:value-type="float">
            <text:p>5,79826</text:p>
          </table:table-cell>
          <table:table-cell office:value-type="float" office:value="5.3994" calcext:value-type="float">
            <text:p>5,3994</text:p>
          </table:table-cell>
          <table:table-cell office:value-type="float" office:value="4.9048" calcext:value-type="float">
            <text:p>4,9048</text:p>
          </table:table-cell>
          <table:table-cell office:value-type="float" office:value="4.2657" calcext:value-type="float">
            <text:p>4,2657</text:p>
          </table:table-cell>
          <table:table-cell office:value-type="float" office:value="3.49627" calcext:value-type="float">
            <text:p>3,49627</text:p>
          </table:table-cell>
          <table:table-cell office:value-type="float" office:value="2.73612" calcext:value-type="float">
            <text:p>2,73612</text:p>
          </table:table-cell>
          <table:table-cell office:value-type="float" office:value="2.0082" calcext:value-type="float">
            <text:p>2,0082</text:p>
          </table:table-cell>
          <table:table-cell office:value-type="float" office:value="1.3782" calcext:value-type="float">
            <text:p>1,3782</text:p>
          </table:table-cell>
          <table:table-cell office:value-type="float" office:value="0.882712" calcext:value-type="float">
            <text:p>0,882712</text:p>
          </table:table-cell>
          <table:table-cell office:value-type="float" office:value="0.543608" calcext:value-type="float">
            <text:p>0,543608</text:p>
          </table:table-cell>
          <table:table-cell office:value-type="float" office:value="0.330399" calcext:value-type="float">
            <text:p>0,330399</text:p>
          </table:table-cell>
          <table:table-cell office:value-type="float" office:value="0.215703" calcext:value-type="float">
            <text:p>0,215703</text:p>
          </table:table-cell>
          <table:table-cell office:value-type="float" office:value="0.195306" calcext:value-type="float">
            <text:p>0,195306</text:p>
          </table:table-cell>
          <table:table-cell office:value-type="float" office:value="0.458139" calcext:value-type="float">
            <text:p>0,45813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yellow</text:p>
          </table:table-cell>
          <table:table-cell office:value-type="float" office:value="0.0114192" calcext:value-type="float">
            <text:p>0,0114192</text:p>
          </table:table-cell>
          <table:table-cell office:value-type="float" office:value="0.0115127" calcext:value-type="float">
            <text:p>0,0115127</text:p>
          </table:table-cell>
          <table:table-cell office:value-type="float" office:value="0.0126461" calcext:value-type="float">
            <text:p>0,0126461</text:p>
          </table:table-cell>
          <table:table-cell office:value-type="float" office:value="0.0161531" calcext:value-type="float">
            <text:p>0,0161531</text:p>
          </table:table-cell>
          <table:table-cell office:value-type="float" office:value="0.0551241" calcext:value-type="float">
            <text:p>0,0551241</text:p>
          </table:table-cell>
          <table:table-cell office:value-type="float" office:value="0.271728" calcext:value-type="float">
            <text:p>0,271728</text:p>
          </table:table-cell>
          <table:table-cell office:value-type="float" office:value="1.13633" calcext:value-type="float">
            <text:p>1,13633</text:p>
          </table:table-cell>
          <table:table-cell office:value-type="float" office:value="2.37543" calcext:value-type="float">
            <text:p>2,37543</text:p>
          </table:table-cell>
          <table:table-cell office:value-type="float" office:value="2.18218" calcext:value-type="float">
            <text:p>2,18218</text:p>
          </table:table-cell>
          <table:table-cell office:value-type="float" office:value="1.63521" calcext:value-type="float">
            <text:p>1,63521</text:p>
          </table:table-cell>
          <table:table-cell office:value-type="float" office:value="1.53831" calcext:value-type="float">
            <text:p>1,53831</text:p>
          </table:table-cell>
          <table:table-cell office:value-type="float" office:value="2.24088" calcext:value-type="float">
            <text:p>2,24088</text:p>
          </table:table-cell>
          <table:table-cell office:value-type="float" office:value="3.73206" calcext:value-type="float">
            <text:p>3,73206</text:p>
          </table:table-cell>
          <table:table-cell office:value-type="float" office:value="5.56015" calcext:value-type="float">
            <text:p>5,56015</text:p>
          </table:table-cell>
          <table:table-cell office:value-type="float" office:value="6.94644" calcext:value-type="float">
            <text:p>6,94644</text:p>
          </table:table-cell>
          <table:table-cell office:value-type="float" office:value="7.33115" calcext:value-type="float">
            <text:p>7,33115</text:p>
          </table:table-cell>
          <table:table-cell office:value-type="float" office:value="6.95851" calcext:value-type="float">
            <text:p>6,95851</text:p>
          </table:table-cell>
          <table:table-cell office:value-type="float" office:value="6.4425" calcext:value-type="float">
            <text:p>6,4425</text:p>
          </table:table-cell>
          <table:table-cell office:value-type="float" office:value="6.10118" calcext:value-type="float">
            <text:p>6,10118</text:p>
          </table:table-cell>
          <table:table-cell office:value-type="float" office:value="6.12704" calcext:value-type="float">
            <text:p>6,12704</text:p>
          </table:table-cell>
          <table:table-cell office:value-type="float" office:value="6.52718" calcext:value-type="float">
            <text:p>6,52718</text:p>
          </table:table-cell>
          <table:table-cell office:value-type="float" office:value="7.0854" calcext:value-type="float">
            <text:p>7,0854</text:p>
          </table:table-cell>
          <table:table-cell office:value-type="float" office:value="7.66135" calcext:value-type="float">
            <text:p>7,66135</text:p>
          </table:table-cell>
          <table:table-cell office:value-type="float" office:value="8.19198" calcext:value-type="float">
            <text:p>8,19198</text:p>
          </table:table-cell>
          <table:table-cell office:value-type="float" office:value="8.6491" calcext:value-type="float">
            <text:p>8,6491</text:p>
          </table:table-cell>
          <table:table-cell office:value-type="float" office:value="8.87644" calcext:value-type="float">
            <text:p>8,87644</text:p>
          </table:table-cell>
          <table:table-cell office:value-type="float" office:value="8.72222" calcext:value-type="float">
            <text:p>8,72222</text:p>
          </table:table-cell>
          <table:table-cell office:value-type="float" office:value="8.30708" calcext:value-type="float">
            <text:p>8,30708</text:p>
          </table:table-cell>
          <table:table-cell office:value-type="float" office:value="7.56685" calcext:value-type="float">
            <text:p>7,56685</text:p>
          </table:table-cell>
          <table:table-cell office:value-type="float" office:value="6.59212" calcext:value-type="float">
            <text:p>6,59212</text:p>
          </table:table-cell>
          <table:table-cell office:value-type="float" office:value="5.47749" calcext:value-type="float">
            <text:p>5,47749</text:p>
          </table:table-cell>
          <table:table-cell office:value-type="float" office:value="4.42083" calcext:value-type="float">
            <text:p>4,42083</text:p>
          </table:table-cell>
          <table:table-cell office:value-type="float" office:value="3.47428" calcext:value-type="float">
            <text:p>3,47428</text:p>
          </table:table-cell>
          <table:table-cell office:value-type="float" office:value="2.72935" calcext:value-type="float">
            <text:p>2,72935</text:p>
          </table:table-cell>
          <table:table-cell office:value-type="float" office:value="2.31611" calcext:value-type="float">
            <text:p>2,31611</text:p>
          </table:table-cell>
          <table:table-cell office:value-type="float" office:value="2.34528" calcext:value-type="float">
            <text:p>2,34528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yellow</text:p>
          </table:table-cell>
          <table:table-cell office:value-type="float" office:value="0.0142263" calcext:value-type="float">
            <text:p>0,0142263</text:p>
          </table:table-cell>
          <table:table-cell office:value-type="float" office:value="0.0160247" calcext:value-type="float">
            <text:p>0,0160247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286154" calcext:value-type="float">
            <text:p>0,0286154</text:p>
          </table:table-cell>
          <table:table-cell office:value-type="float" office:value="0.132921" calcext:value-type="float">
            <text:p>0,132921</text:p>
          </table:table-cell>
          <table:table-cell office:value-type="float" office:value="0.710645" calcext:value-type="float">
            <text:p>0,710645</text:p>
          </table:table-cell>
          <table:table-cell office:value-type="float" office:value="2.93768" calcext:value-type="float">
            <text:p>2,93768</text:p>
          </table:table-cell>
          <table:table-cell office:value-type="float" office:value="5.9606" calcext:value-type="float">
            <text:p>5,9606</text:p>
          </table:table-cell>
          <table:table-cell office:value-type="float" office:value="5.21971" calcext:value-type="float">
            <text:p>5,21971</text:p>
          </table:table-cell>
          <table:table-cell office:value-type="float" office:value="3.63102" calcext:value-type="float">
            <text:p>3,63102</text:p>
          </table:table-cell>
          <table:table-cell office:value-type="float" office:value="3.11822" calcext:value-type="float">
            <text:p>3,11822</text:p>
          </table:table-cell>
          <table:table-cell office:value-type="float" office:value="4.13692" calcext:value-type="float">
            <text:p>4,13692</text:p>
          </table:table-cell>
          <table:table-cell office:value-type="float" office:value="6.30029" calcext:value-type="float">
            <text:p>6,30029</text:p>
          </table:table-cell>
          <table:table-cell office:value-type="float" office:value="8.57047" calcext:value-type="float">
            <text:p>8,57047</text:p>
          </table:table-cell>
          <table:table-cell office:value-type="float" office:value="9.6778" calcext:value-type="float">
            <text:p>9,6778</text:p>
          </table:table-cell>
          <table:table-cell office:value-type="float" office:value="9.13469" calcext:value-type="float">
            <text:p>9,13469</text:p>
          </table:table-cell>
          <table:table-cell office:value-type="float" office:value="7.68642" calcext:value-type="float">
            <text:p>7,68642</text:p>
          </table:table-cell>
          <table:table-cell office:value-type="float" office:value="6.28167" calcext:value-type="float">
            <text:p>6,28167</text:p>
          </table:table-cell>
          <table:table-cell office:value-type="float" office:value="5.22245" calcext:value-type="float">
            <text:p>5,22245</text:p>
          </table:table-cell>
          <table:table-cell office:value-type="float" office:value="4.58393" calcext:value-type="float">
            <text:p>4,58393</text:p>
          </table:table-cell>
          <table:table-cell office:value-type="float" office:value="4.24169" calcext:value-type="float">
            <text:p>4,24169</text:p>
          </table:table-cell>
          <table:table-cell office:value-type="float" office:value="3.95887" calcext:value-type="float">
            <text:p>3,95887</text:p>
          </table:table-cell>
          <table:table-cell office:value-type="float" office:value="3.64059" calcext:value-type="float">
            <text:p>3,64059</text:p>
          </table:table-cell>
          <table:table-cell office:value-type="float" office:value="3.28107" calcext:value-type="float">
            <text:p>3,28107</text:p>
          </table:table-cell>
          <table:table-cell office:value-type="float" office:value="2.905" calcext:value-type="float">
            <text:p>2,905</text:p>
          </table:table-cell>
          <table:table-cell office:value-type="float" office:value="2.47737" calcext:value-type="float">
            <text:p>2,47737</text:p>
          </table:table-cell>
          <table:table-cell office:value-type="float" office:value="2.00614" calcext:value-type="float">
            <text:p>2,00614</text:p>
          </table:table-cell>
          <table:table-cell office:value-type="float" office:value="1.56412" calcext:value-type="float">
            <text:p>1,56412</text:p>
          </table:table-cell>
          <table:table-cell office:value-type="float" office:value="1.15921" calcext:value-type="float">
            <text:p>1,15921</text:p>
          </table:table-cell>
          <table:table-cell office:value-type="float" office:value="0.817719" calcext:value-type="float">
            <text:p>0,817719</text:p>
          </table:table-cell>
          <table:table-cell office:value-type="float" office:value="0.548612" calcext:value-type="float">
            <text:p>0,548612</text:p>
          </table:table-cell>
          <table:table-cell office:value-type="float" office:value="0.360716" calcext:value-type="float">
            <text:p>0,360716</text:p>
          </table:table-cell>
          <table:table-cell office:value-type="float" office:value="0.242364" calcext:value-type="float">
            <text:p>0,242364</text:p>
          </table:table-cell>
          <table:table-cell office:value-type="float" office:value="0.177504" calcext:value-type="float">
            <text:p>0,177504</text:p>
          </table:table-cell>
          <table:table-cell office:value-type="float" office:value="0.181829" calcext:value-type="float">
            <text:p>0,181829</text:p>
          </table:table-cell>
          <table:table-cell office:value-type="float" office:value="0.50855" calcext:value-type="float">
            <text:p>0,5085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yellow</text:p>
          </table:table-cell>
          <table:table-cell office:value-type="float" office:value="0.00989993" calcext:value-type="float">
            <text:p>0,00989993</text:p>
          </table:table-cell>
          <table:table-cell office:value-type="float" office:value="0.012214" calcext:value-type="float">
            <text:p>0,012214</text:p>
          </table:table-cell>
          <table:table-cell office:value-type="float" office:value="0.0127047" calcext:value-type="float">
            <text:p>0,0127047</text:p>
          </table:table-cell>
          <table:table-cell office:value-type="float" office:value="0.0300786" calcext:value-type="float">
            <text:p>0,0300786</text:p>
          </table:table-cell>
          <table:table-cell office:value-type="float" office:value="0.175809" calcext:value-type="float">
            <text:p>0,175809</text:p>
          </table:table-cell>
          <table:table-cell office:value-type="float" office:value="0.939657" calcext:value-type="float">
            <text:p>0,939657</text:p>
          </table:table-cell>
          <table:table-cell office:value-type="float" office:value="3.62521" calcext:value-type="float">
            <text:p>3,62521</text:p>
          </table:table-cell>
          <table:table-cell office:value-type="float" office:value="6.79955" calcext:value-type="float">
            <text:p>6,79955</text:p>
          </table:table-cell>
          <table:table-cell office:value-type="float" office:value="5.35634" calcext:value-type="float">
            <text:p>5,35634</text:p>
          </table:table-cell>
          <table:table-cell office:value-type="float" office:value="3.20204" calcext:value-type="float">
            <text:p>3,20204</text:p>
          </table:table-cell>
          <table:table-cell office:value-type="float" office:value="2.26087" calcext:value-type="float">
            <text:p>2,26087</text:p>
          </table:table-cell>
          <table:table-cell office:value-type="float" office:value="2.3949" calcext:value-type="float">
            <text:p>2,3949</text:p>
          </table:table-cell>
          <table:table-cell office:value-type="float" office:value="2.88061" calcext:value-type="float">
            <text:p>2,88061</text:p>
          </table:table-cell>
          <table:table-cell office:value-type="float" office:value="3.0487" calcext:value-type="float">
            <text:p>3,0487</text:p>
          </table:table-cell>
          <table:table-cell office:value-type="float" office:value="2.57019" calcext:value-type="float">
            <text:p>2,57019</text:p>
          </table:table-cell>
          <table:table-cell office:value-type="float" office:value="1.73811" calcext:value-type="float">
            <text:p>1,73811</text:p>
          </table:table-cell>
          <table:table-cell office:value-type="float" office:value="1.04179" calcext:value-type="float">
            <text:p>1,04179</text:p>
          </table:table-cell>
          <table:table-cell office:value-type="float" office:value="0.676519" calcext:value-type="float">
            <text:p>0,676519</text:p>
          </table:table-cell>
          <table:table-cell office:value-type="float" office:value="0.574102" calcext:value-type="float">
            <text:p>0,574102</text:p>
          </table:table-cell>
          <table:table-cell office:value-type="float" office:value="0.6741" calcext:value-type="float">
            <text:p>0,6741</text:p>
          </table:table-cell>
          <table:table-cell office:value-type="float" office:value="0.953376" calcext:value-type="float">
            <text:p>0,953376</text:p>
          </table:table-cell>
          <table:table-cell office:value-type="float" office:value="1.40167" calcext:value-type="float">
            <text:p>1,40167</text:p>
          </table:table-cell>
          <table:table-cell office:value-type="float" office:value="1.99393" calcext:value-type="float">
            <text:p>1,99393</text:p>
          </table:table-cell>
          <table:table-cell office:value-type="float" office:value="2.6894" calcext:value-type="float">
            <text:p>2,6894</text:p>
          </table:table-cell>
          <table:table-cell office:value-type="float" office:value="3.43772" calcext:value-type="float">
            <text:p>3,43772</text:p>
          </table:table-cell>
          <table:table-cell office:value-type="float" office:value="4.13818" calcext:value-type="float">
            <text:p>4,13818</text:p>
          </table:table-cell>
          <table:table-cell office:value-type="float" office:value="4.64537" calcext:value-type="float">
            <text:p>4,64537</text:p>
          </table:table-cell>
          <table:table-cell office:value-type="float" office:value="4.94196" calcext:value-type="float">
            <text:p>4,94196</text:p>
          </table:table-cell>
          <table:table-cell office:value-type="float" office:value="4.94209" calcext:value-type="float">
            <text:p>4,94209</text:p>
          </table:table-cell>
          <table:table-cell office:value-type="float" office:value="4.65994" calcext:value-type="float">
            <text:p>4,65994</text:p>
          </table:table-cell>
          <table:table-cell office:value-type="float" office:value="4.13193" calcext:value-type="float">
            <text:p>4,13193</text:p>
          </table:table-cell>
          <table:table-cell office:value-type="float" office:value="3.50709" calcext:value-type="float">
            <text:p>3,50709</text:p>
          </table:table-cell>
          <table:table-cell office:value-type="float" office:value="2.86322" calcext:value-type="float">
            <text:p>2,86322</text:p>
          </table:table-cell>
          <table:table-cell office:value-type="float" office:value="2.31085" calcext:value-type="float">
            <text:p>2,31085</text:p>
          </table:table-cell>
          <table:table-cell office:value-type="float" office:value="1.97759" calcext:value-type="float">
            <text:p>1,97759</text:p>
          </table:table-cell>
          <table:table-cell office:value-type="float" office:value="1.88447" calcext:value-type="float">
            <text:p>1,8844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cyan</text:p>
          </table:table-cell>
          <table:table-cell office:value-type="float" office:value="0.0129969" calcext:value-type="float">
            <text:p>0,0129969</text:p>
          </table:table-cell>
          <table:table-cell office:value-type="float" office:value="0.0153731" calcext:value-type="float">
            <text:p>0,0153731</text:p>
          </table:table-cell>
          <table:table-cell office:value-type="float" office:value="0.017774" calcext:value-type="float">
            <text:p>0,017774</text:p>
          </table:table-cell>
          <table:table-cell office:value-type="float" office:value="0.0524458" calcext:value-type="float">
            <text:p>0,0524458</text:p>
          </table:table-cell>
          <table:table-cell office:value-type="float" office:value="0.299322" calcext:value-type="float">
            <text:p>0,299322</text:p>
          </table:table-cell>
          <table:table-cell office:value-type="float" office:value="1.45375" calcext:value-type="float">
            <text:p>1,45375</text:p>
          </table:table-cell>
          <table:table-cell office:value-type="float" office:value="5.11885" calcext:value-type="float">
            <text:p>5,11885</text:p>
          </table:table-cell>
          <table:table-cell office:value-type="float" office:value="9.31949" calcext:value-type="float">
            <text:p>9,31949</text:p>
          </table:table-cell>
          <table:table-cell office:value-type="float" office:value="7.38768" calcext:value-type="float">
            <text:p>7,38768</text:p>
          </table:table-cell>
          <table:table-cell office:value-type="float" office:value="4.19703" calcext:value-type="float">
            <text:p>4,19703</text:p>
          </table:table-cell>
          <table:table-cell office:value-type="float" office:value="2.66927" calcext:value-type="float">
            <text:p>2,66927</text:p>
          </table:table-cell>
          <table:table-cell office:value-type="float" office:value="2.85434" calcext:value-type="float">
            <text:p>2,85434</text:p>
          </table:table-cell>
          <table:table-cell office:value-type="float" office:value="3.84798" calcext:value-type="float">
            <text:p>3,84798</text:p>
          </table:table-cell>
          <table:table-cell office:value-type="float" office:value="4.78147" calcext:value-type="float">
            <text:p>4,78147</text:p>
          </table:table-cell>
          <table:table-cell office:value-type="float" office:value="4.93269" calcext:value-type="float">
            <text:p>4,93269</text:p>
          </table:table-cell>
          <table:table-cell office:value-type="float" office:value="4.19454" calcext:value-type="float">
            <text:p>4,19454</text:p>
          </table:table-cell>
          <table:table-cell office:value-type="float" office:value="3.09862" calcext:value-type="float">
            <text:p>3,09862</text:p>
          </table:table-cell>
          <table:table-cell office:value-type="float" office:value="2.13378" calcext:value-type="float">
            <text:p>2,13378</text:p>
          </table:table-cell>
          <table:table-cell office:value-type="float" office:value="1.4093" calcext:value-type="float">
            <text:p>1,4093</text:p>
          </table:table-cell>
          <table:table-cell office:value-type="float" office:value="0.951063" calcext:value-type="float">
            <text:p>0,951063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0.545935" calcext:value-type="float">
            <text:p>0,545935</text:p>
          </table:table-cell>
          <table:table-cell office:value-type="float" office:value="0.437319" calcext:value-type="float">
            <text:p>0,437319</text:p>
          </table:table-cell>
          <table:table-cell office:value-type="float" office:value="0.35921" calcext:value-type="float">
            <text:p>0,35921</text:p>
          </table:table-cell>
          <table:table-cell office:value-type="float" office:value="0.315643" calcext:value-type="float">
            <text:p>0,315643</text:p>
          </table:table-cell>
          <table:table-cell office:value-type="float" office:value="0.28092" calcext:value-type="float">
            <text:p>0,28092</text:p>
          </table:table-cell>
          <table:table-cell office:value-type="float" office:value="0.249602" calcext:value-type="float">
            <text:p>0,249602</text:p>
          </table:table-cell>
          <table:table-cell office:value-type="float" office:value="0.228845" calcext:value-type="float">
            <text:p>0,228845</text:p>
          </table:table-cell>
          <table:table-cell office:value-type="float" office:value="0.211921" calcext:value-type="float">
            <text:p>0,211921</text:p>
          </table:table-cell>
          <table:table-cell office:value-type="float" office:value="0.186144" calcext:value-type="float">
            <text:p>0,186144</text:p>
          </table:table-cell>
          <table:table-cell office:value-type="float" office:value="0.142293" calcext:value-type="float">
            <text:p>0,142293</text:p>
          </table:table-cell>
          <table:table-cell office:value-type="float" office:value="0.101968" calcext:value-type="float">
            <text:p>0,101968</text:p>
          </table:table-cell>
          <table:table-cell office:value-type="float" office:value="0.072421" calcext:value-type="float">
            <text:p>0,072421</text:p>
          </table:table-cell>
          <table:table-cell office:value-type="float" office:value="0.056492" calcext:value-type="float">
            <text:p>0,056492</text:p>
          </table:table-cell>
          <table:table-cell office:value-type="float" office:value="0.0745579" calcext:value-type="float">
            <text:p>0,0745579</text:p>
          </table:table-cell>
          <table:table-cell office:value-type="float" office:value="0.277519" calcext:value-type="float">
            <text:p>0,27751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cyan</text:p>
          </table:table-cell>
          <table:table-cell office:value-type="float" office:value="0.0050327" calcext:value-type="float">
            <text:p>0,0050327</text:p>
          </table:table-cell>
          <table:table-cell office:value-type="float" office:value="0.00680605" calcext:value-type="float">
            <text:p>0,00680605</text:p>
          </table:table-cell>
          <table:table-cell office:value-type="float" office:value="0.00843215" calcext:value-type="float">
            <text:p>0,00843215</text:p>
          </table:table-cell>
          <table:table-cell office:value-type="float" office:value="0.0339709" calcext:value-type="float">
            <text:p>0,0339709</text:p>
          </table:table-cell>
          <table:table-cell office:value-type="float" office:value="0.204812" calcext:value-type="float">
            <text:p>0,204812</text:p>
          </table:table-cell>
          <table:table-cell office:value-type="float" office:value="0.895523" calcext:value-type="float">
            <text:p>0,895523</text:p>
          </table:table-cell>
          <table:table-cell office:value-type="float" office:value="2.72509" calcext:value-type="float">
            <text:p>2,72509</text:p>
          </table:table-cell>
          <table:table-cell office:value-type="float" office:value="4.30195" calcext:value-type="float">
            <text:p>4,30195</text:p>
          </table:table-cell>
          <table:table-cell office:value-type="float" office:value="2.86146" calcext:value-type="float">
            <text:p>2,86146</text:p>
          </table:table-cell>
          <table:table-cell office:value-type="float" office:value="1.26524" calcext:value-type="float">
            <text:p>1,26524</text:p>
          </table:table-cell>
          <table:table-cell office:value-type="float" office:value="0.58157" calcext:value-type="float">
            <text:p>0,58157</text:p>
          </table:table-cell>
          <table:table-cell office:value-type="float" office:value="0.442216" calcext:value-type="float">
            <text:p>0,442216</text:p>
          </table:table-cell>
          <table:table-cell office:value-type="float" office:value="0.472282" calcext:value-type="float">
            <text:p>0,472282</text:p>
          </table:table-cell>
          <table:table-cell office:value-type="float" office:value="0.561091" calcext:value-type="float">
            <text:p>0,561091</text:p>
          </table:table-cell>
          <table:table-cell office:value-type="float" office:value="0.694257" calcext:value-type="float">
            <text:p>0,694257</text:p>
          </table:table-cell>
          <table:table-cell office:value-type="float" office:value="0.839545" calcext:value-type="float">
            <text:p>0,839545</text:p>
          </table:table-cell>
          <table:table-cell office:value-type="float" office:value="0.936621" calcext:value-type="float">
            <text:p>0,936621</text:p>
          </table:table-cell>
          <table:table-cell office:value-type="float" office:value="0.95893" calcext:value-type="float">
            <text:p>0,95893</text:p>
          </table:table-cell>
          <table:table-cell office:value-type="float" office:value="0.915102" calcext:value-type="float">
            <text:p>0,915102</text:p>
          </table:table-cell>
          <table:table-cell office:value-type="float" office:value="0.866046" calcext:value-type="float">
            <text:p>0,866046</text:p>
          </table:table-cell>
          <table:table-cell office:value-type="float" office:value="0.866105" calcext:value-type="float">
            <text:p>0,866105</text:p>
          </table:table-cell>
          <table:table-cell office:value-type="float" office:value="0.911454" calcext:value-type="float">
            <text:p>0,911454</text:p>
          </table:table-cell>
          <table:table-cell office:value-type="float" office:value="0.959346" calcext:value-type="float">
            <text:p>0,959346</text:p>
          </table:table-cell>
          <table:table-cell office:value-type="float" office:value="1.0169" calcext:value-type="float">
            <text:p>1,0169</text:p>
          </table:table-cell>
          <table:table-cell office:value-type="float" office:value="1.13251" calcext:value-type="float">
            <text:p>1,13251</text:p>
          </table:table-cell>
          <table:table-cell office:value-type="float" office:value="1.26312" calcext:value-type="float">
            <text:p>1,26312</text:p>
          </table:table-cell>
          <table:table-cell office:value-type="float" office:value="1.37314" calcext:value-type="float">
            <text:p>1,37314</text:p>
          </table:table-cell>
          <table:table-cell office:value-type="float" office:value="1.514" calcext:value-type="float">
            <text:p>1,514</text:p>
          </table:table-cell>
          <table:table-cell office:value-type="float" office:value="1.62831" calcext:value-type="float">
            <text:p>1,62831</text:p>
          </table:table-cell>
          <table:table-cell office:value-type="float" office:value="1.58876" calcext:value-type="float">
            <text:p>1,58876</text:p>
          </table:table-cell>
          <table:table-cell office:value-type="float" office:value="1.35175" calcext:value-type="float">
            <text:p>1,35175</text:p>
          </table:table-cell>
          <table:table-cell office:value-type="float" office:value="1.05244" calcext:value-type="float">
            <text:p>1,05244</text:p>
          </table:table-cell>
          <table:table-cell office:value-type="float" office:value="0.752297" calcext:value-type="float">
            <text:p>0,752297</text:p>
          </table:table-cell>
          <table:table-cell office:value-type="float" office:value="0.537624" calcext:value-type="float">
            <text:p>0,537624</text:p>
          </table:table-cell>
          <table:table-cell office:value-type="float" office:value="0.461107" calcext:value-type="float">
            <text:p>0,461107</text:p>
          </table:table-cell>
          <table:table-cell office:value-type="float" office:value="0.504353" calcext:value-type="float">
            <text:p>0,504353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cyan</text:p>
          </table:table-cell>
          <table:table-cell office:value-type="float" office:value="0.0076138" calcext:value-type="float">
            <text:p>0,0076138</text:p>
          </table:table-cell>
          <table:table-cell office:value-type="float" office:value="0.00827389" calcext:value-type="float">
            <text:p>0,00827389</text:p>
          </table:table-cell>
          <table:table-cell office:value-type="float" office:value="0.00846959" calcext:value-type="float">
            <text:p>0,00846959</text:p>
          </table:table-cell>
          <table:table-cell office:value-type="float" office:value="0.024999" calcext:value-type="float">
            <text:p>0,024999</text:p>
          </table:table-cell>
          <table:table-cell office:value-type="float" office:value="0.114952" calcext:value-type="float">
            <text:p>0,114952</text:p>
          </table:table-cell>
          <table:table-cell office:value-type="float" office:value="0.375312" calcext:value-type="float">
            <text:p>0,375312</text:p>
          </table:table-cell>
          <table:table-cell office:value-type="float" office:value="0.863873" calcext:value-type="float">
            <text:p>0,863873</text:p>
          </table:table-cell>
          <table:table-cell office:value-type="float" office:value="1.18137" calcext:value-type="float">
            <text:p>1,18137</text:p>
          </table:table-cell>
          <table:table-cell office:value-type="float" office:value="0.898325" calcext:value-type="float">
            <text:p>0,898325</text:p>
          </table:table-cell>
          <table:table-cell office:value-type="float" office:value="0.724593" calcext:value-type="float">
            <text:p>0,724593</text:p>
          </table:table-cell>
          <table:table-cell office:value-type="float" office:value="0.826374" calcext:value-type="float">
            <text:p>0,826374</text:p>
          </table:table-cell>
          <table:table-cell office:value-type="float" office:value="1.49427" calcext:value-type="float">
            <text:p>1,49427</text:p>
          </table:table-cell>
          <table:table-cell office:value-type="float" office:value="2.96105" calcext:value-type="float">
            <text:p>2,96105</text:p>
          </table:table-cell>
          <table:table-cell office:value-type="float" office:value="4.96064" calcext:value-type="float">
            <text:p>4,96064</text:p>
          </table:table-cell>
          <table:table-cell office:value-type="float" office:value="6.62435" calcext:value-type="float">
            <text:p>6,62435</text:p>
          </table:table-cell>
          <table:table-cell office:value-type="float" office:value="7.04526" calcext:value-type="float">
            <text:p>7,04526</text:p>
          </table:table-cell>
          <table:table-cell office:value-type="float" office:value="6.29547" calcext:value-type="float">
            <text:p>6,29547</text:p>
          </table:table-cell>
          <table:table-cell office:value-type="float" office:value="5.06517" calcext:value-type="float">
            <text:p>5,06517</text:p>
          </table:table-cell>
          <table:table-cell office:value-type="float" office:value="3.80874" calcext:value-type="float">
            <text:p>3,80874</text:p>
          </table:table-cell>
          <table:table-cell office:value-type="float" office:value="2.86091" calcext:value-type="float">
            <text:p>2,86091</text:p>
          </table:table-cell>
          <table:table-cell office:value-type="float" office:value="2.28548" calcext:value-type="float">
            <text:p>2,28548</text:p>
          </table:table-cell>
          <table:table-cell office:value-type="float" office:value="1.92515" calcext:value-type="float">
            <text:p>1,92515</text:p>
          </table:table-cell>
          <table:table-cell office:value-type="float" office:value="1.62563" calcext:value-type="float">
            <text:p>1,62563</text:p>
          </table:table-cell>
          <table:table-cell office:value-type="float" office:value="1.38033" calcext:value-type="float">
            <text:p>1,38033</text:p>
          </table:table-cell>
          <table:table-cell office:value-type="float" office:value="1.2377" calcext:value-type="float">
            <text:p>1,2377</text:p>
          </table:table-cell>
          <table:table-cell office:value-type="float" office:value="1.11242" calcext:value-type="float">
            <text:p>1,11242</text:p>
          </table:table-cell>
          <table:table-cell office:value-type="float" office:value="0.969697" calcext:value-type="float">
            <text:p>0,969697</text:p>
          </table:table-cell>
          <table:table-cell office:value-type="float" office:value="0.854529" calcext:value-type="float">
            <text:p>0,854529</text:p>
          </table:table-cell>
          <table:table-cell office:value-type="float" office:value="0.728736" calcext:value-type="float">
            <text:p>0,728736</text:p>
          </table:table-cell>
          <table:table-cell office:value-type="float" office:value="0.55855" calcext:value-type="float">
            <text:p>0,55855</text:p>
          </table:table-cell>
          <table:table-cell office:value-type="float" office:value="0.367554" calcext:value-type="float">
            <text:p>0,367554</text:p>
          </table:table-cell>
          <table:table-cell office:value-type="float" office:value="0.222798" calcext:value-type="float">
            <text:p>0,222798</text:p>
          </table:table-cell>
          <table:table-cell office:value-type="float" office:value="0.127765" calcext:value-type="float">
            <text:p>0,127765</text:p>
          </table:table-cell>
          <table:table-cell office:value-type="float" office:value="0.0828216" calcext:value-type="float">
            <text:p>0,0828216</text:p>
          </table:table-cell>
          <table:table-cell office:value-type="float" office:value="0.0860439" calcext:value-type="float">
            <text:p>0,0860439</text:p>
          </table:table-cell>
          <table:table-cell office:value-type="float" office:value="0.311369" calcext:value-type="float">
            <text:p>0,31136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cyan</text:p>
          </table:table-cell>
          <table:table-cell office:value-type="float" office:value="0.00712794" calcext:value-type="float">
            <text:p>0,00712794</text:p>
          </table:table-cell>
          <table:table-cell office:value-type="float" office:value="0.00841273" calcext:value-type="float">
            <text:p>0,00841273</text:p>
          </table:table-cell>
          <table:table-cell office:value-type="float" office:value="0.00795294" calcext:value-type="float">
            <text:p>0,00795294</text:p>
          </table:table-cell>
          <table:table-cell office:value-type="float" office:value="0.0112982" calcext:value-type="float">
            <text:p>0,0112982</text:p>
          </table:table-cell>
          <table:table-cell office:value-type="float" office:value="0.0426443" calcext:value-type="float">
            <text:p>0,0426443</text:p>
          </table:table-cell>
          <table:table-cell office:value-type="float" office:value="0.233156" calcext:value-type="float">
            <text:p>0,233156</text:p>
          </table:table-cell>
          <table:table-cell office:value-type="float" office:value="1.03595" calcext:value-type="float">
            <text:p>1,03595</text:p>
          </table:table-cell>
          <table:table-cell office:value-type="float" office:value="2.29109" calcext:value-type="float">
            <text:p>2,29109</text:p>
          </table:table-cell>
          <table:table-cell office:value-type="float" office:value="2.22365" calcext:value-type="float">
            <text:p>2,22365</text:p>
          </table:table-cell>
          <table:table-cell office:value-type="float" office:value="1.59897" calcext:value-type="float">
            <text:p>1,59897</text:p>
          </table:table-cell>
          <table:table-cell office:value-type="float" office:value="1.30863" calcext:value-type="float">
            <text:p>1,30863</text:p>
          </table:table-cell>
          <table:table-cell office:value-type="float" office:value="1.77045" calcext:value-type="float">
            <text:p>1,77045</text:p>
          </table:table-cell>
          <table:table-cell office:value-type="float" office:value="2.90768" calcext:value-type="float">
            <text:p>2,90768</text:p>
          </table:table-cell>
          <table:table-cell office:value-type="float" office:value="4.30274" calcext:value-type="float">
            <text:p>4,30274</text:p>
          </table:table-cell>
          <table:table-cell office:value-type="float" office:value="5.27697" calcext:value-type="float">
            <text:p>5,27697</text:p>
          </table:table-cell>
          <table:table-cell office:value-type="float" office:value="5.33684" calcext:value-type="float">
            <text:p>5,33684</text:p>
          </table:table-cell>
          <table:table-cell office:value-type="float" office:value="4.68312" calcext:value-type="float">
            <text:p>4,68312</text:p>
          </table:table-cell>
          <table:table-cell office:value-type="float" office:value="3.80271" calcext:value-type="float">
            <text:p>3,80271</text:p>
          </table:table-cell>
          <table:table-cell office:value-type="float" office:value="2.95306" calcext:value-type="float">
            <text:p>2,95306</text:p>
          </table:table-cell>
          <table:table-cell office:value-type="float" office:value="2.33621" calcext:value-type="float">
            <text:p>2,33621</text:p>
          </table:table-cell>
          <table:table-cell office:value-type="float" office:value="2.00112" calcext:value-type="float">
            <text:p>2,00112</text:p>
          </table:table-cell>
          <table:table-cell office:value-type="float" office:value="1.84067" calcext:value-type="float">
            <text:p>1,84067</text:p>
          </table:table-cell>
          <table:table-cell office:value-type="float" office:value="1.7269" calcext:value-type="float">
            <text:p>1,7269</text:p>
          </table:table-cell>
          <table:table-cell office:value-type="float" office:value="1.65891" calcext:value-type="float">
            <text:p>1,65891</text:p>
          </table:table-cell>
          <table:table-cell office:value-type="float" office:value="1.70454" calcext:value-type="float">
            <text:p>1,70454</text:p>
          </table:table-cell>
          <table:table-cell office:value-type="float" office:value="1.77828" calcext:value-type="float">
            <text:p>1,77828</text:p>
          </table:table-cell>
          <table:table-cell office:value-type="float" office:value="1.82796" calcext:value-type="float">
            <text:p>1,82796</text:p>
          </table:table-cell>
          <table:table-cell office:value-type="float" office:value="1.92465" calcext:value-type="float">
            <text:p>1,92465</text:p>
          </table:table-cell>
          <table:table-cell office:value-type="float" office:value="1.99001" calcext:value-type="float">
            <text:p>1,99001</text:p>
          </table:table-cell>
          <table:table-cell office:value-type="float" office:value="1.88105" calcext:value-type="float">
            <text:p>1,88105</text:p>
          </table:table-cell>
          <table:table-cell office:value-type="float" office:value="1.56046" calcext:value-type="float">
            <text:p>1,56046</text:p>
          </table:table-cell>
          <table:table-cell office:value-type="float" office:value="1.1914" calcext:value-type="float">
            <text:p>1,1914</text:p>
          </table:table-cell>
          <table:table-cell office:value-type="float" office:value="0.842425" calcext:value-type="float">
            <text:p>0,842425</text:p>
          </table:table-cell>
          <table:table-cell office:value-type="float" office:value="0.600416" calcext:value-type="float">
            <text:p>0,600416</text:p>
          </table:table-cell>
          <table:table-cell office:value-type="float" office:value="0.523157" calcext:value-type="float">
            <text:p>0,523157</text:p>
          </table:table-cell>
          <table:table-cell office:value-type="float" office:value="0.69215" calcext:value-type="float">
            <text:p>0,6921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cyan</text:p>
          </table:table-cell>
          <table:table-cell office:value-type="float" office:value="0.0140886" calcext:value-type="float">
            <text:p>0,0140886</text:p>
          </table:table-cell>
          <table:table-cell office:value-type="float" office:value="0.0170799" calcext:value-type="float">
            <text:p>0,0170799</text:p>
          </table:table-cell>
          <table:table-cell office:value-type="float" office:value="0.0172073" calcext:value-type="float">
            <text:p>0,0172073</text:p>
          </table:table-cell>
          <table:table-cell office:value-type="float" office:value="0.0264955" calcext:value-type="float">
            <text:p>0,0264955</text:p>
          </table:table-cell>
          <table:table-cell office:value-type="float" office:value="0.120196" calcext:value-type="float">
            <text:p>0,120196</text:p>
          </table:table-cell>
          <table:table-cell office:value-type="float" office:value="0.710776" calcext:value-type="float">
            <text:p>0,710776</text:p>
          </table:table-cell>
          <table:table-cell office:value-type="float" office:value="3.15698" calcext:value-type="float">
            <text:p>3,15698</text:p>
          </table:table-cell>
          <table:table-cell office:value-type="float" office:value="6.85545" calcext:value-type="float">
            <text:p>6,85545</text:p>
          </table:table-cell>
          <table:table-cell office:value-type="float" office:value="6.41694" calcext:value-type="float">
            <text:p>6,41694</text:p>
          </table:table-cell>
          <table:table-cell office:value-type="float" office:value="4.35619" calcext:value-type="float">
            <text:p>4,35619</text:p>
          </table:table-cell>
          <table:table-cell office:value-type="float" office:value="3.29515" calcext:value-type="float">
            <text:p>3,29515</text:p>
          </table:table-cell>
          <table:table-cell office:value-type="float" office:value="4.08158" calcext:value-type="float">
            <text:p>4,08158</text:p>
          </table:table-cell>
          <table:table-cell office:value-type="float" office:value="6.15542" calcext:value-type="float">
            <text:p>6,15542</text:p>
          </table:table-cell>
          <table:table-cell office:value-type="float" office:value="8.35724" calcext:value-type="float">
            <text:p>8,35724</text:p>
          </table:table-cell>
          <table:table-cell office:value-type="float" office:value="9.32428" calcext:value-type="float">
            <text:p>9,32428</text:p>
          </table:table-cell>
          <table:table-cell office:value-type="float" office:value="8.50114" calcext:value-type="float">
            <text:p>8,50114</text:p>
          </table:table-cell>
          <table:table-cell office:value-type="float" office:value="6.67812" calcext:value-type="float">
            <text:p>6,67812</text:p>
          </table:table-cell>
          <table:table-cell office:value-type="float" office:value="4.84516" calcext:value-type="float">
            <text:p>4,84516</text:p>
          </table:table-cell>
          <table:table-cell office:value-type="float" office:value="3.3449" calcext:value-type="float">
            <text:p>3,3449</text:p>
          </table:table-cell>
          <table:table-cell office:value-type="float" office:value="2.34167" calcext:value-type="float">
            <text:p>2,34167</text:p>
          </table:table-cell>
          <table:table-cell office:value-type="float" office:value="1.76424" calcext:value-type="float">
            <text:p>1,76424</text:p>
          </table:table-cell>
          <table:table-cell office:value-type="float" office:value="1.41724" calcext:value-type="float">
            <text:p>1,41724</text:p>
          </table:table-cell>
          <table:table-cell office:value-type="float" office:value="1.15253" calcext:value-type="float">
            <text:p>1,15253</text:p>
          </table:table-cell>
          <table:table-cell office:value-type="float" office:value="0.952474" calcext:value-type="float">
            <text:p>0,952474</text:p>
          </table:table-cell>
          <table:table-cell office:value-type="float" office:value="0.838436" calcext:value-type="float">
            <text:p>0,838436</text:p>
          </table:table-cell>
          <table:table-cell office:value-type="float" office:value="0.748425" calcext:value-type="float">
            <text:p>0,748425</text:p>
          </table:table-cell>
          <table:table-cell office:value-type="float" office:value="0.653962" calcext:value-type="float">
            <text:p>0,653962</text:p>
          </table:table-cell>
          <table:table-cell office:value-type="float" office:value="0.585155" calcext:value-type="float">
            <text:p>0,585155</text:p>
          </table:table-cell>
          <table:table-cell office:value-type="float" office:value="0.51557" calcext:value-type="float">
            <text:p>0,51557</text:p>
          </table:table-cell>
          <table:table-cell office:value-type="float" office:value="0.418869" calcext:value-type="float">
            <text:p>0,418869</text:p>
          </table:table-cell>
          <table:table-cell office:value-type="float" office:value="0.298646" calcext:value-type="float">
            <text:p>0,298646</text:p>
          </table:table-cell>
          <table:table-cell office:value-type="float" office:value="0.200204" calcext:value-type="float">
            <text:p>0,200204</text:p>
          </table:table-cell>
          <table:table-cell office:value-type="float" office:value="0.129721" calcext:value-type="float">
            <text:p>0,129721</text:p>
          </table:table-cell>
          <table:table-cell office:value-type="float" office:value="0.0944086" calcext:value-type="float">
            <text:p>0,0944086</text:p>
          </table:table-cell>
          <table:table-cell office:value-type="float" office:value="0.115851" calcext:value-type="float">
            <text:p>0,115851</text:p>
          </table:table-cell>
          <table:table-cell office:value-type="float" office:value="0.44693" calcext:value-type="float">
            <text:p>0,44693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cyan</text:p>
          </table:table-cell>
          <table:table-cell office:value-type="float" office:value="0.0121374" calcext:value-type="float">
            <text:p>0,0121374</text:p>
          </table:table-cell>
          <table:table-cell office:value-type="float" office:value="0.0120253" calcext:value-type="float">
            <text:p>0,0120253</text:p>
          </table:table-cell>
          <table:table-cell office:value-type="float" office:value="0.0144207" calcext:value-type="float">
            <text:p>0,0144207</text:p>
          </table:table-cell>
          <table:table-cell office:value-type="float" office:value="0.0319406" calcext:value-type="float">
            <text:p>0,0319406</text:p>
          </table:table-cell>
          <table:table-cell office:value-type="float" office:value="0.184676" calcext:value-type="float">
            <text:p>0,184676</text:p>
          </table:table-cell>
          <table:table-cell office:value-type="float" office:value="1.1094" calcext:value-type="float">
            <text:p>1,1094</text:p>
          </table:table-cell>
          <table:table-cell office:value-type="float" office:value="4.63763" calcext:value-type="float">
            <text:p>4,63763</text:p>
          </table:table-cell>
          <table:table-cell office:value-type="float" office:value="9.3861" calcext:value-type="float">
            <text:p>9,3861</text:p>
          </table:table-cell>
          <table:table-cell office:value-type="float" office:value="7.99971" calcext:value-type="float">
            <text:p>7,99971</text:p>
          </table:table-cell>
          <table:table-cell office:value-type="float" office:value="4.74255" calcext:value-type="float">
            <text:p>4,74255</text:p>
          </table:table-cell>
          <table:table-cell office:value-type="float" office:value="2.98667" calcext:value-type="float">
            <text:p>2,98667</text:p>
          </table:table-cell>
          <table:table-cell office:value-type="float" office:value="2.98999" calcext:value-type="float">
            <text:p>2,98999</text:p>
          </table:table-cell>
          <table:table-cell office:value-type="float" office:value="3.63247" calcext:value-type="float">
            <text:p>3,63247</text:p>
          </table:table-cell>
          <table:table-cell office:value-type="float" office:value="3.92995" calcext:value-type="float">
            <text:p>3,92995</text:p>
          </table:table-cell>
          <table:table-cell office:value-type="float" office:value="3.36821" calcext:value-type="float">
            <text:p>3,36821</text:p>
          </table:table-cell>
          <table:table-cell office:value-type="float" office:value="2.25305" calcext:value-type="float">
            <text:p>2,25305</text:p>
          </table:table-cell>
          <table:table-cell office:value-type="float" office:value="1.24333" calcext:value-type="float">
            <text:p>1,24333</text:p>
          </table:table-cell>
          <table:table-cell office:value-type="float" office:value="0.63409" calcext:value-type="float">
            <text:p>0,63409</text:p>
          </table:table-cell>
          <table:table-cell office:value-type="float" office:value="0.335648" calcext:value-type="float">
            <text:p>0,335648</text:p>
          </table:table-cell>
          <table:table-cell office:value-type="float" office:value="0.228205" calcext:value-type="float">
            <text:p>0,228205</text:p>
          </table:table-cell>
          <table:table-cell office:value-type="float" office:value="0.22295" calcext:value-type="float">
            <text:p>0,22295</text:p>
          </table:table-cell>
          <table:table-cell office:value-type="float" office:value="0.27332" calcext:value-type="float">
            <text:p>0,27332</text:p>
          </table:table-cell>
          <table:table-cell office:value-type="float" office:value="0.351441" calcext:value-type="float">
            <text:p>0,351441</text:p>
          </table:table-cell>
          <table:table-cell office:value-type="float" office:value="0.448587" calcext:value-type="float">
            <text:p>0,448587</text:p>
          </table:table-cell>
          <table:table-cell office:value-type="float" office:value="0.581787" calcext:value-type="float">
            <text:p>0,581787</text:p>
          </table:table-cell>
          <table:table-cell office:value-type="float" office:value="0.738129" calcext:value-type="float">
            <text:p>0,738129</text:p>
          </table:table-cell>
          <table:table-cell office:value-type="float" office:value="0.89145" calcext:value-type="float">
            <text:p>0,89145</text:p>
          </table:table-cell>
          <table:table-cell office:value-type="float" office:value="1.07434" calcext:value-type="float">
            <text:p>1,07434</text:p>
          </table:table-cell>
          <table:table-cell office:value-type="float" office:value="1.24485" calcext:value-type="float">
            <text:p>1,24485</text:p>
          </table:table-cell>
          <table:table-cell office:value-type="float" office:value="1.29373" calcext:value-type="float">
            <text:p>1,29373</text:p>
          </table:table-cell>
          <table:table-cell office:value-type="float" office:value="1.16183" calcext:value-type="float">
            <text:p>1,16183</text:p>
          </table:table-cell>
          <table:table-cell office:value-type="float" office:value="0.939014" calcext:value-type="float">
            <text:p>0,939014</text:p>
          </table:table-cell>
          <table:table-cell office:value-type="float" office:value="0.695994" calcext:value-type="float">
            <text:p>0,695994</text:p>
          </table:table-cell>
          <table:table-cell office:value-type="float" office:value="0.516148" calcext:value-type="float">
            <text:p>0,516148</text:p>
          </table:table-cell>
          <table:table-cell office:value-type="float" office:value="0.46195" calcext:value-type="float">
            <text:p>0,46195</text:p>
          </table:table-cell>
          <table:table-cell office:value-type="float" office:value="0.605968" calcext:value-type="float">
            <text:p>0,605968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magenta</text:p>
          </table:table-cell>
          <table:table-cell office:value-type="float" office:value="0.00609136" calcext:value-type="float">
            <text:p>0,00609136</text:p>
          </table:table-cell>
          <table:table-cell office:value-type="float" office:value="0.00669796" calcext:value-type="float">
            <text:p>0,00669796</text:p>
          </table:table-cell>
          <table:table-cell office:value-type="float" office:value="0.00933564" calcext:value-type="float">
            <text:p>0,00933564</text:p>
          </table:table-cell>
          <table:table-cell office:value-type="float" office:value="0.0331022" calcext:value-type="float">
            <text:p>0,0331022</text:p>
          </table:table-cell>
          <table:table-cell office:value-type="float" office:value="0.195056" calcext:value-type="float">
            <text:p>0,195056</text:p>
          </table:table-cell>
          <table:table-cell office:value-type="float" office:value="0.890891" calcext:value-type="float">
            <text:p>0,890891</text:p>
          </table:table-cell>
          <table:table-cell office:value-type="float" office:value="2.90546" calcext:value-type="float">
            <text:p>2,90546</text:p>
          </table:table-cell>
          <table:table-cell office:value-type="float" office:value="4.90699" calcext:value-type="float">
            <text:p>4,90699</text:p>
          </table:table-cell>
          <table:table-cell office:value-type="float" office:value="3.59167" calcext:value-type="float">
            <text:p>3,59167</text:p>
          </table:table-cell>
          <table:table-cell office:value-type="float" office:value="1.89212" calcext:value-type="float">
            <text:p>1,89212</text:p>
          </table:table-cell>
          <table:table-cell office:value-type="float" office:value="1.10304" calcext:value-type="float">
            <text:p>1,10304</text:p>
          </table:table-cell>
          <table:table-cell office:value-type="float" office:value="1.05129" calcext:value-type="float">
            <text:p>1,05129</text:p>
          </table:table-cell>
          <table:table-cell office:value-type="float" office:value="1.26157" calcext:value-type="float">
            <text:p>1,26157</text:p>
          </table:table-cell>
          <table:table-cell office:value-type="float" office:value="1.33621" calcext:value-type="float">
            <text:p>1,33621</text:p>
          </table:table-cell>
          <table:table-cell office:value-type="float" office:value="1.08882" calcext:value-type="float">
            <text:p>1,08882</text:p>
          </table:table-cell>
          <table:table-cell office:value-type="float" office:value="0.745102" calcext:value-type="float">
            <text:p>0,745102</text:p>
          </table:table-cell>
          <table:table-cell office:value-type="float" office:value="0.522344" calcext:value-type="float">
            <text:p>0,522344</text:p>
          </table:table-cell>
          <table:table-cell office:value-type="float" office:value="0.406683" calcext:value-type="float">
            <text:p>0,406683</text:p>
          </table:table-cell>
          <table:table-cell office:value-type="float" office:value="0.327137" calcext:value-type="float">
            <text:p>0,327137</text:p>
          </table:table-cell>
          <table:table-cell office:value-type="float" office:value="0.331078" calcext:value-type="float">
            <text:p>0,331078</text:p>
          </table:table-cell>
          <table:table-cell office:value-type="float" office:value="0.502911" calcext:value-type="float">
            <text:p>0,502911</text:p>
          </table:table-cell>
          <table:table-cell office:value-type="float" office:value="0.812092" calcext:value-type="float">
            <text:p>0,812092</text:p>
          </table:table-cell>
          <table:table-cell office:value-type="float" office:value="1.06071" calcext:value-type="float">
            <text:p>1,06071</text:p>
          </table:table-cell>
          <table:table-cell office:value-type="float" office:value="1.1679" calcext:value-type="float">
            <text:p>1,1679</text:p>
          </table:table-cell>
          <table:table-cell office:value-type="float" office:value="1.18132" calcext:value-type="float">
            <text:p>1,18132</text:p>
          </table:table-cell>
          <table:table-cell office:value-type="float" office:value="1.12573" calcext:value-type="float">
            <text:p>1,12573</text:p>
          </table:table-cell>
          <table:table-cell office:value-type="float" office:value="1.01676" calcext:value-type="float">
            <text:p>1,01676</text:p>
          </table:table-cell>
          <table:table-cell office:value-type="float" office:value="0.89346" calcext:value-type="float">
            <text:p>0,89346</text:p>
          </table:table-cell>
          <table:table-cell office:value-type="float" office:value="0.757186" calcext:value-type="float">
            <text:p>0,757186</text:p>
          </table:table-cell>
          <table:table-cell office:value-type="float" office:value="0.623377" calcext:value-type="float">
            <text:p>0,623377</text:p>
          </table:table-cell>
          <table:table-cell office:value-type="float" office:value="0.491397" calcext:value-type="float">
            <text:p>0,491397</text:p>
          </table:table-cell>
          <table:table-cell office:value-type="float" office:value="0.379596" calcext:value-type="float">
            <text:p>0,379596</text:p>
          </table:table-cell>
          <table:table-cell office:value-type="float" office:value="0.290463" calcext:value-type="float">
            <text:p>0,290463</text:p>
          </table:table-cell>
          <table:table-cell office:value-type="float" office:value="0.227608" calcext:value-type="float">
            <text:p>0,227608</text:p>
          </table:table-cell>
          <table:table-cell office:value-type="float" office:value="0.198903" calcext:value-type="float">
            <text:p>0,198903</text:p>
          </table:table-cell>
          <table:table-cell office:value-type="float" office:value="0.244766" calcext:value-type="float">
            <text:p>0,244766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magenta</text:p>
          </table:table-cell>
          <table:table-cell office:value-type="float" office:value="0.0031691" calcext:value-type="float">
            <text:p>0,0031691</text:p>
          </table:table-cell>
          <table:table-cell office:value-type="float" office:value="0.00375227" calcext:value-type="float">
            <text:p>0,00375227</text:p>
          </table:table-cell>
          <table:table-cell office:value-type="float" office:value="0.00514317" calcext:value-type="float">
            <text:p>0,00514317</text:p>
          </table:table-cell>
          <table:table-cell office:value-type="float" office:value="0.0211401" calcext:value-type="float">
            <text:p>0,0211401</text:p>
          </table:table-cell>
          <table:table-cell office:value-type="float" office:value="0.116566" calcext:value-type="float">
            <text:p>0,116566</text:p>
          </table:table-cell>
          <table:table-cell office:value-type="float" office:value="0.450761" calcext:value-type="float">
            <text:p>0,450761</text:p>
          </table:table-cell>
          <table:table-cell office:value-type="float" office:value="1.20268" calcext:value-type="float">
            <text:p>1,20268</text:p>
          </table:table-cell>
          <table:table-cell office:value-type="float" office:value="1.68823" calcext:value-type="float">
            <text:p>1,68823</text:p>
          </table:table-cell>
          <table:table-cell office:value-type="float" office:value="0.99793" calcext:value-type="float">
            <text:p>0,99793</text:p>
          </table:table-cell>
          <table:table-cell office:value-type="float" office:value="0.398659" calcext:value-type="float">
            <text:p>0,398659</text:p>
          </table:table-cell>
          <table:table-cell office:value-type="float" office:value="0.179638" calcext:value-type="float">
            <text:p>0,179638</text:p>
          </table:table-cell>
          <table:table-cell office:value-type="float" office:value="0.156588" calcext:value-type="float">
            <text:p>0,156588</text:p>
          </table:table-cell>
          <table:table-cell office:value-type="float" office:value="0.218534" calcext:value-type="float">
            <text:p>0,218534</text:p>
          </table:table-cell>
          <table:table-cell office:value-type="float" office:value="0.309462" calcext:value-type="float">
            <text:p>0,309462</text:p>
          </table:table-cell>
          <table:table-cell office:value-type="float" office:value="0.363991" calcext:value-type="float">
            <text:p>0,363991</text:p>
          </table:table-cell>
          <table:table-cell office:value-type="float" office:value="0.369736" calcext:value-type="float">
            <text:p>0,369736</text:p>
          </table:table-cell>
          <table:table-cell office:value-type="float" office:value="0.378543" calcext:value-type="float">
            <text:p>0,378543</text:p>
          </table:table-cell>
          <table:table-cell office:value-type="float" office:value="0.410956" calcext:value-type="float">
            <text:p>0,410956</text:p>
          </table:table-cell>
          <table:table-cell office:value-type="float" office:value="0.446164" calcext:value-type="float">
            <text:p>0,446164</text:p>
          </table:table-cell>
          <table:table-cell office:value-type="float" office:value="0.603828" calcext:value-type="float">
            <text:p>0,603828</text:p>
          </table:table-cell>
          <table:table-cell office:value-type="float" office:value="1.17927" calcext:value-type="float">
            <text:p>1,17927</text:p>
          </table:table-cell>
          <table:table-cell office:value-type="float" office:value="2.33981" calcext:value-type="float">
            <text:p>2,33981</text:p>
          </table:table-cell>
          <table:table-cell office:value-type="float" office:value="3.6815" calcext:value-type="float">
            <text:p>3,6815</text:p>
          </table:table-cell>
          <table:table-cell office:value-type="float" office:value="4.81483" calcext:value-type="float">
            <text:p>4,81483</text:p>
          </table:table-cell>
          <table:table-cell office:value-type="float" office:value="5.71135" calcext:value-type="float">
            <text:p>5,71135</text:p>
          </table:table-cell>
          <table:table-cell office:value-type="float" office:value="6.32483" calcext:value-type="float">
            <text:p>6,32483</text:p>
          </table:table-cell>
          <table:table-cell office:value-type="float" office:value="6.56495" calcext:value-type="float">
            <text:p>6,56495</text:p>
          </table:table-cell>
          <table:table-cell office:value-type="float" office:value="6.51794" calcext:value-type="float">
            <text:p>6,51794</text:p>
          </table:table-cell>
          <table:table-cell office:value-type="float" office:value="6.13877" calcext:value-type="float">
            <text:p>6,13877</text:p>
          </table:table-cell>
          <table:table-cell office:value-type="float" office:value="5.49658" calcext:value-type="float">
            <text:p>5,49658</text:p>
          </table:table-cell>
          <table:table-cell office:value-type="float" office:value="4.66234" calcext:value-type="float">
            <text:p>4,66234</text:p>
          </table:table-cell>
          <table:table-cell office:value-type="float" office:value="3.82069" calcext:value-type="float">
            <text:p>3,82069</text:p>
          </table:table-cell>
          <table:table-cell office:value-type="float" office:value="3.03262" calcext:value-type="float">
            <text:p>3,03262</text:p>
          </table:table-cell>
          <table:table-cell office:value-type="float" office:value="2.39629" calcext:value-type="float">
            <text:p>2,39629</text:p>
          </table:table-cell>
          <table:table-cell office:value-type="float" office:value="2.01965" calcext:value-type="float">
            <text:p>2,01965</text:p>
          </table:table-cell>
          <table:table-cell office:value-type="float" office:value="1.84191" calcext:value-type="float">
            <text:p>1,8419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magenta</text:p>
          </table:table-cell>
          <table:table-cell office:value-type="float" office:value="0.00335463" calcext:value-type="float">
            <text:p>0,00335463</text:p>
          </table:table-cell>
          <table:table-cell office:value-type="float" office:value="0.00349894" calcext:value-type="float">
            <text:p>0,00349894</text:p>
          </table:table-cell>
          <table:table-cell office:value-type="float" office:value="0.00478227" calcext:value-type="float">
            <text:p>0,00478227</text:p>
          </table:table-cell>
          <table:table-cell office:value-type="float" office:value="0.0142817" calcext:value-type="float">
            <text:p>0,0142817</text:p>
          </table:table-cell>
          <table:table-cell office:value-type="float" office:value="0.058884" calcext:value-type="float">
            <text:p>0,058884</text:p>
          </table:table-cell>
          <table:table-cell office:value-type="float" office:value="0.175908" calcext:value-type="float">
            <text:p>0,175908</text:p>
          </table:table-cell>
          <table:table-cell office:value-type="float" office:value="0.415891" calcext:value-type="float">
            <text:p>0,415891</text:p>
          </table:table-cell>
          <table:table-cell office:value-type="float" office:value="0.685842" calcext:value-type="float">
            <text:p>0,685842</text:p>
          </table:table-cell>
          <table:table-cell office:value-type="float" office:value="0.661946" calcext:value-type="float">
            <text:p>0,661946</text:p>
          </table:table-cell>
          <table:table-cell office:value-type="float" office:value="0.576406" calcext:value-type="float">
            <text:p>0,576406</text:p>
          </table:table-cell>
          <table:table-cell office:value-type="float" office:value="0.577167" calcext:value-type="float">
            <text:p>0,577167</text:p>
          </table:table-cell>
          <table:table-cell office:value-type="float" office:value="0.863351" calcext:value-type="float">
            <text:p>0,863351</text:p>
          </table:table-cell>
          <table:table-cell office:value-type="float" office:value="1.43707" calcext:value-type="float">
            <text:p>1,43707</text:p>
          </table:table-cell>
          <table:table-cell office:value-type="float" office:value="1.9523" calcext:value-type="float">
            <text:p>1,9523</text:p>
          </table:table-cell>
          <table:table-cell office:value-type="float" office:value="1.97162" calcext:value-type="float">
            <text:p>1,97162</text:p>
          </table:table-cell>
          <table:table-cell office:value-type="float" office:value="1.63378" calcext:value-type="float">
            <text:p>1,63378</text:p>
          </table:table-cell>
          <table:table-cell office:value-type="float" office:value="1.35102" calcext:value-type="float">
            <text:p>1,35102</text:p>
          </table:table-cell>
          <table:table-cell office:value-type="float" office:value="1.19834" calcext:value-type="float">
            <text:p>1,19834</text:p>
          </table:table-cell>
          <table:table-cell office:value-type="float" office:value="1.06473" calcext:value-type="float">
            <text:p>1,06473</text:p>
          </table:table-cell>
          <table:table-cell office:value-type="float" office:value="1.16764" calcext:value-type="float">
            <text:p>1,16764</text:p>
          </table:table-cell>
          <table:table-cell office:value-type="float" office:value="1.87415" calcext:value-type="float">
            <text:p>1,87415</text:p>
          </table:table-cell>
          <table:table-cell office:value-type="float" office:value="3.10825" calcext:value-type="float">
            <text:p>3,10825</text:p>
          </table:table-cell>
          <table:table-cell office:value-type="float" office:value="4.07641" calcext:value-type="float">
            <text:p>4,07641</text:p>
          </table:table-cell>
          <table:table-cell office:value-type="float" office:value="4.40888" calcext:value-type="float">
            <text:p>4,40888</text:p>
          </table:table-cell>
          <table:table-cell office:value-type="float" office:value="4.3128" calcext:value-type="float">
            <text:p>4,3128</text:p>
          </table:table-cell>
          <table:table-cell office:value-type="float" office:value="3.91674" calcext:value-type="float">
            <text:p>3,91674</text:p>
          </table:table-cell>
          <table:table-cell office:value-type="float" office:value="3.3142" calcext:value-type="float">
            <text:p>3,3142</text:p>
          </table:table-cell>
          <table:table-cell office:value-type="float" office:value="2.66846" calcext:value-type="float">
            <text:p>2,66846</text:p>
          </table:table-cell>
          <table:table-cell office:value-type="float" office:value="2.02069" calcext:value-type="float">
            <text:p>2,02069</text:p>
          </table:table-cell>
          <table:table-cell office:value-type="float" office:value="1.43928" calcext:value-type="float">
            <text:p>1,43928</text:p>
          </table:table-cell>
          <table:table-cell office:value-type="float" office:value="0.963865" calcext:value-type="float">
            <text:p>0,963865</text:p>
          </table:table-cell>
          <table:table-cell office:value-type="float" office:value="0.628453" calcext:value-type="float">
            <text:p>0,628453</text:p>
          </table:table-cell>
          <table:table-cell office:value-type="float" office:value="0.405995" calcext:value-type="float">
            <text:p>0,405995</text:p>
          </table:table-cell>
          <table:table-cell office:value-type="float" office:value="0.276595" calcext:value-type="float">
            <text:p>0,276595</text:p>
          </table:table-cell>
          <table:table-cell office:value-type="float" office:value="0.223589" calcext:value-type="float">
            <text:p>0,223589</text:p>
          </table:table-cell>
          <table:table-cell office:value-type="float" office:value="0.301689" calcext:value-type="float">
            <text:p>0,30168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magenta</text:p>
          </table:table-cell>
          <table:table-cell office:value-type="float" office:value="0.00529135" calcext:value-type="float">
            <text:p>0,00529135</text:p>
          </table:table-cell>
          <table:table-cell office:value-type="float" office:value="0.00649492" calcext:value-type="float">
            <text:p>0,00649492</text:p>
          </table:table-cell>
          <table:table-cell office:value-type="float" office:value="0.00668519" calcext:value-type="float">
            <text:p>0,00668519</text:p>
          </table:table-cell>
          <table:table-cell office:value-type="float" office:value="0.0119267" calcext:value-type="float">
            <text:p>0,0119267</text:p>
          </table:table-cell>
          <table:table-cell office:value-type="float" office:value="0.0554982" calcext:value-type="float">
            <text:p>0,0554982</text:p>
          </table:table-cell>
          <table:table-cell office:value-type="float" office:value="0.292082" calcext:value-type="float">
            <text:p>0,292082</text:p>
          </table:table-cell>
          <table:table-cell office:value-type="float" office:value="1.15103" calcext:value-type="float">
            <text:p>1,15103</text:p>
          </table:table-cell>
          <table:table-cell office:value-type="float" office:value="2.28415" calcext:value-type="float">
            <text:p>2,28415</text:p>
          </table:table-cell>
          <table:table-cell office:value-type="float" office:value="1.9785" calcext:value-type="float">
            <text:p>1,9785</text:p>
          </table:table-cell>
          <table:table-cell office:value-type="float" office:value="1.27166" calcext:value-type="float">
            <text:p>1,27166</text:p>
          </table:table-cell>
          <table:table-cell office:value-type="float" office:value="0.918465" calcext:value-type="float">
            <text:p>0,918465</text:p>
          </table:table-cell>
          <table:table-cell office:value-type="float" office:value="1.07393" calcext:value-type="float">
            <text:p>1,07393</text:p>
          </table:table-cell>
          <table:table-cell office:value-type="float" office:value="1.53258" calcext:value-type="float">
            <text:p>1,53258</text:p>
          </table:table-cell>
          <table:table-cell office:value-type="float" office:value="1.88925" calcext:value-type="float">
            <text:p>1,88925</text:p>
          </table:table-cell>
          <table:table-cell office:value-type="float" office:value="1.79245" calcext:value-type="float">
            <text:p>1,79245</text:p>
          </table:table-cell>
          <table:table-cell office:value-type="float" office:value="1.43913" calcext:value-type="float">
            <text:p>1,43913</text:p>
          </table:table-cell>
          <table:table-cell office:value-type="float" office:value="1.18803" calcext:value-type="float">
            <text:p>1,18803</text:p>
          </table:table-cell>
          <table:table-cell office:value-type="float" office:value="1.07705" calcext:value-type="float">
            <text:p>1,07705</text:p>
          </table:table-cell>
          <table:table-cell office:value-type="float" office:value="1.00078" calcext:value-type="float">
            <text:p>1,00078</text:p>
          </table:table-cell>
          <table:table-cell office:value-type="float" office:value="1.1752" calcext:value-type="float">
            <text:p>1,1752</text:p>
          </table:table-cell>
          <table:table-cell office:value-type="float" office:value="2.04747" calcext:value-type="float">
            <text:p>2,04747</text:p>
          </table:table-cell>
          <table:table-cell office:value-type="float" office:value="3.72123" calcext:value-type="float">
            <text:p>3,72123</text:p>
          </table:table-cell>
          <table:table-cell office:value-type="float" office:value="5.42592" calcext:value-type="float">
            <text:p>5,42592</text:p>
          </table:table-cell>
          <table:table-cell office:value-type="float" office:value="6.63346" calcext:value-type="float">
            <text:p>6,63346</text:p>
          </table:table-cell>
          <table:table-cell office:value-type="float" office:value="7.4272" calcext:value-type="float">
            <text:p>7,4272</text:p>
          </table:table-cell>
          <table:table-cell office:value-type="float" office:value="7.83039" calcext:value-type="float">
            <text:p>7,83039</text:p>
          </table:table-cell>
          <table:table-cell office:value-type="float" office:value="7.79674" calcext:value-type="float">
            <text:p>7,79674</text:p>
          </table:table-cell>
          <table:table-cell office:value-type="float" office:value="7.47394" calcext:value-type="float">
            <text:p>7,47394</text:p>
          </table:table-cell>
          <table:table-cell office:value-type="float" office:value="6.83198" calcext:value-type="float">
            <text:p>6,83198</text:p>
          </table:table-cell>
          <table:table-cell office:value-type="float" office:value="5.96824" calcext:value-type="float">
            <text:p>5,96824</text:p>
          </table:table-cell>
          <table:table-cell office:value-type="float" office:value="4.9622" calcext:value-type="float">
            <text:p>4,9622</text:p>
          </table:table-cell>
          <table:table-cell office:value-type="float" office:value="4.00461" calcext:value-type="float">
            <text:p>4,00461</text:p>
          </table:table-cell>
          <table:table-cell office:value-type="float" office:value="3.14248" calcext:value-type="float">
            <text:p>3,14248</text:p>
          </table:table-cell>
          <table:table-cell office:value-type="float" office:value="2.46535" calcext:value-type="float">
            <text:p>2,46535</text:p>
          </table:table-cell>
          <table:table-cell office:value-type="float" office:value="2.07527" calcext:value-type="float">
            <text:p>2,07527</text:p>
          </table:table-cell>
          <table:table-cell office:value-type="float" office:value="1.94956" calcext:value-type="float">
            <text:p>1,94956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magenta</text:p>
          </table:table-cell>
          <table:table-cell office:value-type="float" office:value="0.00785707" calcext:value-type="float">
            <text:p>0,00785707</text:p>
          </table:table-cell>
          <table:table-cell office:value-type="float" office:value="0.00879341" calcext:value-type="float">
            <text:p>0,00879341</text:p>
          </table:table-cell>
          <table:table-cell office:value-type="float" office:value="0.00978814" calcext:value-type="float">
            <text:p>0,00978814</text:p>
          </table:table-cell>
          <table:table-cell office:value-type="float" office:value="0.0201965" calcext:value-type="float">
            <text:p>0,0201965</text:p>
          </table:table-cell>
          <table:table-cell office:value-type="float" office:value="0.112312" calcext:value-type="float">
            <text:p>0,112312</text:p>
          </table:table-cell>
          <table:table-cell office:value-type="float" office:value="0.625266" calcext:value-type="float">
            <text:p>0,625266</text:p>
          </table:table-cell>
          <table:table-cell office:value-type="float" office:value="2.48513" calcext:value-type="float">
            <text:p>2,48513</text:p>
          </table:table-cell>
          <table:table-cell office:value-type="float" office:value="4.87243" calcext:value-type="float">
            <text:p>4,87243</text:p>
          </table:table-cell>
          <table:table-cell office:value-type="float" office:value="4.0983" calcext:value-type="float">
            <text:p>4,0983</text:p>
          </table:table-cell>
          <table:table-cell office:value-type="float" office:value="2.50314" calcext:value-type="float">
            <text:p>2,50314</text:p>
          </table:table-cell>
          <table:table-cell office:value-type="float" office:value="1.68058" calcext:value-type="float">
            <text:p>1,68058</text:p>
          </table:table-cell>
          <table:table-cell office:value-type="float" office:value="1.80565" calcext:value-type="float">
            <text:p>1,80565</text:p>
          </table:table-cell>
          <table:table-cell office:value-type="float" office:value="2.37293" calcext:value-type="float">
            <text:p>2,37293</text:p>
          </table:table-cell>
          <table:table-cell office:value-type="float" office:value="2.6955" calcext:value-type="float">
            <text:p>2,6955</text:p>
          </table:table-cell>
          <table:table-cell office:value-type="float" office:value="2.33329" calcext:value-type="float">
            <text:p>2,33329</text:p>
          </table:table-cell>
          <table:table-cell office:value-type="float" office:value="1.68533" calcext:value-type="float">
            <text:p>1,68533</text:p>
          </table:table-cell>
          <table:table-cell office:value-type="float" office:value="1.23681" calcext:value-type="float">
            <text:p>1,23681</text:p>
          </table:table-cell>
          <table:table-cell office:value-type="float" office:value="0.996763" calcext:value-type="float">
            <text:p>0,996763</text:p>
          </table:table-cell>
          <table:table-cell office:value-type="float" office:value="0.818376" calcext:value-type="float">
            <text:p>0,818376</text:p>
          </table:table-cell>
          <table:table-cell office:value-type="float" office:value="0.836066" calcext:value-type="float">
            <text:p>0,836066</text:p>
          </table:table-cell>
          <table:table-cell office:value-type="float" office:value="1.2638" calcext:value-type="float">
            <text:p>1,2638</text:p>
          </table:table-cell>
          <table:table-cell office:value-type="float" office:value="2.00643" calcext:value-type="float">
            <text:p>2,00643</text:p>
          </table:table-cell>
          <table:table-cell office:value-type="float" office:value="2.54471" calcext:value-type="float">
            <text:p>2,54471</text:p>
          </table:table-cell>
          <table:table-cell office:value-type="float" office:value="2.68225" calcext:value-type="float">
            <text:p>2,68225</text:p>
          </table:table-cell>
          <table:table-cell office:value-type="float" office:value="2.5704" calcext:value-type="float">
            <text:p>2,5704</text:p>
          </table:table-cell>
          <table:table-cell office:value-type="float" office:value="2.29992" calcext:value-type="float">
            <text:p>2,29992</text:p>
          </table:table-cell>
          <table:table-cell office:value-type="float" office:value="1.92768" calcext:value-type="float">
            <text:p>1,92768</text:p>
          </table:table-cell>
          <table:table-cell office:value-type="float" office:value="1.54801" calcext:value-type="float">
            <text:p>1,54801</text:p>
          </table:table-cell>
          <table:table-cell office:value-type="float" office:value="1.18039" calcext:value-type="float">
            <text:p>1,18039</text:p>
          </table:table-cell>
          <table:table-cell office:value-type="float" office:value="0.857213" calcext:value-type="float">
            <text:p>0,857213</text:p>
          </table:table-cell>
          <table:table-cell office:value-type="float" office:value="0.593124" calcext:value-type="float">
            <text:p>0,593124</text:p>
          </table:table-cell>
          <table:table-cell office:value-type="float" office:value="0.402009" calcext:value-type="float">
            <text:p>0,402009</text:p>
          </table:table-cell>
          <table:table-cell office:value-type="float" office:value="0.271354" calcext:value-type="float">
            <text:p>0,271354</text:p>
          </table:table-cell>
          <table:table-cell office:value-type="float" office:value="0.193585" calcext:value-type="float">
            <text:p>0,193585</text:p>
          </table:table-cell>
          <table:table-cell office:value-type="float" office:value="0.169784" calcext:value-type="float">
            <text:p>0,169784</text:p>
          </table:table-cell>
          <table:table-cell office:value-type="float" office:value="0.290445" calcext:value-type="float">
            <text:p>0,29044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magenta</text:p>
          </table:table-cell>
          <table:table-cell office:value-type="float" office:value="0.00596001" calcext:value-type="float">
            <text:p>0,00596001</text:p>
          </table:table-cell>
          <table:table-cell office:value-type="float" office:value="0.00750017" calcext:value-type="float">
            <text:p>0,00750017</text:p>
          </table:table-cell>
          <table:table-cell office:value-type="float" office:value="0.00937276" calcext:value-type="float">
            <text:p>0,00937276</text:p>
          </table:table-cell>
          <table:table-cell office:value-type="float" office:value="0.0247216" calcext:value-type="float">
            <text:p>0,0247216</text:p>
          </table:table-cell>
          <table:table-cell office:value-type="float" office:value="0.152633" calcext:value-type="float">
            <text:p>0,152633</text:p>
          </table:table-cell>
          <table:table-cell office:value-type="float" office:value="0.829771" calcext:value-type="float">
            <text:p>0,829771</text:p>
          </table:table-cell>
          <table:table-cell office:value-type="float" office:value="3.08565" calcext:value-type="float">
            <text:p>3,08565</text:p>
          </table:table-cell>
          <table:table-cell office:value-type="float" office:value="5.62067" calcext:value-type="float">
            <text:p>5,62067</text:p>
          </table:table-cell>
          <table:table-cell office:value-type="float" office:value="4.29213" calcext:value-type="float">
            <text:p>4,29213</text:p>
          </table:table-cell>
          <table:table-cell office:value-type="float" office:value="2.27877" calcext:value-type="float">
            <text:p>2,27877</text:p>
          </table:table-cell>
          <table:table-cell office:value-type="float" office:value="1.26878" calcext:value-type="float">
            <text:p>1,26878</text:p>
          </table:table-cell>
          <table:table-cell office:value-type="float" office:value="1.08996" calcext:value-type="float">
            <text:p>1,08996</text:p>
          </table:table-cell>
          <table:table-cell office:value-type="float" office:value="1.13734" calcext:value-type="float">
            <text:p>1,13734</text:p>
          </table:table-cell>
          <table:table-cell office:value-type="float" office:value="1.0183" calcext:value-type="float">
            <text:p>1,0183</text:p>
          </table:table-cell>
          <table:table-cell office:value-type="float" office:value="0.671423" calcext:value-type="float">
            <text:p>0,671423</text:p>
          </table:table-cell>
          <table:table-cell office:value-type="float" office:value="0.35619" calcext:value-type="float">
            <text:p>0,35619</text:p>
          </table:table-cell>
          <table:table-cell office:value-type="float" office:value="0.192307" calcext:value-type="float">
            <text:p>0,192307</text:p>
          </table:table-cell>
          <table:table-cell office:value-type="float" office:value="0.128592" calcext:value-type="float">
            <text:p>0,128592</text:p>
          </table:table-cell>
          <table:table-cell office:value-type="float" office:value="0.111291" calcext:value-type="float">
            <text:p>0,111291</text:p>
          </table:table-cell>
          <table:table-cell office:value-type="float" office:value="0.156358" calcext:value-type="float">
            <text:p>0,156358</text:p>
          </table:table-cell>
          <table:table-cell office:value-type="float" office:value="0.355843" calcext:value-type="float">
            <text:p>0,355843</text:p>
          </table:table-cell>
          <table:table-cell office:value-type="float" office:value="0.832685" calcext:value-type="float">
            <text:p>0,832685</text:p>
          </table:table-cell>
          <table:table-cell office:value-type="float" office:value="1.53198" calcext:value-type="float">
            <text:p>1,53198</text:p>
          </table:table-cell>
          <table:table-cell office:value-type="float" office:value="2.30478" calcext:value-type="float">
            <text:p>2,30478</text:p>
          </table:table-cell>
          <table:table-cell office:value-type="float" office:value="3.07529" calcext:value-type="float">
            <text:p>3,07529</text:p>
          </table:table-cell>
          <table:table-cell office:value-type="float" office:value="3.76033" calcext:value-type="float">
            <text:p>3,76033</text:p>
          </table:table-cell>
          <table:table-cell office:value-type="float" office:value="4.24564" calcext:value-type="float">
            <text:p>4,24564</text:p>
          </table:table-cell>
          <table:table-cell office:value-type="float" office:value="4.52448" calcext:value-type="float">
            <text:p>4,52448</text:p>
          </table:table-cell>
          <table:table-cell office:value-type="float" office:value="4.52827" calcext:value-type="float">
            <text:p>4,52827</text:p>
          </table:table-cell>
          <table:table-cell office:value-type="float" office:value="4.2708" calcext:value-type="float">
            <text:p>4,2708</text:p>
          </table:table-cell>
          <table:table-cell office:value-type="float" office:value="3.78582" calcext:value-type="float">
            <text:p>3,78582</text:p>
          </table:table-cell>
          <table:table-cell office:value-type="float" office:value="3.21013" calcext:value-type="float">
            <text:p>3,21013</text:p>
          </table:table-cell>
          <table:table-cell office:value-type="float" office:value="2.61896" calcext:value-type="float">
            <text:p>2,61896</text:p>
          </table:table-cell>
          <table:table-cell office:value-type="float" office:value="2.11335" calcext:value-type="float">
            <text:p>2,11335</text:p>
          </table:table-cell>
          <table:table-cell office:value-type="float" office:value="1.8023" calcext:value-type="float">
            <text:p>1,8023</text:p>
          </table:table-cell>
          <table:table-cell office:value-type="float" office:value="1.65415" calcext:value-type="float">
            <text:p>1,6541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red</text:p>
          </table:table-cell>
          <table:table-cell office:value-type="float" office:value="0.000374788" calcext:value-type="float">
            <text:p>0,000374788</text:p>
          </table:table-cell>
          <table:table-cell office:value-type="float" office:value="0.000323479" calcext:value-type="float">
            <text:p>0,000323479</text:p>
          </table:table-cell>
          <table:table-cell table:style-name="ce2" office:value-type="float" office:value="-0.0000324418" calcext:value-type="float">
            <text:p>-3,24E-05</text:p>
          </table:table-cell>
          <table:table-cell office:value-type="float" office:value="0.000238429" calcext:value-type="float">
            <text:p>0,000238429</text:p>
          </table:table-cell>
          <table:table-cell office:value-type="float" office:value="0.00279986" calcext:value-type="float">
            <text:p>0,00279986</text:p>
          </table:table-cell>
          <table:table-cell office:value-type="float" office:value="0.0112948" calcext:value-type="float">
            <text:p>0,0112948</text:p>
          </table:table-cell>
          <table:table-cell office:value-type="float" office:value="0.027498" calcext:value-type="float">
            <text:p>0,027498</text:p>
          </table:table-cell>
          <table:table-cell office:value-type="float" office:value="0.0318008" calcext:value-type="float">
            <text:p>0,0318008</text:p>
          </table:table-cell>
          <table:table-cell office:value-type="float" office:value="0.0144857" calcext:value-type="float">
            <text:p>0,0144857</text:p>
          </table:table-cell>
          <table:table-cell office:value-type="float" office:value="0.00406041" calcext:value-type="float">
            <text:p>0,00406041</text:p>
          </table:table-cell>
          <table:table-cell office:value-type="float" office:value="0.0012114" calcext:value-type="float">
            <text:p>0,0012114</text:p>
          </table:table-cell>
          <table:table-cell office:value-type="float" office:value="0.000680902" calcext:value-type="float">
            <text:p>0,000680902</text:p>
          </table:table-cell>
          <table:table-cell office:value-type="float" office:value="0.00077719" calcext:value-type="float">
            <text:p>0,00077719</text:p>
          </table:table-cell>
          <table:table-cell office:value-type="float" office:value="0.00131282" calcext:value-type="float">
            <text:p>0,00131282</text:p>
          </table:table-cell>
          <table:table-cell office:value-type="float" office:value="0.0021202" calcext:value-type="float">
            <text:p>0,0021202</text:p>
          </table:table-cell>
          <table:table-cell office:value-type="float" office:value="0.00309995" calcext:value-type="float">
            <text:p>0,00309995</text:p>
          </table:table-cell>
          <table:table-cell office:value-type="float" office:value="0.00495122" calcext:value-type="float">
            <text:p>0,00495122</text:p>
          </table:table-cell>
          <table:table-cell office:value-type="float" office:value="0.00754471" calcext:value-type="float">
            <text:p>0,00754471</text:p>
          </table:table-cell>
          <table:table-cell office:value-type="float" office:value="0.012639" calcext:value-type="float">
            <text:p>0,012639</text:p>
          </table:table-cell>
          <table:table-cell office:value-type="float" office:value="0.0294376" calcext:value-type="float">
            <text:p>0,0294376</text:p>
          </table:table-cell>
          <table:table-cell office:value-type="float" office:value="0.0834182" calcext:value-type="float">
            <text:p>0,0834182</text:p>
          </table:table-cell>
          <table:table-cell office:value-type="float" office:value="0.221012" calcext:value-type="float">
            <text:p>0,221012</text:p>
          </table:table-cell>
          <table:table-cell office:value-type="float" office:value="0.438466" calcext:value-type="float">
            <text:p>0,438466</text:p>
          </table:table-cell>
          <table:table-cell office:value-type="float" office:value="0.623969" calcext:value-type="float">
            <text:p>0,623969</text:p>
          </table:table-cell>
          <table:table-cell office:value-type="float" office:value="0.691496" calcext:value-type="float">
            <text:p>0,691496</text:p>
          </table:table-cell>
          <table:table-cell office:value-type="float" office:value="0.655997" calcext:value-type="float">
            <text:p>0,655997</text:p>
          </table:table-cell>
          <table:table-cell office:value-type="float" office:value="0.561761" calcext:value-type="float">
            <text:p>0,561761</text:p>
          </table:table-cell>
          <table:table-cell office:value-type="float" office:value="0.453759" calcext:value-type="float">
            <text:p>0,453759</text:p>
          </table:table-cell>
          <table:table-cell office:value-type="float" office:value="0.344987" calcext:value-type="float">
            <text:p>0,344987</text:p>
          </table:table-cell>
          <table:table-cell office:value-type="float" office:value="0.248279" calcext:value-type="float">
            <text:p>0,248279</text:p>
          </table:table-cell>
          <table:table-cell office:value-type="float" office:value="0.168854" calcext:value-type="float">
            <text:p>0,168854</text:p>
          </table:table-cell>
          <table:table-cell office:value-type="float" office:value="0.11324" calcext:value-type="float">
            <text:p>0,11324</text:p>
          </table:table-cell>
          <table:table-cell office:value-type="float" office:value="0.0756821" calcext:value-type="float">
            <text:p>0,0756821</text:p>
          </table:table-cell>
          <table:table-cell office:value-type="float" office:value="0.0515891" calcext:value-type="float">
            <text:p>0,0515891</text:p>
          </table:table-cell>
          <table:table-cell office:value-type="float" office:value="0.038842" calcext:value-type="float">
            <text:p>0,038842</text:p>
          </table:table-cell>
          <table:table-cell office:value-type="float" office:value="0.0399659" calcext:value-type="float">
            <text:p>0,039965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red</text:p>
          </table:table-cell>
          <table:table-cell office:value-type="float" office:value="0.00131685" calcext:value-type="float">
            <text:p>0,00131685</text:p>
          </table:table-cell>
          <table:table-cell office:value-type="float" office:value="0.00138825" calcext:value-type="float">
            <text:p>0,00138825</text:p>
          </table:table-cell>
          <table:table-cell office:value-type="float" office:value="0.000599413" calcext:value-type="float">
            <text:p>0,000599413</text:p>
          </table:table-cell>
          <table:table-cell office:value-type="float" office:value="0.000568875" calcext:value-type="float">
            <text:p>0,000568875</text:p>
          </table:table-cell>
          <table:table-cell office:value-type="float" office:value="0.00210303" calcext:value-type="float">
            <text:p>0,00210303</text:p>
          </table:table-cell>
          <table:table-cell office:value-type="float" office:value="0.00615277" calcext:value-type="float">
            <text:p>0,00615277</text:p>
          </table:table-cell>
          <table:table-cell office:value-type="float" office:value="0.0117767" calcext:value-type="float">
            <text:p>0,0117767</text:p>
          </table:table-cell>
          <table:table-cell office:value-type="float" office:value="0.0105752" calcext:value-type="float">
            <text:p>0,0105752</text:p>
          </table:table-cell>
          <table:table-cell office:value-type="float" office:value="0.00435754" calcext:value-type="float">
            <text:p>0,00435754</text:p>
          </table:table-cell>
          <table:table-cell office:value-type="float" office:value="0.00161024" calcext:value-type="float">
            <text:p>0,00161024</text:p>
          </table:table-cell>
          <table:table-cell office:value-type="float" office:value="0.00115734" calcext:value-type="float">
            <text:p>0,00115734</text:p>
          </table:table-cell>
          <table:table-cell office:value-type="float" office:value="0.000619838" calcext:value-type="float">
            <text:p>0,000619838</text:p>
          </table:table-cell>
          <table:table-cell office:value-type="float" office:value="0.00118849" calcext:value-type="float">
            <text:p>0,00118849</text:p>
          </table:table-cell>
          <table:table-cell office:value-type="float" office:value="0.0014194" calcext:value-type="float">
            <text:p>0,0014194</text:p>
          </table:table-cell>
          <table:table-cell office:value-type="float" office:value="0.00186268" calcext:value-type="float">
            <text:p>0,00186268</text:p>
          </table:table-cell>
          <table:table-cell office:value-type="float" office:value="0.00304582" calcext:value-type="float">
            <text:p>0,00304582</text:p>
          </table:table-cell>
          <table:table-cell office:value-type="float" office:value="0.0049442" calcext:value-type="float">
            <text:p>0,0049442</text:p>
          </table:table-cell>
          <table:table-cell office:value-type="float" office:value="0.00891121" calcext:value-type="float">
            <text:p>0,00891121</text:p>
          </table:table-cell>
          <table:table-cell office:value-type="float" office:value="0.0195733" calcext:value-type="float">
            <text:p>0,0195733</text:p>
          </table:table-cell>
          <table:table-cell office:value-type="float" office:value="0.0575494" calcext:value-type="float">
            <text:p>0,0575494</text:p>
          </table:table-cell>
          <table:table-cell office:value-type="float" office:value="0.212257" calcext:value-type="float">
            <text:p>0,212257</text:p>
          </table:table-cell>
          <table:table-cell office:value-type="float" office:value="0.716991" calcext:value-type="float">
            <text:p>0,716991</text:p>
          </table:table-cell>
          <table:table-cell office:value-type="float" office:value="1.79672" calcext:value-type="float">
            <text:p>1,79672</text:p>
          </table:table-cell>
          <table:table-cell office:value-type="float" office:value="3.21467" calcext:value-type="float">
            <text:p>3,21467</text:p>
          </table:table-cell>
          <table:table-cell office:value-type="float" office:value="4.48481" calcext:value-type="float">
            <text:p>4,48481</text:p>
          </table:table-cell>
          <table:table-cell office:value-type="float" office:value="5.37044" calcext:value-type="float">
            <text:p>5,37044</text:p>
          </table:table-cell>
          <table:table-cell office:value-type="float" office:value="5.80516" calcext:value-type="float">
            <text:p>5,80516</text:p>
          </table:table-cell>
          <table:table-cell office:value-type="float" office:value="5.90242" calcext:value-type="float">
            <text:p>5,90242</text:p>
          </table:table-cell>
          <table:table-cell office:value-type="float" office:value="5.64943" calcext:value-type="float">
            <text:p>5,64943</text:p>
          </table:table-cell>
          <table:table-cell office:value-type="float" office:value="5.12128" calcext:value-type="float">
            <text:p>5,12128</text:p>
          </table:table-cell>
          <table:table-cell office:value-type="float" office:value="4.39159" calcext:value-type="float">
            <text:p>4,39159</text:p>
          </table:table-cell>
          <table:table-cell office:value-type="float" office:value="3.63348" calcext:value-type="float">
            <text:p>3,63348</text:p>
          </table:table-cell>
          <table:table-cell office:value-type="float" office:value="2.9091" calcext:value-type="float">
            <text:p>2,9091</text:p>
          </table:table-cell>
          <table:table-cell office:value-type="float" office:value="2.31442" calcext:value-type="float">
            <text:p>2,31442</text:p>
          </table:table-cell>
          <table:table-cell office:value-type="float" office:value="1.95706" calcext:value-type="float">
            <text:p>1,95706</text:p>
          </table:table-cell>
          <table:table-cell office:value-type="float" office:value="1.75067" calcext:value-type="float">
            <text:p>1,7506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red</text:p>
          </table:table-cell>
          <table:table-cell office:value-type="float" office:value="0.000832549" calcext:value-type="float">
            <text:p>0,000832549</text:p>
          </table:table-cell>
          <table:table-cell office:value-type="float" office:value="0.000871098" calcext:value-type="float">
            <text:p>0,000871098</text:p>
          </table:table-cell>
          <table:table-cell office:value-type="float" office:value="0.000104138" calcext:value-type="float">
            <text:p>0,000104138</text:p>
          </table:table-cell>
          <table:table-cell office:value-type="float" office:value="0.000438239" calcext:value-type="float">
            <text:p>0,000438239</text:p>
          </table:table-cell>
          <table:table-cell office:value-type="float" office:value="0.00158413" calcext:value-type="float">
            <text:p>0,00158413</text:p>
          </table:table-cell>
          <table:table-cell office:value-type="float" office:value="0.00339268" calcext:value-type="float">
            <text:p>0,00339268</text:p>
          </table:table-cell>
          <table:table-cell office:value-type="float" office:value="0.00439183" calcext:value-type="float">
            <text:p>0,00439183</text:p>
          </table:table-cell>
          <table:table-cell office:value-type="float" office:value="0.00348401" calcext:value-type="float">
            <text:p>0,00348401</text:p>
          </table:table-cell>
          <table:table-cell office:value-type="float" office:value="0.00214052" calcext:value-type="float">
            <text:p>0,00214052</text:p>
          </table:table-cell>
          <table:table-cell office:value-type="float" office:value="0.00132116" calcext:value-type="float">
            <text:p>0,00132116</text:p>
          </table:table-cell>
          <table:table-cell office:value-type="float" office:value="0.00105814" calcext:value-type="float">
            <text:p>0,00105814</text:p>
          </table:table-cell>
          <table:table-cell office:value-type="float" office:value="0.00130352" calcext:value-type="float">
            <text:p>0,00130352</text:p>
          </table:table-cell>
          <table:table-cell office:value-type="float" office:value="0.00142191" calcext:value-type="float">
            <text:p>0,00142191</text:p>
          </table:table-cell>
          <table:table-cell office:value-type="float" office:value="0.00260693" calcext:value-type="float">
            <text:p>0,00260693</text:p>
          </table:table-cell>
          <table:table-cell office:value-type="float" office:value="0.00484856" calcext:value-type="float">
            <text:p>0,00484856</text:p>
          </table:table-cell>
          <table:table-cell office:value-type="float" office:value="0.00862383" calcext:value-type="float">
            <text:p>0,00862383</text:p>
          </table:table-cell>
          <table:table-cell office:value-type="float" office:value="0.0146579" calcext:value-type="float">
            <text:p>0,0146579</text:p>
          </table:table-cell>
          <table:table-cell office:value-type="float" office:value="0.0258496" calcext:value-type="float">
            <text:p>0,0258496</text:p>
          </table:table-cell>
          <table:table-cell office:value-type="float" office:value="0.0493194" calcext:value-type="float">
            <text:p>0,0493194</text:p>
          </table:table-cell>
          <table:table-cell office:value-type="float" office:value="0.123783" calcext:value-type="float">
            <text:p>0,123783</text:p>
          </table:table-cell>
          <table:table-cell office:value-type="float" office:value="0.378189" calcext:value-type="float">
            <text:p>0,378189</text:p>
          </table:table-cell>
          <table:table-cell office:value-type="float" office:value="1.0557" calcext:value-type="float">
            <text:p>1,0557</text:p>
          </table:table-cell>
          <table:table-cell office:value-type="float" office:value="2.18828" calcext:value-type="float">
            <text:p>2,18828</text:p>
          </table:table-cell>
          <table:table-cell office:value-type="float" office:value="3.23886" calcext:value-type="float">
            <text:p>3,23886</text:p>
          </table:table-cell>
          <table:table-cell office:value-type="float" office:value="3.72264" calcext:value-type="float">
            <text:p>3,72264</text:p>
          </table:table-cell>
          <table:table-cell office:value-type="float" office:value="3.64233" calcext:value-type="float">
            <text:p>3,64233</text:p>
          </table:table-cell>
          <table:table-cell office:value-type="float" office:value="3.18572" calcext:value-type="float">
            <text:p>3,18572</text:p>
          </table:table-cell>
          <table:table-cell office:value-type="float" office:value="2.59496" calcext:value-type="float">
            <text:p>2,59496</text:p>
          </table:table-cell>
          <table:table-cell office:value-type="float" office:value="1.95427" calcext:value-type="float">
            <text:p>1,95427</text:p>
          </table:table-cell>
          <table:table-cell office:value-type="float" office:value="1.35977" calcext:value-type="float">
            <text:p>1,35977</text:p>
          </table:table-cell>
          <table:table-cell office:value-type="float" office:value="0.867889" calcext:value-type="float">
            <text:p>0,867889</text:p>
          </table:table-cell>
          <table:table-cell office:value-type="float" office:value="0.519812" calcext:value-type="float">
            <text:p>0,519812</text:p>
          </table:table-cell>
          <table:table-cell office:value-type="float" office:value="0.290346" calcext:value-type="float">
            <text:p>0,290346</text:p>
          </table:table-cell>
          <table:table-cell office:value-type="float" office:value="0.156565" calcext:value-type="float">
            <text:p>0,156565</text:p>
          </table:table-cell>
          <table:table-cell office:value-type="float" office:value="0.0969639" calcext:value-type="float">
            <text:p>0,0969639</text:p>
          </table:table-cell>
          <table:table-cell office:value-type="float" office:value="0.0989169" calcext:value-type="float">
            <text:p>0,098916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red</text:p>
          </table:table-cell>
          <table:table-cell office:value-type="float" office:value="0.00102797" calcext:value-type="float">
            <text:p>0,00102797</text:p>
          </table:table-cell>
          <table:table-cell office:value-type="float" office:value="0.00166393" calcext:value-type="float">
            <text:p>0,00166393</text:p>
          </table:table-cell>
          <table:table-cell office:value-type="float" office:value="0.00127206" calcext:value-type="float">
            <text:p>0,00127206</text:p>
          </table:table-cell>
          <table:table-cell office:value-type="float" office:value="0.00137939" calcext:value-type="float">
            <text:p>0,00137939</text:p>
          </table:table-cell>
          <table:table-cell office:value-type="float" office:value="0.00133291" calcext:value-type="float">
            <text:p>0,00133291</text:p>
          </table:table-cell>
          <table:table-cell office:value-type="float" office:value="0.00309182" calcext:value-type="float">
            <text:p>0,00309182</text:p>
          </table:table-cell>
          <table:table-cell office:value-type="float" office:value="0.00840123" calcext:value-type="float">
            <text:p>0,00840123</text:p>
          </table:table-cell>
          <table:table-cell office:value-type="float" office:value="0.0111788" calcext:value-type="float">
            <text:p>0,0111788</text:p>
          </table:table-cell>
          <table:table-cell office:value-type="float" office:value="0.00682551" calcext:value-type="float">
            <text:p>0,00682551</text:p>
          </table:table-cell>
          <table:table-cell office:value-type="float" office:value="0.00303807" calcext:value-type="float">
            <text:p>0,00303807</text:p>
          </table:table-cell>
          <table:table-cell office:value-type="float" office:value="0.00177647" calcext:value-type="float">
            <text:p>0,00177647</text:p>
          </table:table-cell>
          <table:table-cell office:value-type="float" office:value="0.00160074" calcext:value-type="float">
            <text:p>0,00160074</text:p>
          </table:table-cell>
          <table:table-cell office:value-type="float" office:value="0.00192606" calcext:value-type="float">
            <text:p>0,00192606</text:p>
          </table:table-cell>
          <table:table-cell office:value-type="float" office:value="0.00259545" calcext:value-type="float">
            <text:p>0,00259545</text:p>
          </table:table-cell>
          <table:table-cell office:value-type="float" office:value="0.00447486" calcext:value-type="float">
            <text:p>0,00447486</text:p>
          </table:table-cell>
          <table:table-cell office:value-type="float" office:value="0.00733275" calcext:value-type="float">
            <text:p>0,00733275</text:p>
          </table:table-cell>
          <table:table-cell office:value-type="float" office:value="0.0127468" calcext:value-type="float">
            <text:p>0,0127468</text:p>
          </table:table-cell>
          <table:table-cell office:value-type="float" office:value="0.0210449" calcext:value-type="float">
            <text:p>0,0210449</text:p>
          </table:table-cell>
          <table:table-cell office:value-type="float" office:value="0.0411245" calcext:value-type="float">
            <text:p>0,0411245</text:p>
          </table:table-cell>
          <table:table-cell office:value-type="float" office:value="0.110305" calcext:value-type="float">
            <text:p>0,110305</text:p>
          </table:table-cell>
          <table:table-cell office:value-type="float" office:value="0.369573" calcext:value-type="float">
            <text:p>0,369573</text:p>
          </table:table-cell>
          <table:table-cell office:value-type="float" office:value="1.14998" calcext:value-type="float">
            <text:p>1,14998</text:p>
          </table:table-cell>
          <table:table-cell office:value-type="float" office:value="2.68548" calcext:value-type="float">
            <text:p>2,68548</text:p>
          </table:table-cell>
          <table:table-cell office:value-type="float" office:value="4.51549" calcext:value-type="float">
            <text:p>4,51549</text:p>
          </table:table-cell>
          <table:table-cell office:value-type="float" office:value="5.96357" calcext:value-type="float">
            <text:p>5,96357</text:p>
          </table:table-cell>
          <table:table-cell office:value-type="float" office:value="6.80844" calcext:value-type="float">
            <text:p>6,80844</text:p>
          </table:table-cell>
          <table:table-cell office:value-type="float" office:value="7.06062" calcext:value-type="float">
            <text:p>7,06062</text:p>
          </table:table-cell>
          <table:table-cell office:value-type="float" office:value="6.93168" calcext:value-type="float">
            <text:p>6,93168</text:p>
          </table:table-cell>
          <table:table-cell office:value-type="float" office:value="6.43841" calcext:value-type="float">
            <text:p>6,43841</text:p>
          </table:table-cell>
          <table:table-cell office:value-type="float" office:value="5.69207" calcext:value-type="float">
            <text:p>5,69207</text:p>
          </table:table-cell>
          <table:table-cell office:value-type="float" office:value="4.7866" calcext:value-type="float">
            <text:p>4,7866</text:p>
          </table:table-cell>
          <table:table-cell office:value-type="float" office:value="3.90278" calcext:value-type="float">
            <text:p>3,90278</text:p>
          </table:table-cell>
          <table:table-cell office:value-type="float" office:value="3.09246" calcext:value-type="float">
            <text:p>3,09246</text:p>
          </table:table-cell>
          <table:table-cell office:value-type="float" office:value="2.44329" calcext:value-type="float">
            <text:p>2,44329</text:p>
          </table:table-cell>
          <table:table-cell office:value-type="float" office:value="2.05671" calcext:value-type="float">
            <text:p>2,05671</text:p>
          </table:table-cell>
          <table:table-cell office:value-type="float" office:value="1.8374" calcext:value-type="float">
            <text:p>1,8374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red</text:p>
          </table:table-cell>
          <table:table-cell office:value-type="float" office:value="0.00102749" calcext:value-type="float">
            <text:p>0,00102749</text:p>
          </table:table-cell>
          <table:table-cell office:value-type="float" office:value="0.00152147" calcext:value-type="float">
            <text:p>0,00152147</text:p>
          </table:table-cell>
          <table:table-cell office:value-type="float" office:value="0.00113036" calcext:value-type="float">
            <text:p>0,00113036</text:p>
          </table:table-cell>
          <table:table-cell office:value-type="float" office:value="0.000737736" calcext:value-type="float">
            <text:p>0,000737736</text:p>
          </table:table-cell>
          <table:table-cell office:value-type="float" office:value="0.00243816" calcext:value-type="float">
            <text:p>0,00243816</text:p>
          </table:table-cell>
          <table:table-cell office:value-type="float" office:value="0.00821091" calcext:value-type="float">
            <text:p>0,00821091</text:p>
          </table:table-cell>
          <table:table-cell office:value-type="float" office:value="0.0233398" calcext:value-type="float">
            <text:p>0,0233398</text:p>
          </table:table-cell>
          <table:table-cell office:value-type="float" office:value="0.0312994" calcext:value-type="float">
            <text:p>0,0312994</text:p>
          </table:table-cell>
          <table:table-cell office:value-type="float" office:value="0.0164861" calcext:value-type="float">
            <text:p>0,0164861</text:p>
          </table:table-cell>
          <table:table-cell office:value-type="float" office:value="0.00564962" calcext:value-type="float">
            <text:p>0,00564962</text:p>
          </table:table-cell>
          <table:table-cell office:value-type="float" office:value="0.00243362" calcext:value-type="float">
            <text:p>0,00243362</text:p>
          </table:table-cell>
          <table:table-cell office:value-type="float" office:value="0.00164283" calcext:value-type="float">
            <text:p>0,00164283</text:p>
          </table:table-cell>
          <table:table-cell office:value-type="float" office:value="0.00205415" calcext:value-type="float">
            <text:p>0,00205415</text:p>
          </table:table-cell>
          <table:table-cell office:value-type="float" office:value="0.00283646" calcext:value-type="float">
            <text:p>0,00283646</text:p>
          </table:table-cell>
          <table:table-cell office:value-type="float" office:value="0.00480369" calcext:value-type="float">
            <text:p>0,00480369</text:p>
          </table:table-cell>
          <table:table-cell office:value-type="float" office:value="0.00824136" calcext:value-type="float">
            <text:p>0,00824136</text:p>
          </table:table-cell>
          <table:table-cell office:value-type="float" office:value="0.0128471" calcext:value-type="float">
            <text:p>0,0128471</text:p>
          </table:table-cell>
          <table:table-cell office:value-type="float" office:value="0.0198603" calcext:value-type="float">
            <text:p>0,0198603</text:p>
          </table:table-cell>
          <table:table-cell office:value-type="float" office:value="0.0349373" calcext:value-type="float">
            <text:p>0,0349373</text:p>
          </table:table-cell>
          <table:table-cell office:value-type="float" office:value="0.0822381" calcext:value-type="float">
            <text:p>0,0822381</text:p>
          </table:table-cell>
          <table:table-cell office:value-type="float" office:value="0.239277" calcext:value-type="float">
            <text:p>0,239277</text:p>
          </table:table-cell>
          <table:table-cell office:value-type="float" office:value="0.641408" calcext:value-type="float">
            <text:p>0,641408</text:p>
          </table:table-cell>
          <table:table-cell office:value-type="float" office:value="1.28002" calcext:value-type="float">
            <text:p>1,28002</text:p>
          </table:table-cell>
          <table:table-cell office:value-type="float" office:value="1.82648" calcext:value-type="float">
            <text:p>1,82648</text:p>
          </table:table-cell>
          <table:table-cell office:value-type="float" office:value="2.02326" calcext:value-type="float">
            <text:p>2,02326</text:p>
          </table:table-cell>
          <table:table-cell office:value-type="float" office:value="1.90875" calcext:value-type="float">
            <text:p>1,90875</text:p>
          </table:table-cell>
          <table:table-cell office:value-type="float" office:value="1.61181" calcext:value-type="float">
            <text:p>1,61181</text:p>
          </table:table-cell>
          <table:table-cell office:value-type="float" office:value="1.27084" calcext:value-type="float">
            <text:p>1,27084</text:p>
          </table:table-cell>
          <table:table-cell office:value-type="float" office:value="0.928582" calcext:value-type="float">
            <text:p>0,928582</text:p>
          </table:table-cell>
          <table:table-cell office:value-type="float" office:value="0.630007" calcext:value-type="float">
            <text:p>0,630007</text:p>
          </table:table-cell>
          <table:table-cell office:value-type="float" office:value="0.394517" calcext:value-type="float">
            <text:p>0,394517</text:p>
          </table:table-cell>
          <table:table-cell office:value-type="float" office:value="0.234761" calcext:value-type="float">
            <text:p>0,234761</text:p>
          </table:table-cell>
          <table:table-cell office:value-type="float" office:value="0.13412" calcext:value-type="float">
            <text:p>0,13412</text:p>
          </table:table-cell>
          <table:table-cell office:value-type="float" office:value="0.0775597" calcext:value-type="float">
            <text:p>0,0775597</text:p>
          </table:table-cell>
          <table:table-cell office:value-type="float" office:value="0.055634" calcext:value-type="float">
            <text:p>0,055634</text:p>
          </table:table-cell>
          <table:table-cell office:value-type="float" office:value="0.0675491" calcext:value-type="float">
            <text:p>0,067549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red</text:p>
          </table:table-cell>
          <table:table-cell office:value-type="float" office:value="0.00128105" calcext:value-type="float">
            <text:p>0,00128105</text:p>
          </table:table-cell>
          <table:table-cell office:value-type="float" office:value="0.00163579" calcext:value-type="float">
            <text:p>0,00163579</text:p>
          </table:table-cell>
          <table:table-cell office:value-type="float" office:value="0.000778921" calcext:value-type="float">
            <text:p>0,000778921</text:p>
          </table:table-cell>
          <table:table-cell office:value-type="float" office:value="0.00105589" calcext:value-type="float">
            <text:p>0,00105589</text:p>
          </table:table-cell>
          <table:table-cell office:value-type="float" office:value="0.0023834" calcext:value-type="float">
            <text:p>0,0023834</text:p>
          </table:table-cell>
          <table:table-cell office:value-type="float" office:value="0.010158" calcext:value-type="float">
            <text:p>0,010158</text:p>
          </table:table-cell>
          <table:table-cell office:value-type="float" office:value="0.0292181" calcext:value-type="float">
            <text:p>0,0292181</text:p>
          </table:table-cell>
          <table:table-cell office:value-type="float" office:value="0.0380848" calcext:value-type="float">
            <text:p>0,0380848</text:p>
          </table:table-cell>
          <table:table-cell office:value-type="float" office:value="0.0191712" calcext:value-type="float">
            <text:p>0,0191712</text:p>
          </table:table-cell>
          <table:table-cell office:value-type="float" office:value="0.00592385" calcext:value-type="float">
            <text:p>0,00592385</text:p>
          </table:table-cell>
          <table:table-cell office:value-type="float" office:value="0.00225758" calcext:value-type="float">
            <text:p>0,00225758</text:p>
          </table:table-cell>
          <table:table-cell office:value-type="float" office:value="0.00134813" calcext:value-type="float">
            <text:p>0,00134813</text:p>
          </table:table-cell>
          <table:table-cell office:value-type="float" office:value="0.00117628" calcext:value-type="float">
            <text:p>0,00117628</text:p>
          </table:table-cell>
          <table:table-cell office:value-type="float" office:value="0.00187523" calcext:value-type="float">
            <text:p>0,00187523</text:p>
          </table:table-cell>
          <table:table-cell office:value-type="float" office:value="0.00218238" calcext:value-type="float">
            <text:p>0,00218238</text:p>
          </table:table-cell>
          <table:table-cell office:value-type="float" office:value="0.00284782" calcext:value-type="float">
            <text:p>0,00284782</text:p>
          </table:table-cell>
          <table:table-cell office:value-type="float" office:value="0.00319027" calcext:value-type="float">
            <text:p>0,00319027</text:p>
          </table:table-cell>
          <table:table-cell office:value-type="float" office:value="0.00344663" calcext:value-type="float">
            <text:p>0,00344663</text:p>
          </table:table-cell>
          <table:table-cell office:value-type="float" office:value="0.00429132" calcext:value-type="float">
            <text:p>0,00429132</text:p>
          </table:table-cell>
          <table:table-cell office:value-type="float" office:value="0.00888554" calcext:value-type="float">
            <text:p>0,00888554</text:p>
          </table:table-cell>
          <table:table-cell office:value-type="float" office:value="0.0343844" calcext:value-type="float">
            <text:p>0,0343844</text:p>
          </table:table-cell>
          <table:table-cell office:value-type="float" office:value="0.149675" calcext:value-type="float">
            <text:p>0,149675</text:p>
          </table:table-cell>
          <table:table-cell office:value-type="float" office:value="0.485299" calcext:value-type="float">
            <text:p>0,485299</text:p>
          </table:table-cell>
          <table:table-cell office:value-type="float" office:value="1.08233" calcext:value-type="float">
            <text:p>1,08233</text:p>
          </table:table-cell>
          <table:table-cell office:value-type="float" office:value="1.81179" calcext:value-type="float">
            <text:p>1,81179</text:p>
          </table:table-cell>
          <table:table-cell office:value-type="float" office:value="2.52663" calcext:value-type="float">
            <text:p>2,52663</text:p>
          </table:table-cell>
          <table:table-cell office:value-type="float" office:value="3.0995" calcext:value-type="float">
            <text:p>3,0995</text:p>
          </table:table-cell>
          <table:table-cell office:value-type="float" office:value="3.50215" calcext:value-type="float">
            <text:p>3,50215</text:p>
          </table:table-cell>
          <table:table-cell office:value-type="float" office:value="3.66993" calcext:value-type="float">
            <text:p>3,66993</text:p>
          </table:table-cell>
          <table:table-cell office:value-type="float" office:value="3.59628" calcext:value-type="float">
            <text:p>3,59628</text:p>
          </table:table-cell>
          <table:table-cell office:value-type="float" office:value="3.30144" calcext:value-type="float">
            <text:p>3,30144</text:p>
          </table:table-cell>
          <table:table-cell office:value-type="float" office:value="2.89334" calcext:value-type="float">
            <text:p>2,89334</text:p>
          </table:table-cell>
          <table:table-cell office:value-type="float" office:value="2.43325" calcext:value-type="float">
            <text:p>2,43325</text:p>
          </table:table-cell>
          <table:table-cell office:value-type="float" office:value="2.01393" calcext:value-type="float">
            <text:p>2,01393</text:p>
          </table:table-cell>
          <table:table-cell office:value-type="float" office:value="1.74216" calcext:value-type="float">
            <text:p>1,74216</text:p>
          </table:table-cell>
          <table:table-cell office:value-type="float" office:value="1.57469" calcext:value-type="float">
            <text:p>1,57469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green</text:p>
          </table:table-cell>
          <table:table-cell office:value-type="float" office:value="0.00104696" calcext:value-type="float">
            <text:p>0,00104696</text:p>
          </table:table-cell>
          <table:table-cell office:value-type="float" office:value="0.00143181" calcext:value-type="float">
            <text:p>0,00143181</text:p>
          </table:table-cell>
          <table:table-cell office:value-type="float" office:value="0.0012683" calcext:value-type="float">
            <text:p>0,0012683</text:p>
          </table:table-cell>
          <table:table-cell office:value-type="float" office:value="0.00121995" calcext:value-type="float">
            <text:p>0,00121995</text:p>
          </table:table-cell>
          <table:table-cell office:value-type="float" office:value="0.00284474" calcext:value-type="float">
            <text:p>0,00284474</text:p>
          </table:table-cell>
          <table:table-cell office:value-type="float" office:value="0.0108965" calcext:value-type="float">
            <text:p>0,0108965</text:p>
          </table:table-cell>
          <table:table-cell office:value-type="float" office:value="0.0400841" calcext:value-type="float">
            <text:p>0,0400841</text:p>
          </table:table-cell>
          <table:table-cell office:value-type="float" office:value="0.0774089" calcext:value-type="float">
            <text:p>0,0774089</text:p>
          </table:table-cell>
          <table:table-cell office:value-type="float" office:value="0.0714248" calcext:value-type="float">
            <text:p>0,0714248</text:p>
          </table:table-cell>
          <table:table-cell office:value-type="float" office:value="0.0623578" calcext:value-type="float">
            <text:p>0,0623578</text:p>
          </table:table-cell>
          <table:table-cell office:value-type="float" office:value="0.0780648" calcext:value-type="float">
            <text:p>0,0780648</text:p>
          </table:table-cell>
          <table:table-cell office:value-type="float" office:value="0.176311" calcext:value-type="float">
            <text:p>0,176311</text:p>
          </table:table-cell>
          <table:table-cell office:value-type="float" office:value="0.549047" calcext:value-type="float">
            <text:p>0,549047</text:p>
          </table:table-cell>
          <table:table-cell office:value-type="float" office:value="1.29268" calcext:value-type="float">
            <text:p>1,29268</text:p>
          </table:table-cell>
          <table:table-cell office:value-type="float" office:value="1.84228" calcext:value-type="float">
            <text:p>1,84228</text:p>
          </table:table-cell>
          <table:table-cell office:value-type="float" office:value="1.66983" calcext:value-type="float">
            <text:p>1,66983</text:p>
          </table:table-cell>
          <table:table-cell office:value-type="float" office:value="1.13441" calcext:value-type="float">
            <text:p>1,13441</text:p>
          </table:table-cell>
          <table:table-cell office:value-type="float" office:value="0.659658" calcext:value-type="float">
            <text:p>0,659658</text:p>
          </table:table-cell>
          <table:table-cell office:value-type="float" office:value="0.336616" calcext:value-type="float">
            <text:p>0,336616</text:p>
          </table:table-cell>
          <table:table-cell office:value-type="float" office:value="0.150694" calcext:value-type="float">
            <text:p>0,150694</text:p>
          </table:table-cell>
          <table:table-cell office:value-type="float" office:value="0.0595132" calcext:value-type="float">
            <text:p>0,0595132</text:p>
          </table:table-cell>
          <table:table-cell office:value-type="float" office:value="0.021334" calcext:value-type="float">
            <text:p>0,021334</text:p>
          </table:table-cell>
          <table:table-cell office:value-type="float" office:value="0.00764213" calcext:value-type="float">
            <text:p>0,00764213</text:p>
          </table:table-cell>
          <table:table-cell office:value-type="float" office:value="0.00288572" calcext:value-type="float">
            <text:p>0,00288572</text:p>
          </table:table-cell>
          <table:table-cell office:value-type="float" office:value="0.00224395" calcext:value-type="float">
            <text:p>0,00224395</text:p>
          </table:table-cell>
          <table:table-cell office:value-type="float" office:value="0.00128227" calcext:value-type="float">
            <text:p>0,00128227</text:p>
          </table:table-cell>
          <table:table-cell office:value-type="float" office:value="0.00107416" calcext:value-type="float">
            <text:p>0,00107416</text:p>
          </table:table-cell>
          <table:table-cell office:value-type="float" office:value="0.000928864" calcext:value-type="float">
            <text:p>0,000928864</text:p>
          </table:table-cell>
          <table:table-cell office:value-type="float" office:value="0.00176223" calcext:value-type="float">
            <text:p>0,00176223</text:p>
          </table:table-cell>
          <table:table-cell office:value-type="float" office:value="0.00405459" calcext:value-type="float">
            <text:p>0,00405459</text:p>
          </table:table-cell>
          <table:table-cell office:value-type="float" office:value="0.0100837" calcext:value-type="float">
            <text:p>0,0100837</text:p>
          </table:table-cell>
          <table:table-cell office:value-type="float" office:value="0.020779" calcext:value-type="float">
            <text:p>0,020779</text:p>
          </table:table-cell>
          <table:table-cell office:value-type="float" office:value="0.0299292" calcext:value-type="float">
            <text:p>0,0299292</text:p>
          </table:table-cell>
          <table:table-cell office:value-type="float" office:value="0.0321023" calcext:value-type="float">
            <text:p>0,0321023</text:p>
          </table:table-cell>
          <table:table-cell office:value-type="float" office:value="0.0348801" calcext:value-type="float">
            <text:p>0,0348801</text:p>
          </table:table-cell>
          <table:table-cell office:value-type="float" office:value="0.0805082" calcext:value-type="float">
            <text:p>0,0805082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green</text:p>
          </table:table-cell>
          <table:table-cell office:value-type="float" office:value="0.000241892" calcext:value-type="float">
            <text:p>0,000241892</text:p>
          </table:table-cell>
          <table:table-cell office:value-type="float" office:value="0.00103242" calcext:value-type="float">
            <text:p>0,00103242</text:p>
          </table:table-cell>
          <table:table-cell office:value-type="float" office:value="0.000457452" calcext:value-type="float">
            <text:p>0,000457452</text:p>
          </table:table-cell>
          <table:table-cell office:value-type="float" office:value="0.00086672" calcext:value-type="float">
            <text:p>0,00086672</text:p>
          </table:table-cell>
          <table:table-cell office:value-type="float" office:value="0.0013166" calcext:value-type="float">
            <text:p>0,0013166</text:p>
          </table:table-cell>
          <table:table-cell office:value-type="float" office:value="0.00501184" calcext:value-type="float">
            <text:p>0,00501184</text:p>
          </table:table-cell>
          <table:table-cell office:value-type="float" office:value="0.0154953" calcext:value-type="float">
            <text:p>0,0154953</text:p>
          </table:table-cell>
          <table:table-cell office:value-type="float" office:value="0.024849" calcext:value-type="float">
            <text:p>0,024849</text:p>
          </table:table-cell>
          <table:table-cell office:value-type="float" office:value="0.0177354" calcext:value-type="float">
            <text:p>0,0177354</text:p>
          </table:table-cell>
          <table:table-cell office:value-type="float" office:value="0.0106667" calcext:value-type="float">
            <text:p>0,0106667</text:p>
          </table:table-cell>
          <table:table-cell office:value-type="float" office:value="0.00954545" calcext:value-type="float">
            <text:p>0,00954545</text:p>
          </table:table-cell>
          <table:table-cell office:value-type="float" office:value="0.0185708" calcext:value-type="float">
            <text:p>0,0185708</text:p>
          </table:table-cell>
          <table:table-cell office:value-type="float" office:value="0.0729075" calcext:value-type="float">
            <text:p>0,0729075</text:p>
          </table:table-cell>
          <table:table-cell office:value-type="float" office:value="0.252544" calcext:value-type="float">
            <text:p>0,252544</text:p>
          </table:table-cell>
          <table:table-cell office:value-type="float" office:value="0.549997" calcext:value-type="float">
            <text:p>0,549997</text:p>
          </table:table-cell>
          <table:table-cell office:value-type="float" office:value="0.763764" calcext:value-type="float">
            <text:p>0,763764</text:p>
          </table:table-cell>
          <table:table-cell office:value-type="float" office:value="0.779846" calcext:value-type="float">
            <text:p>0,779846</text:p>
          </table:table-cell>
          <table:table-cell office:value-type="float" office:value="0.655389" calcext:value-type="float">
            <text:p>0,655389</text:p>
          </table:table-cell>
          <table:table-cell office:value-type="float" office:value="0.467811" calcext:value-type="float">
            <text:p>0,467811</text:p>
          </table:table-cell>
          <table:table-cell office:value-type="float" office:value="0.283831" calcext:value-type="float">
            <text:p>0,283831</text:p>
          </table:table-cell>
          <table:table-cell office:value-type="float" office:value="0.148587" calcext:value-type="float">
            <text:p>0,148587</text:p>
          </table:table-cell>
          <table:table-cell office:value-type="float" office:value="0.0679046" calcext:value-type="float">
            <text:p>0,0679046</text:p>
          </table:table-cell>
          <table:table-cell office:value-type="float" office:value="0.0278264" calcext:value-type="float">
            <text:p>0,0278264</text:p>
          </table:table-cell>
          <table:table-cell office:value-type="float" office:value="0.00937771" calcext:value-type="float">
            <text:p>0,00937771</text:p>
          </table:table-cell>
          <table:table-cell office:value-type="float" office:value="0.00337316" calcext:value-type="float">
            <text:p>0,00337316</text:p>
          </table:table-cell>
          <table:table-cell office:value-type="float" office:value="0.00193936" calcext:value-type="float">
            <text:p>0,00193936</text:p>
          </table:table-cell>
          <table:table-cell office:value-type="float" office:value="0.00199608" calcext:value-type="float">
            <text:p>0,00199608</text:p>
          </table:table-cell>
          <table:table-cell office:value-type="float" office:value="0.00269868" calcext:value-type="float">
            <text:p>0,00269868</text:p>
          </table:table-cell>
          <table:table-cell office:value-type="float" office:value="0.0140721" calcext:value-type="float">
            <text:p>0,0140721</text:p>
          </table:table-cell>
          <table:table-cell office:value-type="float" office:value="0.0788566" calcext:value-type="float">
            <text:p>0,0788566</text:p>
          </table:table-cell>
          <table:table-cell office:value-type="float" office:value="0.312959" calcext:value-type="float">
            <text:p>0,312959</text:p>
          </table:table-cell>
          <table:table-cell office:value-type="float" office:value="0.80682" calcext:value-type="float">
            <text:p>0,80682</text:p>
          </table:table-cell>
          <table:table-cell office:value-type="float" office:value="1.33155" calcext:value-type="float">
            <text:p>1,33155</text:p>
          </table:table-cell>
          <table:table-cell office:value-type="float" office:value="1.55785" calcext:value-type="float">
            <text:p>1,55785</text:p>
          </table:table-cell>
          <table:table-cell office:value-type="float" office:value="1.55922" calcext:value-type="float">
            <text:p>1,55922</text:p>
          </table:table-cell>
          <table:table-cell office:value-type="float" office:value="1.47486" calcext:value-type="float">
            <text:p>1,47486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green</text:p>
          </table:table-cell>
          <table:table-cell office:value-type="float" office:value="0.00272368" calcext:value-type="float">
            <text:p>0,00272368</text:p>
          </table:table-cell>
          <table:table-cell office:value-type="float" office:value="0.00256526" calcext:value-type="float">
            <text:p>0,00256526</text:p>
          </table:table-cell>
          <table:table-cell office:value-type="float" office:value="0.00163946" calcext:value-type="float">
            <text:p>0,00163946</text:p>
          </table:table-cell>
          <table:table-cell office:value-type="float" office:value="0.00219526" calcext:value-type="float">
            <text:p>0,00219526</text:p>
          </table:table-cell>
          <table:table-cell office:value-type="float" office:value="0.00269996" calcext:value-type="float">
            <text:p>0,00269996</text:p>
          </table:table-cell>
          <table:table-cell office:value-type="float" office:value="0.00475121" calcext:value-type="float">
            <text:p>0,00475121</text:p>
          </table:table-cell>
          <table:table-cell office:value-type="float" office:value="0.0077688" calcext:value-type="float">
            <text:p>0,0077688</text:p>
          </table:table-cell>
          <table:table-cell office:value-type="float" office:value="0.0103075" calcext:value-type="float">
            <text:p>0,0103075</text:p>
          </table:table-cell>
          <table:table-cell office:value-type="float" office:value="0.0117361" calcext:value-type="float">
            <text:p>0,0117361</text:p>
          </table:table-cell>
          <table:table-cell office:value-type="float" office:value="0.0181604" calcext:value-type="float">
            <text:p>0,0181604</text:p>
          </table:table-cell>
          <table:table-cell office:value-type="float" office:value="0.0383683" calcext:value-type="float">
            <text:p>0,0383683</text:p>
          </table:table-cell>
          <table:table-cell office:value-type="float" office:value="0.139063" calcext:value-type="float">
            <text:p>0,139063</text:p>
          </table:table-cell>
          <table:table-cell office:value-type="float" office:value="0.616554" calcext:value-type="float">
            <text:p>0,616554</text:p>
          </table:table-cell>
          <table:table-cell office:value-type="float" office:value="1.88881" calcext:value-type="float">
            <text:p>1,88881</text:p>
          </table:table-cell>
          <table:table-cell office:value-type="float" office:value="3.40237" calcext:value-type="float">
            <text:p>3,40237</text:p>
          </table:table-cell>
          <table:table-cell office:value-type="float" office:value="3.82842" calcext:value-type="float">
            <text:p>3,82842</text:p>
          </table:table-cell>
          <table:table-cell office:value-type="float" office:value="3.16477" calcext:value-type="float">
            <text:p>3,16477</text:p>
          </table:table-cell>
          <table:table-cell office:value-type="float" office:value="2.18118" calcext:value-type="float">
            <text:p>2,18118</text:p>
          </table:table-cell>
          <table:table-cell office:value-type="float" office:value="1.2893" calcext:value-type="float">
            <text:p>1,2893</text:p>
          </table:table-cell>
          <table:table-cell office:value-type="float" office:value="0.65403" calcext:value-type="float">
            <text:p>0,65403</text:p>
          </table:table-cell>
          <table:table-cell office:value-type="float" office:value="0.287421" calcext:value-type="float">
            <text:p>0,287421</text:p>
          </table:table-cell>
          <table:table-cell office:value-type="float" office:value="0.110949" calcext:value-type="float">
            <text:p>0,110949</text:p>
          </table:table-cell>
          <table:table-cell office:value-type="float" office:value="0.0389878" calcext:value-type="float">
            <text:p>0,0389878</text:p>
          </table:table-cell>
          <table:table-cell office:value-type="float" office:value="0.0127566" calcext:value-type="float">
            <text:p>0,0127566</text:p>
          </table:table-cell>
          <table:table-cell office:value-type="float" office:value="0.00483895" calcext:value-type="float">
            <text:p>0,00483895</text:p>
          </table:table-cell>
          <table:table-cell office:value-type="float" office:value="0.00361491" calcext:value-type="float">
            <text:p>0,00361491</text:p>
          </table:table-cell>
          <table:table-cell office:value-type="float" office:value="0.00347405" calcext:value-type="float">
            <text:p>0,00347405</text:p>
          </table:table-cell>
          <table:table-cell office:value-type="float" office:value="0.00316013" calcext:value-type="float">
            <text:p>0,00316013</text:p>
          </table:table-cell>
          <table:table-cell office:value-type="float" office:value="0.00705935" calcext:value-type="float">
            <text:p>0,00705935</text:p>
          </table:table-cell>
          <table:table-cell office:value-type="float" office:value="0.0208313" calcext:value-type="float">
            <text:p>0,0208313</text:p>
          </table:table-cell>
          <table:table-cell office:value-type="float" office:value="0.0565779" calcext:value-type="float">
            <text:p>0,0565779</text:p>
          </table:table-cell>
          <table:table-cell office:value-type="float" office:value="0.106482" calcext:value-type="float">
            <text:p>0,106482</text:p>
          </table:table-cell>
          <table:table-cell office:value-type="float" office:value="0.127471" calcext:value-type="float">
            <text:p>0,127471</text:p>
          </table:table-cell>
          <table:table-cell office:value-type="float" office:value="0.107653" calcext:value-type="float">
            <text:p>0,107653</text:p>
          </table:table-cell>
          <table:table-cell office:value-type="float" office:value="0.087028" calcext:value-type="float">
            <text:p>0,087028</text:p>
          </table:table-cell>
          <table:table-cell office:value-type="float" office:value="0.158075" calcext:value-type="float">
            <text:p>0,158075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green</text:p>
          </table:table-cell>
          <table:table-cell office:value-type="float" office:value="0.00215502" calcext:value-type="float">
            <text:p>0,00215502</text:p>
          </table:table-cell>
          <table:table-cell office:value-type="float" office:value="0.00257427" calcext:value-type="float">
            <text:p>0,00257427</text:p>
          </table:table-cell>
          <table:table-cell office:value-type="float" office:value="0.00226997" calcext:value-type="float">
            <text:p>0,00226997</text:p>
          </table:table-cell>
          <table:table-cell office:value-type="float" office:value="0.00172558" calcext:value-type="float">
            <text:p>0,00172558</text:p>
          </table:table-cell>
          <table:table-cell office:value-type="float" office:value="0.00264811" calcext:value-type="float">
            <text:p>0,00264811</text:p>
          </table:table-cell>
          <table:table-cell office:value-type="float" office:value="0.00491594" calcext:value-type="float">
            <text:p>0,00491594</text:p>
          </table:table-cell>
          <table:table-cell office:value-type="float" office:value="0.0140424" calcext:value-type="float">
            <text:p>0,0140424</text:p>
          </table:table-cell>
          <table:table-cell office:value-type="float" office:value="0.0304814" calcext:value-type="float">
            <text:p>0,0304814</text:p>
          </table:table-cell>
          <table:table-cell office:value-type="float" office:value="0.034464" calcext:value-type="float">
            <text:p>0,034464</text:p>
          </table:table-cell>
          <table:table-cell office:value-type="float" office:value="0.0385552" calcext:value-type="float">
            <text:p>0,0385552</text:p>
          </table:table-cell>
          <table:table-cell office:value-type="float" office:value="0.0600838" calcext:value-type="float">
            <text:p>0,0600838</text:p>
          </table:table-cell>
          <table:table-cell office:value-type="float" office:value="0.16862" calcext:value-type="float">
            <text:p>0,16862</text:p>
          </table:table-cell>
          <table:table-cell office:value-type="float" office:value="0.631157" calcext:value-type="float">
            <text:p>0,631157</text:p>
          </table:table-cell>
          <table:table-cell office:value-type="float" office:value="1.74266" calcext:value-type="float">
            <text:p>1,74266</text:p>
          </table:table-cell>
          <table:table-cell office:value-type="float" office:value="2.92213" calcext:value-type="float">
            <text:p>2,92213</text:p>
          </table:table-cell>
          <table:table-cell office:value-type="float" office:value="3.14798" calcext:value-type="float">
            <text:p>3,14798</text:p>
          </table:table-cell>
          <table:table-cell office:value-type="float" office:value="2.56162" calcext:value-type="float">
            <text:p>2,56162</text:p>
          </table:table-cell>
          <table:table-cell office:value-type="float" office:value="1.78185" calcext:value-type="float">
            <text:p>1,78185</text:p>
          </table:table-cell>
          <table:table-cell office:value-type="float" office:value="1.08495" calcext:value-type="float">
            <text:p>1,08495</text:p>
          </table:table-cell>
          <table:table-cell office:value-type="float" office:value="0.577691" calcext:value-type="float">
            <text:p>0,577691</text:p>
          </table:table-cell>
          <table:table-cell office:value-type="float" office:value="0.271094" calcext:value-type="float">
            <text:p>0,271094</text:p>
          </table:table-cell>
          <table:table-cell office:value-type="float" office:value="0.113401" calcext:value-type="float">
            <text:p>0,113401</text:p>
          </table:table-cell>
          <table:table-cell office:value-type="float" office:value="0.0435565" calcext:value-type="float">
            <text:p>0,0435565</text:p>
          </table:table-cell>
          <table:table-cell office:value-type="float" office:value="0.0153464" calcext:value-type="float">
            <text:p>0,0153464</text:p>
          </table:table-cell>
          <table:table-cell office:value-type="float" office:value="0.0064521" calcext:value-type="float">
            <text:p>0,0064521</text:p>
          </table:table-cell>
          <table:table-cell office:value-type="float" office:value="0.00362835" calcext:value-type="float">
            <text:p>0,00362835</text:p>
          </table:table-cell>
          <table:table-cell office:value-type="float" office:value="0.00359313" calcext:value-type="float">
            <text:p>0,00359313</text:p>
          </table:table-cell>
          <table:table-cell office:value-type="float" office:value="0.00543389" calcext:value-type="float">
            <text:p>0,00543389</text:p>
          </table:table-cell>
          <table:table-cell office:value-type="float" office:value="0.0176056" calcext:value-type="float">
            <text:p>0,0176056</text:p>
          </table:table-cell>
          <table:table-cell office:value-type="float" office:value="0.087151" calcext:value-type="float">
            <text:p>0,087151</text:p>
          </table:table-cell>
          <table:table-cell office:value-type="float" office:value="0.335094" calcext:value-type="float">
            <text:p>0,335094</text:p>
          </table:table-cell>
          <table:table-cell office:value-type="float" office:value="0.851132" calcext:value-type="float">
            <text:p>0,851132</text:p>
          </table:table-cell>
          <table:table-cell office:value-type="float" office:value="1.39056" calcext:value-type="float">
            <text:p>1,39056</text:p>
          </table:table-cell>
          <table:table-cell office:value-type="float" office:value="1.61951" calcext:value-type="float">
            <text:p>1,61951</text:p>
          </table:table-cell>
          <table:table-cell office:value-type="float" office:value="1.61938" calcext:value-type="float">
            <text:p>1,61938</text:p>
          </table:table-cell>
          <table:table-cell office:value-type="float" office:value="1.59376" calcext:value-type="float">
            <text:p>1,59376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green</text:p>
          </table:table-cell>
          <table:table-cell office:value-type="float" office:value="0.00298715" calcext:value-type="float">
            <text:p>0,00298715</text:p>
          </table:table-cell>
          <table:table-cell office:value-type="float" office:value="0.0030146" calcext:value-type="float">
            <text:p>0,0030146</text:p>
          </table:table-cell>
          <table:table-cell office:value-type="float" office:value="0.0027169" calcext:value-type="float">
            <text:p>0,0027169</text:p>
          </table:table-cell>
          <table:table-cell office:value-type="float" office:value="0.00296473" calcext:value-type="float">
            <text:p>0,00296473</text:p>
          </table:table-cell>
          <table:table-cell office:value-type="float" office:value="0.00451851" calcext:value-type="float">
            <text:p>0,00451851</text:p>
          </table:table-cell>
          <table:table-cell office:value-type="float" office:value="0.0101256" calcext:value-type="float">
            <text:p>0,0101256</text:p>
          </table:table-cell>
          <table:table-cell office:value-type="float" office:value="0.0346228" calcext:value-type="float">
            <text:p>0,0346228</text:p>
          </table:table-cell>
          <table:table-cell office:value-type="float" office:value="0.0764954" calcext:value-type="float">
            <text:p>0,0764954</text:p>
          </table:table-cell>
          <table:table-cell office:value-type="float" office:value="0.0836103" calcext:value-type="float">
            <text:p>0,0836103</text:p>
          </table:table-cell>
          <table:table-cell office:value-type="float" office:value="0.0876216" calcext:value-type="float">
            <text:p>0,0876216</text:p>
          </table:table-cell>
          <table:table-cell office:value-type="float" office:value="0.128314" calcext:value-type="float">
            <text:p>0,128314</text:p>
          </table:table-cell>
          <table:table-cell office:value-type="float" office:value="0.331633" calcext:value-type="float">
            <text:p>0,331633</text:p>
          </table:table-cell>
          <table:table-cell office:value-type="float" office:value="1.14304" calcext:value-type="float">
            <text:p>1,14304</text:p>
          </table:table-cell>
          <table:table-cell office:value-type="float" office:value="2.91844" calcext:value-type="float">
            <text:p>2,91844</text:p>
          </table:table-cell>
          <table:table-cell office:value-type="float" office:value="4.48106" calcext:value-type="float">
            <text:p>4,48106</text:p>
          </table:table-cell>
          <table:table-cell office:value-type="float" office:value="4.36385" calcext:value-type="float">
            <text:p>4,36385</text:p>
          </table:table-cell>
          <table:table-cell office:value-type="float" office:value="3.17772" calcext:value-type="float">
            <text:p>3,17772</text:p>
          </table:table-cell>
          <table:table-cell office:value-type="float" office:value="1.9707" calcext:value-type="float">
            <text:p>1,9707</text:p>
          </table:table-cell>
          <table:table-cell office:value-type="float" office:value="1.06646" calcext:value-type="float">
            <text:p>1,06646</text:p>
          </table:table-cell>
          <table:table-cell office:value-type="float" office:value="0.503884" calcext:value-type="float">
            <text:p>0,503884</text:p>
          </table:table-cell>
          <table:table-cell office:value-type="float" office:value="0.209096" calcext:value-type="float">
            <text:p>0,209096</text:p>
          </table:table-cell>
          <table:table-cell office:value-type="float" office:value="0.0778369" calcext:value-type="float">
            <text:p>0,0778369</text:p>
          </table:table-cell>
          <table:table-cell office:value-type="float" office:value="0.0275762" calcext:value-type="float">
            <text:p>0,0275762</text:p>
          </table:table-cell>
          <table:table-cell office:value-type="float" office:value="0.0108898" calcext:value-type="float">
            <text:p>0,0108898</text:p>
          </table:table-cell>
          <table:table-cell office:value-type="float" office:value="0.00522516" calcext:value-type="float">
            <text:p>0,00522516</text:p>
          </table:table-cell>
          <table:table-cell office:value-type="float" office:value="0.00376646" calcext:value-type="float">
            <text:p>0,00376646</text:p>
          </table:table-cell>
          <table:table-cell office:value-type="float" office:value="0.00400134" calcext:value-type="float">
            <text:p>0,00400134</text:p>
          </table:table-cell>
          <table:table-cell office:value-type="float" office:value="0.0033394" calcext:value-type="float">
            <text:p>0,0033394</text:p>
          </table:table-cell>
          <table:table-cell office:value-type="float" office:value="0.0062639" calcext:value-type="float">
            <text:p>0,0062639</text:p>
          </table:table-cell>
          <table:table-cell office:value-type="float" office:value="0.0145351" calcext:value-type="float">
            <text:p>0,0145351</text:p>
          </table:table-cell>
          <table:table-cell office:value-type="float" office:value="0.0355315" calcext:value-type="float">
            <text:p>0,0355315</text:p>
          </table:table-cell>
          <table:table-cell office:value-type="float" office:value="0.0663888" calcext:value-type="float">
            <text:p>0,0663888</text:p>
          </table:table-cell>
          <table:table-cell office:value-type="float" office:value="0.0823345" calcext:value-type="float">
            <text:p>0,0823345</text:p>
          </table:table-cell>
          <table:table-cell office:value-type="float" office:value="0.0742867" calcext:value-type="float">
            <text:p>0,0742867</text:p>
          </table:table-cell>
          <table:table-cell office:value-type="float" office:value="0.0714506" calcext:value-type="float">
            <text:p>0,0714506</text:p>
          </table:table-cell>
          <table:table-cell office:value-type="float" office:value="0.178064" calcext:value-type="float">
            <text:p>0,178064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green</text:p>
          </table:table-cell>
          <table:table-cell office:value-type="float" office:value="0.00095926" calcext:value-type="float">
            <text:p>0,00095926</text:p>
          </table:table-cell>
          <table:table-cell office:value-type="float" office:value="0.00107003" calcext:value-type="float">
            <text:p>0,00107003</text:p>
          </table:table-cell>
          <table:table-cell office:value-type="float" office:value="0.00107997" calcext:value-type="float">
            <text:p>0,00107997</text:p>
          </table:table-cell>
          <table:table-cell office:value-type="float" office:value="0.00121807" calcext:value-type="float">
            <text:p>0,00121807</text:p>
          </table:table-cell>
          <table:table-cell office:value-type="float" office:value="0.0025991" calcext:value-type="float">
            <text:p>0,0025991</text:p>
          </table:table-cell>
          <table:table-cell office:value-type="float" office:value="0.0104063" calcext:value-type="float">
            <text:p>0,0104063</text:p>
          </table:table-cell>
          <table:table-cell office:value-type="float" office:value="0.0426146" calcext:value-type="float">
            <text:p>0,0426146</text:p>
          </table:table-cell>
          <table:table-cell office:value-type="float" office:value="0.0912967" calcext:value-type="float">
            <text:p>0,0912967</text:p>
          </table:table-cell>
          <table:table-cell office:value-type="float" office:value="0.0898896" calcext:value-type="float">
            <text:p>0,0898896</text:p>
          </table:table-cell>
          <table:table-cell office:value-type="float" office:value="0.0804879" calcext:value-type="float">
            <text:p>0,0804879</text:p>
          </table:table-cell>
          <table:table-cell office:value-type="float" office:value="0.097588" calcext:value-type="float">
            <text:p>0,097588</text:p>
          </table:table-cell>
          <table:table-cell office:value-type="float" office:value="0.202601" calcext:value-type="float">
            <text:p>0,202601</text:p>
          </table:table-cell>
          <table:table-cell office:value-type="float" office:value="0.55706" calcext:value-type="float">
            <text:p>0,55706</text:p>
          </table:table-cell>
          <table:table-cell office:value-type="float" office:value="1.13261" calcext:value-type="float">
            <text:p>1,13261</text:p>
          </table:table-cell>
          <table:table-cell office:value-type="float" office:value="1.3323" calcext:value-type="float">
            <text:p>1,3323</text:p>
          </table:table-cell>
          <table:table-cell office:value-type="float" office:value="0.934669" calcext:value-type="float">
            <text:p>0,934669</text:p>
          </table:table-cell>
          <table:table-cell office:value-type="float" office:value="0.45946" calcext:value-type="float">
            <text:p>0,45946</text:p>
          </table:table-cell>
          <table:table-cell office:value-type="float" office:value="0.191896" calcext:value-type="float">
            <text:p>0,191896</text:p>
          </table:table-cell>
          <table:table-cell office:value-type="float" office:value="0.0804284" calcext:value-type="float">
            <text:p>0,0804284</text:p>
          </table:table-cell>
          <table:table-cell office:value-type="float" office:value="0.0411619" calcext:value-type="float">
            <text:p>0,0411619</text:p>
          </table:table-cell>
          <table:table-cell office:value-type="float" office:value="0.0253397" calcext:value-type="float">
            <text:p>0,0253397</text:p>
          </table:table-cell>
          <table:table-cell office:value-type="float" office:value="0.0149631" calcext:value-type="float">
            <text:p>0,0149631</text:p>
          </table:table-cell>
          <table:table-cell office:value-type="float" office:value="0.00839788" calcext:value-type="float">
            <text:p>0,00839788</text:p>
          </table:table-cell>
          <table:table-cell office:value-type="float" office:value="0.00419329" calcext:value-type="float">
            <text:p>0,00419329</text:p>
          </table:table-cell>
          <table:table-cell office:value-type="float" office:value="0.00216965" calcext:value-type="float">
            <text:p>0,00216965</text:p>
          </table:table-cell>
          <table:table-cell office:value-type="float" office:value="0.00156358" calcext:value-type="float">
            <text:p>0,00156358</text:p>
          </table:table-cell>
          <table:table-cell office:value-type="float" office:value="0.00162639" calcext:value-type="float">
            <text:p>0,00162639</text:p>
          </table:table-cell>
          <table:table-cell office:value-type="float" office:value="0.0029153" calcext:value-type="float">
            <text:p>0,0029153</text:p>
          </table:table-cell>
          <table:table-cell office:value-type="float" office:value="0.0124493" calcext:value-type="float">
            <text:p>0,0124493</text:p>
          </table:table-cell>
          <table:table-cell office:value-type="float" office:value="0.0621079" calcext:value-type="float">
            <text:p>0,0621079</text:p>
          </table:table-cell>
          <table:table-cell office:value-type="float" office:value="0.254161" calcext:value-type="float">
            <text:p>0,254161</text:p>
          </table:table-cell>
          <table:table-cell office:value-type="float" office:value="0.679129" calcext:value-type="float">
            <text:p>0,679129</text:p>
          </table:table-cell>
          <table:table-cell office:value-type="float" office:value="1.15915" calcext:value-type="float">
            <text:p>1,15915</text:p>
          </table:table-cell>
          <table:table-cell office:value-type="float" office:value="1.39321" calcext:value-type="float">
            <text:p>1,39321</text:p>
          </table:table-cell>
          <table:table-cell office:value-type="float" office:value="1.42015" calcext:value-type="float">
            <text:p>1,42015</text:p>
          </table:table-cell>
          <table:table-cell office:value-type="float" office:value="1.38751" calcext:value-type="float">
            <text:p>1,3875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blue</text:p>
          </table:table-cell>
          <table:table-cell office:value-type="float" office:value="0.00347105" calcext:value-type="float">
            <text:p>0,00347105</text:p>
          </table:table-cell>
          <table:table-cell office:value-type="float" office:value="0.00380564" calcext:value-type="float">
            <text:p>0,00380564</text:p>
          </table:table-cell>
          <table:table-cell office:value-type="float" office:value="0.00470413" calcext:value-type="float">
            <text:p>0,00470413</text:p>
          </table:table-cell>
          <table:table-cell office:value-type="float" office:value="0.025732" calcext:value-type="float">
            <text:p>0,025732</text:p>
          </table:table-cell>
          <table:table-cell office:value-type="float" office:value="0.164299" calcext:value-type="float">
            <text:p>0,164299</text:p>
          </table:table-cell>
          <table:table-cell office:value-type="float" office:value="0.694752" calcext:value-type="float">
            <text:p>0,694752</text:p>
          </table:table-cell>
          <table:table-cell office:value-type="float" office:value="1.91615" calcext:value-type="float">
            <text:p>1,91615</text:p>
          </table:table-cell>
          <table:table-cell office:value-type="float" office:value="2.65321" calcext:value-type="float">
            <text:p>2,65321</text:p>
          </table:table-cell>
          <table:table-cell office:value-type="float" office:value="1.41742" calcext:value-type="float">
            <text:p>1,41742</text:p>
          </table:table-cell>
          <table:table-cell office:value-type="float" office:value="0.391998" calcext:value-type="float">
            <text:p>0,391998</text:p>
          </table:table-cell>
          <table:table-cell office:value-type="float" office:value="0.0708423" calcext:value-type="float">
            <text:p>0,0708423</text:p>
          </table:table-cell>
          <table:table-cell office:value-type="float" office:value="0.0120009" calcext:value-type="float">
            <text:p>0,0120009</text:p>
          </table:table-cell>
          <table:table-cell office:value-type="float" office:value="0.00351427" calcext:value-type="float">
            <text:p>0,00351427</text:p>
          </table:table-cell>
          <table:table-cell office:value-type="float" office:value="0.00224431" calcext:value-type="float">
            <text:p>0,00224431</text:p>
          </table:table-cell>
          <table:table-cell office:value-type="float" office:value="0.00220899" calcext:value-type="float">
            <text:p>0,00220899</text:p>
          </table:table-cell>
          <table:table-cell office:value-type="float" office:value="0.00217334" calcext:value-type="float">
            <text:p>0,00217334</text:p>
          </table:table-cell>
          <table:table-cell office:value-type="float" office:value="0.00202752" calcext:value-type="float">
            <text:p>0,00202752</text:p>
          </table:table-cell>
          <table:table-cell office:value-type="float" office:value="0.00186087" calcext:value-type="float">
            <text:p>0,00186087</text:p>
          </table:table-cell>
          <table:table-cell office:value-type="float" office:value="0.00131447" calcext:value-type="float">
            <text:p>0,00131447</text:p>
          </table:table-cell>
          <table:table-cell office:value-type="float" office:value="0.00153527" calcext:value-type="float">
            <text:p>0,00153527</text:p>
          </table:table-cell>
          <table:table-cell office:value-type="float" office:value="0.00154194" calcext:value-type="float">
            <text:p>0,00154194</text:p>
          </table:table-cell>
          <table:table-cell office:value-type="float" office:value="0.00126944" calcext:value-type="float">
            <text:p>0,00126944</text:p>
          </table:table-cell>
          <table:table-cell office:value-type="float" office:value="0.00149813" calcext:value-type="float">
            <text:p>0,00149813</text:p>
          </table:table-cell>
          <table:table-cell office:value-type="float" office:value="0.00218828" calcext:value-type="float">
            <text:p>0,00218828</text:p>
          </table:table-cell>
          <table:table-cell office:value-type="float" office:value="0.00222505" calcext:value-type="float">
            <text:p>0,00222505</text:p>
          </table:table-cell>
          <table:table-cell office:value-type="float" office:value="0.00218951" calcext:value-type="float">
            <text:p>0,00218951</text:p>
          </table:table-cell>
          <table:table-cell office:value-type="float" office:value="0.00437083" calcext:value-type="float">
            <text:p>0,00437083</text:p>
          </table:table-cell>
          <table:table-cell office:value-type="float" office:value="0.0117692" calcext:value-type="float">
            <text:p>0,0117692</text:p>
          </table:table-cell>
          <table:table-cell office:value-type="float" office:value="0.0280183" calcext:value-type="float">
            <text:p>0,0280183</text:p>
          </table:table-cell>
          <table:table-cell office:value-type="float" office:value="0.0486797" calcext:value-type="float">
            <text:p>0,0486797</text:p>
          </table:table-cell>
          <table:table-cell office:value-type="float" office:value="0.0606368" calcext:value-type="float">
            <text:p>0,0606368</text:p>
          </table:table-cell>
          <table:table-cell office:value-type="float" office:value="0.0620508" calcext:value-type="float">
            <text:p>0,0620508</text:p>
          </table:table-cell>
          <table:table-cell office:value-type="float" office:value="0.0563733" calcext:value-type="float">
            <text:p>0,0563733</text:p>
          </table:table-cell>
          <table:table-cell office:value-type="float" office:value="0.0466763" calcext:value-type="float">
            <text:p>0,0466763</text:p>
          </table:table-cell>
          <table:table-cell office:value-type="float" office:value="0.0394932" calcext:value-type="float">
            <text:p>0,0394932</text:p>
          </table:table-cell>
          <table:table-cell office:value-type="float" office:value="0.0663292" calcext:value-type="float">
            <text:p>0,0663292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blue</text:p>
          </table:table-cell>
          <table:table-cell office:value-type="float" office:value="0.00224481" calcext:value-type="float">
            <text:p>0,00224481</text:p>
          </table:table-cell>
          <table:table-cell office:value-type="float" office:value="0.00274527" calcext:value-type="float">
            <text:p>0,00274527</text:p>
          </table:table-cell>
          <table:table-cell office:value-type="float" office:value="0.00336156" calcext:value-type="float">
            <text:p>0,00336156</text:p>
          </table:table-cell>
          <table:table-cell office:value-type="float" office:value="0.0178373" calcext:value-type="float">
            <text:p>0,0178373</text:p>
          </table:table-cell>
          <table:table-cell office:value-type="float" office:value="0.100575" calcext:value-type="float">
            <text:p>0,100575</text:p>
          </table:table-cell>
          <table:table-cell office:value-type="float" office:value="0.35952" calcext:value-type="float">
            <text:p>0,35952</text:p>
          </table:table-cell>
          <table:table-cell office:value-type="float" office:value="0.816549" calcext:value-type="float">
            <text:p>0,816549</text:p>
          </table:table-cell>
          <table:table-cell office:value-type="float" office:value="0.935446" calcext:value-type="float">
            <text:p>0,935446</text:p>
          </table:table-cell>
          <table:table-cell office:value-type="float" office:value="0.402015" calcext:value-type="float">
            <text:p>0,402015</text:p>
          </table:table-cell>
          <table:table-cell office:value-type="float" office:value="0.0828267" calcext:value-type="float">
            <text:p>0,0828267</text:p>
          </table:table-cell>
          <table:table-cell office:value-type="float" office:value="0.0115222" calcext:value-type="float">
            <text:p>0,0115222</text:p>
          </table:table-cell>
          <table:table-cell office:value-type="float" office:value="0.00177467" calcext:value-type="float">
            <text:p>0,00177467</text:p>
          </table:table-cell>
          <table:table-cell office:value-type="float" office:value="0.00108262" calcext:value-type="float">
            <text:p>0,00108262</text:p>
          </table:table-cell>
          <table:table-cell office:value-type="float" office:value="0.00104448" calcext:value-type="float">
            <text:p>0,00104448</text:p>
          </table:table-cell>
          <table:table-cell office:value-type="float" office:value="0.00140253" calcext:value-type="float">
            <text:p>0,00140253</text:p>
          </table:table-cell>
          <table:table-cell office:value-type="float" office:value="0.000913634" calcext:value-type="float">
            <text:p>0,000913634</text:p>
          </table:table-cell>
          <table:table-cell office:value-type="float" office:value="0.00123738" calcext:value-type="float">
            <text:p>0,00123738</text:p>
          </table:table-cell>
          <table:table-cell office:value-type="float" office:value="0.000927954" calcext:value-type="float">
            <text:p>0,000927954</text:p>
          </table:table-cell>
          <table:table-cell office:value-type="float" office:value="0.000866012" calcext:value-type="float">
            <text:p>0,000866012</text:p>
          </table:table-cell>
          <table:table-cell office:value-type="float" office:value="0.000865391" calcext:value-type="float">
            <text:p>0,000865391</text:p>
          </table:table-cell>
          <table:table-cell office:value-type="float" office:value="0.00103086" calcext:value-type="float">
            <text:p>0,00103086</text:p>
          </table:table-cell>
          <table:table-cell office:value-type="float" office:value="0.00127109" calcext:value-type="float">
            <text:p>0,00127109</text:p>
          </table:table-cell>
          <table:table-cell office:value-type="float" office:value="0.00138857" calcext:value-type="float">
            <text:p>0,00138857</text:p>
          </table:table-cell>
          <table:table-cell office:value-type="float" office:value="0.00169612" calcext:value-type="float">
            <text:p>0,00169612</text:p>
          </table:table-cell>
          <table:table-cell office:value-type="float" office:value="0.00168061" calcext:value-type="float">
            <text:p>0,00168061</text:p>
          </table:table-cell>
          <table:table-cell office:value-type="float" office:value="0.00329909" calcext:value-type="float">
            <text:p>0,00329909</text:p>
          </table:table-cell>
          <table:table-cell office:value-type="float" office:value="0.0207662" calcext:value-type="float">
            <text:p>0,0207662</text:p>
          </table:table-cell>
          <table:table-cell office:value-type="float" office:value="0.116151" calcext:value-type="float">
            <text:p>0,116151</text:p>
          </table:table-cell>
          <table:table-cell office:value-type="float" office:value="0.38789" calcext:value-type="float">
            <text:p>0,38789</text:p>
          </table:table-cell>
          <table:table-cell office:value-type="float" office:value="0.86029" calcext:value-type="float">
            <text:p>0,86029</text:p>
          </table:table-cell>
          <table:table-cell office:value-type="float" office:value="1.39215" calcext:value-type="float">
            <text:p>1,39215</text:p>
          </table:table-cell>
          <table:table-cell office:value-type="float" office:value="1.76981" calcext:value-type="float">
            <text:p>1,76981</text:p>
          </table:table-cell>
          <table:table-cell office:value-type="float" office:value="1.88248" calcext:value-type="float">
            <text:p>1,88248</text:p>
          </table:table-cell>
          <table:table-cell office:value-type="float" office:value="1.78288" calcext:value-type="float">
            <text:p>1,78288</text:p>
          </table:table-cell>
          <table:table-cell office:value-type="float" office:value="1.64367" calcext:value-type="float">
            <text:p>1,64367</text:p>
          </table:table-cell>
          <table:table-cell office:value-type="float" office:value="1.50107" calcext:value-type="float">
            <text:p>1,50107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blue</text:p>
          </table:table-cell>
          <table:table-cell office:value-type="float" office:value="0.000813725" calcext:value-type="float">
            <text:p>0,000813725</text:p>
          </table:table-cell>
          <table:table-cell office:value-type="float" office:value="0.00123067" calcext:value-type="float">
            <text:p>0,00123067</text:p>
          </table:table-cell>
          <table:table-cell office:value-type="float" office:value="0.0019187" calcext:value-type="float">
            <text:p>0,0019187</text:p>
          </table:table-cell>
          <table:table-cell office:value-type="float" office:value="0.0120804" calcext:value-type="float">
            <text:p>0,0120804</text:p>
          </table:table-cell>
          <table:table-cell office:value-type="float" office:value="0.0605524" calcext:value-type="float">
            <text:p>0,0605524</text:p>
          </table:table-cell>
          <table:table-cell office:value-type="float" office:value="0.170426" calcext:value-type="float">
            <text:p>0,170426</text:p>
          </table:table-cell>
          <table:table-cell office:value-type="float" office:value="0.292943" calcext:value-type="float">
            <text:p>0,292943</text:p>
          </table:table-cell>
          <table:table-cell office:value-type="float" office:value="0.274012" calcext:value-type="float">
            <text:p>0,274012</text:p>
          </table:table-cell>
          <table:table-cell office:value-type="float" office:value="0.121293" calcext:value-type="float">
            <text:p>0,121293</text:p>
          </table:table-cell>
          <table:table-cell office:value-type="float" office:value="0.0419593" calcext:value-type="float">
            <text:p>0,0419593</text:p>
          </table:table-cell>
          <table:table-cell office:value-type="float" office:value="0.0128897" calcext:value-type="float">
            <text:p>0,0128897</text:p>
          </table:table-cell>
          <table:table-cell office:value-type="float" office:value="0.00342009" calcext:value-type="float">
            <text:p>0,00342009</text:p>
          </table:table-cell>
          <table:table-cell office:value-type="float" office:value="0.00106186" calcext:value-type="float">
            <text:p>0,00106186</text:p>
          </table:table-cell>
          <table:table-cell office:value-type="float" office:value="0.000691064" calcext:value-type="float">
            <text:p>0,000691064</text:p>
          </table:table-cell>
          <table:table-cell office:value-type="float" office:value="0.000634209" calcext:value-type="float">
            <text:p>0,000634209</text:p>
          </table:table-cell>
          <table:table-cell office:value-type="float" office:value="0.000679941" calcext:value-type="float">
            <text:p>0,000679941</text:p>
          </table:table-cell>
          <table:table-cell office:value-type="float" office:value="0.00078316" calcext:value-type="float">
            <text:p>0,00078316</text:p>
          </table:table-cell>
          <table:table-cell office:value-type="float" office:value="0.000597341" calcext:value-type="float">
            <text:p>0,000597341</text:p>
          </table:table-cell>
          <table:table-cell office:value-type="float" office:value="0.000622945" calcext:value-type="float">
            <text:p>0,000622945</text:p>
          </table:table-cell>
          <table:table-cell office:value-type="float" office:value="0.000703804" calcext:value-type="float">
            <text:p>0,000703804</text:p>
          </table:table-cell>
          <table:table-cell office:value-type="float" office:value="0.000811304" calcext:value-type="float">
            <text:p>0,000811304</text:p>
          </table:table-cell>
          <table:table-cell office:value-type="float" office:value="0.000750821" calcext:value-type="float">
            <text:p>0,000750821</text:p>
          </table:table-cell>
          <table:table-cell office:value-type="float" office:value="0.000732321" calcext:value-type="float">
            <text:p>0,000732321</text:p>
          </table:table-cell>
          <table:table-cell office:value-type="float" office:value="0.00135769" calcext:value-type="float">
            <text:p>0,00135769</text:p>
          </table:table-cell>
          <table:table-cell office:value-type="float" office:value="0.00101455" calcext:value-type="float">
            <text:p>0,00101455</text:p>
          </table:table-cell>
          <table:table-cell office:value-type="float" office:value="0.00168714" calcext:value-type="float">
            <text:p>0,00168714</text:p>
          </table:table-cell>
          <table:table-cell office:value-type="float" office:value="0.010473" calcext:value-type="float">
            <text:p>0,010473</text:p>
          </table:table-cell>
          <table:table-cell office:value-type="float" office:value="0.0489477" calcext:value-type="float">
            <text:p>0,0489477</text:p>
          </table:table-cell>
          <table:table-cell office:value-type="float" office:value="0.136386" calcext:value-type="float">
            <text:p>0,136386</text:p>
          </table:table-cell>
          <table:table-cell office:value-type="float" office:value="0.244722" calcext:value-type="float">
            <text:p>0,244722</text:p>
          </table:table-cell>
          <table:table-cell office:value-type="float" office:value="0.310058" calcext:value-type="float">
            <text:p>0,310058</text:p>
          </table:table-cell>
          <table:table-cell office:value-type="float" office:value="0.300731" calcext:value-type="float">
            <text:p>0,300731</text:p>
          </table:table-cell>
          <table:table-cell office:value-type="float" office:value="0.236201" calcext:value-type="float">
            <text:p>0,236201</text:p>
          </table:table-cell>
          <table:table-cell office:value-type="float" office:value="0.161931" calcext:value-type="float">
            <text:p>0,161931</text:p>
          </table:table-cell>
          <table:table-cell office:value-type="float" office:value="0.112065" calcext:value-type="float">
            <text:p>0,112065</text:p>
          </table:table-cell>
          <table:table-cell office:value-type="float" office:value="0.0865801" calcext:value-type="float">
            <text:p>0,0865801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blue</text:p>
          </table:table-cell>
          <table:table-cell office:value-type="float" office:value="0.00149806" calcext:value-type="float">
            <text:p>0,00149806</text:p>
          </table:table-cell>
          <table:table-cell office:value-type="float" office:value="0.00180989" calcext:value-type="float">
            <text:p>0,00180989</text:p>
          </table:table-cell>
          <table:table-cell office:value-type="float" office:value="0.00169726" calcext:value-type="float">
            <text:p>0,00169726</text:p>
          </table:table-cell>
          <table:table-cell office:value-type="float" office:value="0.00444491" calcext:value-type="float">
            <text:p>0,00444491</text:p>
          </table:table-cell>
          <table:table-cell office:value-type="float" office:value="0.0275519" calcext:value-type="float">
            <text:p>0,0275519</text:p>
          </table:table-cell>
          <table:table-cell office:value-type="float" office:value="0.148328" calcext:value-type="float">
            <text:p>0,148328</text:p>
          </table:table-cell>
          <table:table-cell office:value-type="float" office:value="0.520547" calcext:value-type="float">
            <text:p>0,520547</text:p>
          </table:table-cell>
          <table:table-cell office:value-type="float" office:value="0.872067" calcext:value-type="float">
            <text:p>0,872067</text:p>
          </table:table-cell>
          <table:table-cell office:value-type="float" office:value="0.558111" calcext:value-type="float">
            <text:p>0,558111</text:p>
          </table:table-cell>
          <table:table-cell office:value-type="float" office:value="0.189428" calcext:value-type="float">
            <text:p>0,189428</text:p>
          </table:table-cell>
          <table:table-cell office:value-type="float" office:value="0.0413557" calcext:value-type="float">
            <text:p>0,0413557</text:p>
          </table:table-cell>
          <table:table-cell office:value-type="float" office:value="0.00772992" calcext:value-type="float">
            <text:p>0,00772992</text:p>
          </table:table-cell>
          <table:table-cell office:value-type="float" office:value="0.0015461" calcext:value-type="float">
            <text:p>0,0015461</text:p>
          </table:table-cell>
          <table:table-cell office:value-type="float" office:value="0.00121239" calcext:value-type="float">
            <text:p>0,00121239</text:p>
          </table:table-cell>
          <table:table-cell office:value-type="float" office:value="0.00158037" calcext:value-type="float">
            <text:p>0,00158037</text:p>
          </table:table-cell>
          <table:table-cell office:value-type="float" office:value="0.00148879" calcext:value-type="float">
            <text:p>0,00148879</text:p>
          </table:table-cell>
          <table:table-cell office:value-type="float" office:value="0.000958124" calcext:value-type="float">
            <text:p>0,000958124</text:p>
          </table:table-cell>
          <table:table-cell office:value-type="float" office:value="0.00104379" calcext:value-type="float">
            <text:p>0,00104379</text:p>
          </table:table-cell>
          <table:table-cell office:value-type="float" office:value="0.00100868" calcext:value-type="float">
            <text:p>0,00100868</text:p>
          </table:table-cell>
          <table:table-cell office:value-type="float" office:value="0.000833015" calcext:value-type="float">
            <text:p>0,000833015</text:p>
          </table:table-cell>
          <table:table-cell office:value-type="float" office:value="0.00109134" calcext:value-type="float">
            <text:p>0,00109134</text:p>
          </table:table-cell>
          <table:table-cell office:value-type="float" office:value="0.00152244" calcext:value-type="float">
            <text:p>0,00152244</text:p>
          </table:table-cell>
          <table:table-cell office:value-type="float" office:value="0.00140163" calcext:value-type="float">
            <text:p>0,00140163</text:p>
          </table:table-cell>
          <table:table-cell office:value-type="float" office:value="0.00205278" calcext:value-type="float">
            <text:p>0,00205278</text:p>
          </table:table-cell>
          <table:table-cell office:value-type="float" office:value="0.00264773" calcext:value-type="float">
            <text:p>0,00264773</text:p>
          </table:table-cell>
          <table:table-cell office:value-type="float" office:value="0.00365393" calcext:value-type="float">
            <text:p>0,00365393</text:p>
          </table:table-cell>
          <table:table-cell office:value-type="float" office:value="0.0263121" calcext:value-type="float">
            <text:p>0,0263121</text:p>
          </table:table-cell>
          <table:table-cell office:value-type="float" office:value="0.143682" calcext:value-type="float">
            <text:p>0,143682</text:p>
          </table:table-cell>
          <table:table-cell office:value-type="float" office:value="0.464245" calcext:value-type="float">
            <text:p>0,464245</text:p>
          </table:table-cell>
          <table:table-cell office:value-type="float" office:value="0.99428" calcext:value-type="float">
            <text:p>0,99428</text:p>
          </table:table-cell>
          <table:table-cell office:value-type="float" office:value="1.56565" calcext:value-type="float">
            <text:p>1,56565</text:p>
          </table:table-cell>
          <table:table-cell office:value-type="float" office:value="1.94865" calcext:value-type="float">
            <text:p>1,94865</text:p>
          </table:table-cell>
          <table:table-cell office:value-type="float" office:value="2.03862" calcext:value-type="float">
            <text:p>2,03862</text:p>
          </table:table-cell>
          <table:table-cell office:value-type="float" office:value="1.90782" calcext:value-type="float">
            <text:p>1,90782</text:p>
          </table:table-cell>
          <table:table-cell office:value-type="float" office:value="1.74914" calcext:value-type="float">
            <text:p>1,74914</text:p>
          </table:table-cell>
          <table:table-cell office:value-type="float" office:value="1.5954" calcext:value-type="float">
            <text:p>1,5954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blue</text:p>
          </table:table-cell>
          <table:table-cell office:value-type="float" office:value="0.00186516" calcext:value-type="float">
            <text:p>0,00186516</text:p>
          </table:table-cell>
          <table:table-cell office:value-type="float" office:value="0.00260745" calcext:value-type="float">
            <text:p>0,00260745</text:p>
          </table:table-cell>
          <table:table-cell office:value-type="float" office:value="0.0038452" calcext:value-type="float">
            <text:p>0,0038452</text:p>
          </table:table-cell>
          <table:table-cell office:value-type="float" office:value="0.0113942" calcext:value-type="float">
            <text:p>0,0113942</text:p>
          </table:table-cell>
          <table:table-cell office:value-type="float" office:value="0.080915" calcext:value-type="float">
            <text:p>0,080915</text:p>
          </table:table-cell>
          <table:table-cell office:value-type="float" office:value="0.439259" calcext:value-type="float">
            <text:p>0,439259</text:p>
          </table:table-cell>
          <table:table-cell office:value-type="float" office:value="1.4997" calcext:value-type="float">
            <text:p>1,4997</text:p>
          </table:table-cell>
          <table:table-cell office:value-type="float" office:value="2.42591" calcext:value-type="float">
            <text:p>2,42591</text:p>
          </table:table-cell>
          <table:table-cell office:value-type="float" office:value="1.48456" calcext:value-type="float">
            <text:p>1,48456</text:p>
          </table:table-cell>
          <table:table-cell office:value-type="float" office:value="0.473128" calcext:value-type="float">
            <text:p>0,473128</text:p>
          </table:table-cell>
          <table:table-cell office:value-type="float" office:value="0.0959425" calcext:value-type="float">
            <text:p>0,0959425</text:p>
          </table:table-cell>
          <table:table-cell office:value-type="float" office:value="0.0166148" calcext:value-type="float">
            <text:p>0,0166148</text:p>
          </table:table-cell>
          <table:table-cell office:value-type="float" office:value="0.00320928" calcext:value-type="float">
            <text:p>0,00320928</text:p>
          </table:table-cell>
          <table:table-cell office:value-type="float" office:value="0.0017199" calcext:value-type="float">
            <text:p>0,0017199</text:p>
          </table:table-cell>
          <table:table-cell office:value-type="float" office:value="0.00172389" calcext:value-type="float">
            <text:p>0,00172389</text:p>
          </table:table-cell>
          <table:table-cell office:value-type="float" office:value="0.00147437" calcext:value-type="float">
            <text:p>0,00147437</text:p>
          </table:table-cell>
          <table:table-cell office:value-type="float" office:value="0.00116721" calcext:value-type="float">
            <text:p>0,00116721</text:p>
          </table:table-cell>
          <table:table-cell office:value-type="float" office:value="0.000775492" calcext:value-type="float">
            <text:p>0,000775492</text:p>
          </table:table-cell>
          <table:table-cell office:value-type="float" office:value="0.000765466" calcext:value-type="float">
            <text:p>0,000765466</text:p>
          </table:table-cell>
          <table:table-cell office:value-type="float" office:value="0.000985776" calcext:value-type="float">
            <text:p>0,000985776</text:p>
          </table:table-cell>
          <table:table-cell office:value-type="float" office:value="0.00133886" calcext:value-type="float">
            <text:p>0,00133886</text:p>
          </table:table-cell>
          <table:table-cell office:value-type="float" office:value="0.000753567" calcext:value-type="float">
            <text:p>0,000753567</text:p>
          </table:table-cell>
          <table:table-cell office:value-type="float" office:value="0.000935661" calcext:value-type="float">
            <text:p>0,000935661</text:p>
          </table:table-cell>
          <table:table-cell office:value-type="float" office:value="0.00169702" calcext:value-type="float">
            <text:p>0,00169702</text:p>
          </table:table-cell>
          <table:table-cell office:value-type="float" office:value="0.00142763" calcext:value-type="float">
            <text:p>0,00142763</text:p>
          </table:table-cell>
          <table:table-cell office:value-type="float" office:value="0.00217001" calcext:value-type="float">
            <text:p>0,00217001</text:p>
          </table:table-cell>
          <table:table-cell office:value-type="float" office:value="0.00590491" calcext:value-type="float">
            <text:p>0,00590491</text:p>
          </table:table-cell>
          <table:table-cell office:value-type="float" office:value="0.0252914" calcext:value-type="float">
            <text:p>0,0252914</text:p>
          </table:table-cell>
          <table:table-cell office:value-type="float" office:value="0.0654787" calcext:value-type="float">
            <text:p>0,0654787</text:p>
          </table:table-cell>
          <table:table-cell office:value-type="float" office:value="0.108807" calcext:value-type="float">
            <text:p>0,108807</text:p>
          </table:table-cell>
          <table:table-cell office:value-type="float" office:value="0.128491" calcext:value-type="float">
            <text:p>0,128491</text:p>
          </table:table-cell>
          <table:table-cell office:value-type="float" office:value="0.117793" calcext:value-type="float">
            <text:p>0,117793</text:p>
          </table:table-cell>
          <table:table-cell office:value-type="float" office:value="0.0919274" calcext:value-type="float">
            <text:p>0,0919274</text:p>
          </table:table-cell>
          <table:table-cell office:value-type="float" office:value="0.0639542" calcext:value-type="float">
            <text:p>0,0639542</text:p>
          </table:table-cell>
          <table:table-cell office:value-type="float" office:value="0.0474494" calcext:value-type="float">
            <text:p>0,0474494</text:p>
          </table:table-cell>
          <table:table-cell office:value-type="float" office:value="0.0537124" calcext:value-type="float">
            <text:p>0,0537124</text:p>
          </table:table-cell>
          <table:table-cell table:style-name="ce1" table:number-columns-repeated="16343"/>
        </table:table-row>
        <table:table-row table:style-name="ro1">
          <table:table-cell office:value-type="string" calcext:value-type="string">
            <text:p>BOPP 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blue</text:p>
          </table:table-cell>
          <table:table-cell office:value-type="float" office:value="0.00256161" calcext:value-type="float">
            <text:p>0,00256161</text:p>
          </table:table-cell>
          <table:table-cell office:value-type="float" office:value="0.00300404" calcext:value-type="float">
            <text:p>0,00300404</text:p>
          </table:table-cell>
          <table:table-cell office:value-type="float" office:value="0.00337272" calcext:value-type="float">
            <text:p>0,00337272</text:p>
          </table:table-cell>
          <table:table-cell office:value-type="float" office:value="0.0126618" calcext:value-type="float">
            <text:p>0,0126618</text:p>
          </table:table-cell>
          <table:table-cell office:value-type="float" office:value="0.0975265" calcext:value-type="float">
            <text:p>0,0975265</text:p>
          </table:table-cell>
          <table:table-cell office:value-type="float" office:value="0.514378" calcext:value-type="float">
            <text:p>0,514378</text:p>
          </table:table-cell>
          <table:table-cell office:value-type="float" office:value="1.65722" calcext:value-type="float">
            <text:p>1,65722</text:p>
          </table:table-cell>
          <table:table-cell office:value-type="float" office:value="2.51239" calcext:value-type="float">
            <text:p>2,51239</text:p>
          </table:table-cell>
          <table:table-cell office:value-type="float" office:value="1.41657" calcext:value-type="float">
            <text:p>1,41657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0.0717317" calcext:value-type="float">
            <text:p>0,0717317</text:p>
          </table:table-cell>
          <table:table-cell office:value-type="float" office:value="0.0112881" calcext:value-type="float">
            <text:p>0,0112881</text:p>
          </table:table-cell>
          <table:table-cell office:value-type="float" office:value="0.00261013" calcext:value-type="float">
            <text:p>0,00261013</text:p>
          </table:table-cell>
          <table:table-cell office:value-type="float" office:value="0.00147408" calcext:value-type="float">
            <text:p>0,00147408</text:p>
          </table:table-cell>
          <table:table-cell office:value-type="float" office:value="0.00168641" calcext:value-type="float">
            <text:p>0,00168641</text:p>
          </table:table-cell>
          <table:table-cell office:value-type="float" office:value="0.00163369" calcext:value-type="float">
            <text:p>0,00163369</text:p>
          </table:table-cell>
          <table:table-cell office:value-type="float" office:value="0.00135506" calcext:value-type="float">
            <text:p>0,00135506</text:p>
          </table:table-cell>
          <table:table-cell office:value-type="float" office:value="0.000948648" calcext:value-type="float">
            <text:p>0,000948648</text:p>
          </table:table-cell>
          <table:table-cell office:value-type="float" office:value="0.00103264" calcext:value-type="float">
            <text:p>0,00103264</text:p>
          </table:table-cell>
          <table:table-cell office:value-type="float" office:value="0.00115201" calcext:value-type="float">
            <text:p>0,00115201</text:p>
          </table:table-cell>
          <table:table-cell office:value-type="float" office:value="0.00151368" calcext:value-type="float">
            <text:p>0,00151368</text:p>
          </table:table-cell>
          <table:table-cell office:value-type="float" office:value="0.00128653" calcext:value-type="float">
            <text:p>0,00128653</text:p>
          </table:table-cell>
          <table:table-cell office:value-type="float" office:value="0.00152364" calcext:value-type="float">
            <text:p>0,00152364</text:p>
          </table:table-cell>
          <table:table-cell office:value-type="float" office:value="0.00214236" calcext:value-type="float">
            <text:p>0,00214236</text:p>
          </table:table-cell>
          <table:table-cell office:value-type="float" office:value="0.00211534" calcext:value-type="float">
            <text:p>0,00211534</text:p>
          </table:table-cell>
          <table:table-cell office:value-type="float" office:value="0.00244016" calcext:value-type="float">
            <text:p>0,00244016</text:p>
          </table:table-cell>
          <table:table-cell office:value-type="float" office:value="0.0125879" calcext:value-type="float">
            <text:p>0,0125879</text:p>
          </table:table-cell>
          <table:table-cell office:value-type="float" office:value="0.0749721" calcext:value-type="float">
            <text:p>0,0749721</text:p>
          </table:table-cell>
          <table:table-cell office:value-type="float" office:value="0.267833" calcext:value-type="float">
            <text:p>0,267833</text:p>
          </table:table-cell>
          <table:table-cell office:value-type="float" office:value="0.637513" calcext:value-type="float">
            <text:p>0,637513</text:p>
          </table:table-cell>
          <table:table-cell office:value-type="float" office:value="1.09068" calcext:value-type="float">
            <text:p>1,09068</text:p>
          </table:table-cell>
          <table:table-cell office:value-type="float" office:value="1.45132" calcext:value-type="float">
            <text:p>1,45132</text:p>
          </table:table-cell>
          <table:table-cell office:value-type="float" office:value="1.60545" calcext:value-type="float">
            <text:p>1,60545</text:p>
          </table:table-cell>
          <table:table-cell office:value-type="float" office:value="1.5686" calcext:value-type="float">
            <text:p>1,5686</text:p>
          </table:table-cell>
          <table:table-cell office:value-type="float" office:value="1.47748" calcext:value-type="float">
            <text:p>1,47748</text:p>
          </table:table-cell>
          <table:table-cell office:value-type="float" office:value="1.36308" calcext:value-type="float">
            <text:p>1,36308</text:p>
          </table:table-cell>
          <table:table-cell table:style-name="ce1" table:number-columns-repeated="16343"/>
        </table:table-row>
        <table:table-row table:style-name="ro1" table:number-rows-repeated="1048523">
          <table:table-cell table:number-columns-repeated="41"/>
          <table:table-cell table:style-name="ce1" table:number-columns-repeated="16343"/>
        </table:table-row>
        <table:table-row table:style-name="ro1">
          <table:table-cell table:number-columns-repeated="41"/>
          <table:table-cell table:style-name="ce1" table:number-columns-repeated="16343"/>
        </table:table-row>
      </table:table>
      <table:table table:name="Light" table:style-name="ta1"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*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0.89533" calcext:value-type="float">
            <text:p>2040,89533</text:p>
          </table:table-cell>
          <table:table-cell office:value-type="float" office:value="2165.457839" calcext:value-type="float">
            <text:p>2165,457839</text:p>
          </table:table-cell>
          <table:table-cell office:value-type="float" office:value="1797.231033" calcext:value-type="float">
            <text:p>1797,231033</text:p>
          </table:table-cell>
          <table:table-cell office:value-type="float" office:value="307.32645" calcext:value-type="float">
            <text:p>307,32645</text:p>
          </table:table-cell>
          <table:table-cell office:value-type="float" office:value="-10.546816" calcext:value-type="float">
            <text:p>-10,546816</text:p>
          </table:table-cell>
          <table:table-cell office:value-type="float" office:value="-1.135012" calcext:value-type="float">
            <text:p>-1,135012</text:p>
          </table:table-cell>
          <table:table-cell office:value-type="float" office:value="0.0868691" calcext:value-type="float">
            <text:p>0,0868691</text:p>
          </table:table-cell>
          <table:table-cell office:value-type="float" office:value="0.0969875" calcext:value-type="float">
            <text:p>0,0969875</text:p>
          </table:table-cell>
          <table:table-cell office:value-type="float" office:value="0.112818" calcext:value-type="float">
            <text:p>0,112818</text:p>
          </table:table-cell>
          <table:table-cell office:value-type="float" office:value="0.305903" calcext:value-type="float">
            <text:p>0,305903</text:p>
          </table:table-cell>
          <table:table-cell office:value-type="float" office:value="1.58765" calcext:value-type="float">
            <text:p>1,58765</text:p>
          </table:table-cell>
          <table:table-cell office:value-type="float" office:value="7.30893" calcext:value-type="float">
            <text:p>7,30893</text:p>
          </table:table-cell>
          <table:table-cell office:value-type="float" office:value="25.0435" calcext:value-type="float">
            <text:p>25,0435</text:p>
          </table:table-cell>
          <table:table-cell office:value-type="float" office:value="45.7495" calcext:value-type="float">
            <text:p>45,7495</text:p>
          </table:table-cell>
          <table:table-cell office:value-type="float" office:value="36.9809" calcext:value-type="float">
            <text:p>36,9809</text:p>
          </table:table-cell>
          <table:table-cell office:value-type="float" office:value="21.7387" calcext:value-type="float">
            <text:p>21,7387</text:p>
          </table:table-cell>
          <table:table-cell office:value-type="float" office:value="14.5576" calcext:value-type="float">
            <text:p>14,5576</text:p>
          </table:table-cell>
          <table:table-cell office:value-type="float" office:value="16.6282" calcext:value-type="float">
            <text:p>16,6282</text:p>
          </table:table-cell>
          <table:table-cell office:value-type="float" office:value="24.1754" calcext:value-type="float">
            <text:p>24,1754</text:p>
          </table:table-cell>
          <table:table-cell office:value-type="float" office:value="32.8081" calcext:value-type="float">
            <text:p>32,8081</text:p>
          </table:table-cell>
          <table:table-cell office:value-type="float" office:value="37.9842" calcext:value-type="float">
            <text:p>37,9842</text:p>
          </table:table-cell>
          <table:table-cell office:value-type="float" office:value="37.5759" calcext:value-type="float">
            <text:p>37,5759</text:p>
          </table:table-cell>
          <table:table-cell office:value-type="float" office:value="33.7074" calcext:value-type="float">
            <text:p>33,7074</text:p>
          </table:table-cell>
          <table:table-cell office:value-type="float" office:value="29.728" calcext:value-type="float">
            <text:p>29,728</text:p>
          </table:table-cell>
          <table:table-cell office:value-type="float" office:value="26.9614" calcext:value-type="float">
            <text:p>26,9614</text:p>
          </table:table-cell>
          <table:table-cell office:value-type="float" office:value="25.9974" calcext:value-type="float">
            <text:p>25,9974</text:p>
          </table:table-cell>
          <table:table-cell office:value-type="float" office:value="26.5476" calcext:value-type="float">
            <text:p>26,5476</text:p>
          </table:table-cell>
          <table:table-cell office:value-type="float" office:value="27.6467" calcext:value-type="float">
            <text:p>27,6467</text:p>
          </table:table-cell>
          <table:table-cell office:value-type="float" office:value="28.8542" calcext:value-type="float">
            <text:p>28,8542</text:p>
          </table:table-cell>
          <table:table-cell office:value-type="float" office:value="29.9363" calcext:value-type="float">
            <text:p>29,9363</text:p>
          </table:table-cell>
          <table:table-cell office:value-type="float" office:value="30.7837" calcext:value-type="float">
            <text:p>30,7837</text:p>
          </table:table-cell>
          <table:table-cell office:value-type="float" office:value="30.8276" calcext:value-type="float">
            <text:p>30,8276</text:p>
          </table:table-cell>
          <table:table-cell office:value-type="float" office:value="29.6254" calcext:value-type="float">
            <text:p>29,6254</text:p>
          </table:table-cell>
          <table:table-cell office:value-type="float" office:value="27.6674" calcext:value-type="float">
            <text:p>27,6674</text:p>
          </table:table-cell>
          <table:table-cell office:value-type="float" office:value="24.7483" calcext:value-type="float">
            <text:p>24,7483</text:p>
          </table:table-cell>
          <table:table-cell office:value-type="float" office:value="21.2059" calcext:value-type="float">
            <text:p>21,2059</text:p>
          </table:table-cell>
          <table:table-cell office:value-type="float" office:value="17.3205" calcext:value-type="float">
            <text:p>17,3205</text:p>
          </table:table-cell>
          <table:table-cell office:value-type="float" office:value="13.7474" calcext:value-type="float">
            <text:p>13,7474</text:p>
          </table:table-cell>
          <table:table-cell office:value-type="float" office:value="10.6724" calcext:value-type="float">
            <text:p>10,6724</text:p>
          </table:table-cell>
          <table:table-cell office:value-type="float" office:value="8.30312" calcext:value-type="float">
            <text:p>8,30312</text:p>
          </table:table-cell>
          <table:table-cell office:value-type="float" office:value="7.07197" calcext:value-type="float">
            <text:p>7,07197</text:p>
          </table:table-cell>
          <table:table-cell office:value-type="float" office:value="7.80516" calcext:value-type="float">
            <text:p>7,80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4.151695" calcext:value-type="float">
            <text:p>1984,151695</text:p>
          </table:table-cell>
          <table:table-cell office:value-type="float" office:value="2105.661166" calcext:value-type="float">
            <text:p>2105,661166</text:p>
          </table:table-cell>
          <table:table-cell office:value-type="float" office:value="1747.705438" calcext:value-type="float">
            <text:p>1747,705438</text:p>
          </table:table-cell>
          <table:table-cell office:value-type="float" office:value="304.322529" calcext:value-type="float">
            <text:p>304,322529</text:p>
          </table:table-cell>
          <table:table-cell office:value-type="float" office:value="-10.537816" calcext:value-type="float">
            <text:p>-10,537816</text:p>
          </table:table-cell>
          <table:table-cell office:value-type="float" office:value="-1.13533" calcext:value-type="float">
            <text:p>-1,13533</text:p>
          </table:table-cell>
          <table:table-cell office:value-type="float" office:value="0.0883067" calcext:value-type="float">
            <text:p>0,0883067</text:p>
          </table:table-cell>
          <table:table-cell office:value-type="float" office:value="0.0981731" calcext:value-type="float">
            <text:p>0,0981731</text:p>
          </table:table-cell>
          <table:table-cell office:value-type="float" office:value="0.115254" calcext:value-type="float">
            <text:p>0,115254</text:p>
          </table:table-cell>
          <table:table-cell office:value-type="float" office:value="0.307001" calcext:value-type="float">
            <text:p>0,307001</text:p>
          </table:table-cell>
          <table:table-cell office:value-type="float" office:value="1.5657" calcext:value-type="float">
            <text:p>1,5657</text:p>
          </table:table-cell>
          <table:table-cell office:value-type="float" office:value="7.18447" calcext:value-type="float">
            <text:p>7,18447</text:p>
          </table:table-cell>
          <table:table-cell office:value-type="float" office:value="24.5332" calcext:value-type="float">
            <text:p>24,5332</text:p>
          </table:table-cell>
          <table:table-cell office:value-type="float" office:value="44.4965" calcext:value-type="float">
            <text:p>44,4965</text:p>
          </table:table-cell>
          <table:table-cell office:value-type="float" office:value="35.8053" calcext:value-type="float">
            <text:p>35,8053</text:p>
          </table:table-cell>
          <table:table-cell office:value-type="float" office:value="21.0308" calcext:value-type="float">
            <text:p>21,0308</text:p>
          </table:table-cell>
          <table:table-cell office:value-type="float" office:value="14.1028" calcext:value-type="float">
            <text:p>14,1028</text:p>
          </table:table-cell>
          <table:table-cell office:value-type="float" office:value="16.1475" calcext:value-type="float">
            <text:p>16,1475</text:p>
          </table:table-cell>
          <table:table-cell office:value-type="float" office:value="23.5101" calcext:value-type="float">
            <text:p>23,5101</text:p>
          </table:table-cell>
          <table:table-cell office:value-type="float" office:value="31.92" calcext:value-type="float">
            <text:p>31,92</text:p>
          </table:table-cell>
          <table:table-cell office:value-type="float" office:value="36.9584" calcext:value-type="float">
            <text:p>36,9584</text:p>
          </table:table-cell>
          <table:table-cell office:value-type="float" office:value="36.5647" calcext:value-type="float">
            <text:p>36,5647</text:p>
          </table:table-cell>
          <table:table-cell office:value-type="float" office:value="32.7963" calcext:value-type="float">
            <text:p>32,7963</text:p>
          </table:table-cell>
          <table:table-cell office:value-type="float" office:value="28.9198" calcext:value-type="float">
            <text:p>28,9198</text:p>
          </table:table-cell>
          <table:table-cell office:value-type="float" office:value="26.2219" calcext:value-type="float">
            <text:p>26,2219</text:p>
          </table:table-cell>
          <table:table-cell office:value-type="float" office:value="25.2754" calcext:value-type="float">
            <text:p>25,2754</text:p>
          </table:table-cell>
          <table:table-cell office:value-type="float" office:value="25.8011" calcext:value-type="float">
            <text:p>25,8011</text:p>
          </table:table-cell>
          <table:table-cell office:value-type="float" office:value="26.8649" calcext:value-type="float">
            <text:p>26,8649</text:p>
          </table:table-cell>
          <table:table-cell office:value-type="float" office:value="28.0384" calcext:value-type="float">
            <text:p>28,0384</text:p>
          </table:table-cell>
          <table:table-cell office:value-type="float" office:value="29.0948" calcext:value-type="float">
            <text:p>29,0948</text:p>
          </table:table-cell>
          <table:table-cell office:value-type="float" office:value="29.926" calcext:value-type="float">
            <text:p>29,926</text:p>
          </table:table-cell>
          <table:table-cell office:value-type="float" office:value="29.9668" calcext:value-type="float">
            <text:p>29,9668</text:p>
          </table:table-cell>
          <table:table-cell office:value-type="float" office:value="28.801" calcext:value-type="float">
            <text:p>28,801</text:p>
          </table:table-cell>
          <table:table-cell office:value-type="float" office:value="26.8875" calcext:value-type="float">
            <text:p>26,8875</text:p>
          </table:table-cell>
          <table:table-cell office:value-type="float" office:value="24.0432" calcext:value-type="float">
            <text:p>24,0432</text:p>
          </table:table-cell>
          <table:table-cell office:value-type="float" office:value="20.5959" calcext:value-type="float">
            <text:p>20,5959</text:p>
          </table:table-cell>
          <table:table-cell office:value-type="float" office:value="16.8216" calcext:value-type="float">
            <text:p>16,8216</text:p>
          </table:table-cell>
          <table:table-cell office:value-type="float" office:value="13.3423" calcext:value-type="float">
            <text:p>13,3423</text:p>
          </table:table-cell>
          <table:table-cell office:value-type="float" office:value="10.353" calcext:value-type="float">
            <text:p>10,353</text:p>
          </table:table-cell>
          <table:table-cell office:value-type="float" office:value="8.04685" calcext:value-type="float">
            <text:p>8,04685</text:p>
          </table:table-cell>
          <table:table-cell office:value-type="float" office:value="6.84987" calcext:value-type="float">
            <text:p>6,84987</text:p>
          </table:table-cell>
          <table:table-cell office:value-type="float" office:value="7.64795" calcext:value-type="float">
            <text:p>7,64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2.21922" calcext:value-type="float">
            <text:p>1912,21922</text:p>
          </table:table-cell>
          <table:table-cell office:value-type="float" office:value="2029.818222" calcext:value-type="float">
            <text:p>2029,818222</text:p>
          </table:table-cell>
          <table:table-cell office:value-type="float" office:value="1679.947567" calcext:value-type="float">
            <text:p>1679,947567</text:p>
          </table:table-cell>
          <table:table-cell office:value-type="float" office:value="300.429553" calcext:value-type="float">
            <text:p>300,429553</text:p>
          </table:table-cell>
          <table:table-cell office:value-type="float" office:value="-10.519709" calcext:value-type="float">
            <text:p>-10,519709</text:p>
          </table:table-cell>
          <table:table-cell office:value-type="float" office:value="-0.600985" calcext:value-type="float">
            <text:p>-0,600985</text:p>
          </table:table-cell>
          <table:table-cell office:value-type="float" office:value="0.0817624" calcext:value-type="float">
            <text:p>0,0817624</text:p>
          </table:table-cell>
          <table:table-cell office:value-type="float" office:value="0.091094" calcext:value-type="float">
            <text:p>0,091094</text:p>
          </table:table-cell>
          <table:table-cell office:value-type="float" office:value="0.109601" calcext:value-type="float">
            <text:p>0,109601</text:p>
          </table:table-cell>
          <table:table-cell office:value-type="float" office:value="0.293184" calcext:value-type="float">
            <text:p>0,293184</text:p>
          </table:table-cell>
          <table:table-cell office:value-type="float" office:value="1.50605" calcext:value-type="float">
            <text:p>1,50605</text:p>
          </table:table-cell>
          <table:table-cell office:value-type="float" office:value="6.90607" calcext:value-type="float">
            <text:p>6,90607</text:p>
          </table:table-cell>
          <table:table-cell office:value-type="float" office:value="23.5581" calcext:value-type="float">
            <text:p>23,5581</text:p>
          </table:table-cell>
          <table:table-cell office:value-type="float" office:value="42.7286" calcext:value-type="float">
            <text:p>42,7286</text:p>
          </table:table-cell>
          <table:table-cell office:value-type="float" office:value="34.4182" calcext:value-type="float">
            <text:p>34,4182</text:p>
          </table:table-cell>
          <table:table-cell office:value-type="float" office:value="20.2344" calcext:value-type="float">
            <text:p>20,2344</text:p>
          </table:table-cell>
          <table:table-cell office:value-type="float" office:value="13.5864" calcext:value-type="float">
            <text:p>13,5864</text:p>
          </table:table-cell>
          <table:table-cell office:value-type="float" office:value="15.5662" calcext:value-type="float">
            <text:p>15,5662</text:p>
          </table:table-cell>
          <table:table-cell office:value-type="float" office:value="22.6637" calcext:value-type="float">
            <text:p>22,6637</text:p>
          </table:table-cell>
          <table:table-cell office:value-type="float" office:value="30.7671" calcext:value-type="float">
            <text:p>30,7671</text:p>
          </table:table-cell>
          <table:table-cell office:value-type="float" office:value="35.6218" calcext:value-type="float">
            <text:p>35,6218</text:p>
          </table:table-cell>
          <table:table-cell office:value-type="float" office:value="35.2395" calcext:value-type="float">
            <text:p>35,2395</text:p>
          </table:table-cell>
          <table:table-cell office:value-type="float" office:value="31.6082" calcext:value-type="float">
            <text:p>31,6082</text:p>
          </table:table-cell>
          <table:table-cell office:value-type="float" office:value="27.8736" calcext:value-type="float">
            <text:p>27,8736</text:p>
          </table:table-cell>
          <table:table-cell office:value-type="float" office:value="25.2782" calcext:value-type="float">
            <text:p>25,2782</text:p>
          </table:table-cell>
          <table:table-cell office:value-type="float" office:value="24.3725" calcext:value-type="float">
            <text:p>24,3725</text:p>
          </table:table-cell>
          <table:table-cell office:value-type="float" office:value="24.8805" calcext:value-type="float">
            <text:p>24,8805</text:p>
          </table:table-cell>
          <table:table-cell office:value-type="float" office:value="25.9052" calcext:value-type="float">
            <text:p>25,9052</text:p>
          </table:table-cell>
          <table:table-cell office:value-type="float" office:value="27.036" calcext:value-type="float">
            <text:p>27,036</text:p>
          </table:table-cell>
          <table:table-cell office:value-type="float" office:value="28.0581" calcext:value-type="float">
            <text:p>28,0581</text:p>
          </table:table-cell>
          <table:table-cell office:value-type="float" office:value="28.8549" calcext:value-type="float">
            <text:p>28,8549</text:p>
          </table:table-cell>
          <table:table-cell office:value-type="float" office:value="28.8953" calcext:value-type="float">
            <text:p>28,8953</text:p>
          </table:table-cell>
          <table:table-cell office:value-type="float" office:value="27.7681" calcext:value-type="float">
            <text:p>27,7681</text:p>
          </table:table-cell>
          <table:table-cell office:value-type="float" office:value="25.9348" calcext:value-type="float">
            <text:p>25,9348</text:p>
          </table:table-cell>
          <table:table-cell office:value-type="float" office:value="23.2005" calcext:value-type="float">
            <text:p>23,2005</text:p>
          </table:table-cell>
          <table:table-cell office:value-type="float" office:value="19.8817" calcext:value-type="float">
            <text:p>19,8817</text:p>
          </table:table-cell>
          <table:table-cell office:value-type="float" office:value="16.2394" calcext:value-type="float">
            <text:p>16,2394</text:p>
          </table:table-cell>
          <table:table-cell office:value-type="float" office:value="12.8963" calcext:value-type="float">
            <text:p>12,8963</text:p>
          </table:table-cell>
          <table:table-cell office:value-type="float" office:value="10.0125" calcext:value-type="float">
            <text:p>10,0125</text:p>
          </table:table-cell>
          <table:table-cell office:value-type="float" office:value="7.79694" calcext:value-type="float">
            <text:p>7,79694</text:p>
          </table:table-cell>
          <table:table-cell office:value-type="float" office:value="6.64294" calcext:value-type="float">
            <text:p>6,64294</text:p>
          </table:table-cell>
          <table:table-cell office:value-type="float" office:value="7.34761" calcext:value-type="float">
            <text:p>7,34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6.513002" calcext:value-type="float">
            <text:p>1716,513002</text:p>
          </table:table-cell>
          <table:table-cell office:value-type="float" office:value="1822.097453" calcext:value-type="float">
            <text:p>1822,097453</text:p>
          </table:table-cell>
          <table:table-cell office:value-type="float" office:value="1495.997666" calcext:value-type="float">
            <text:p>1495,997666</text:p>
          </table:table-cell>
          <table:table-cell office:value-type="float" office:value="289.244975" calcext:value-type="float">
            <text:p>289,244975</text:p>
          </table:table-cell>
          <table:table-cell office:value-type="float" office:value="-10.152923" calcext:value-type="float">
            <text:p>-10,152923</text:p>
          </table:table-cell>
          <table:table-cell office:value-type="float" office:value="0.825337" calcext:value-type="float">
            <text:p>0,825337</text:p>
          </table:table-cell>
          <table:table-cell office:value-type="float" office:value="0.0746472" calcext:value-type="float">
            <text:p>0,0746472</text:p>
          </table:table-cell>
          <table:table-cell office:value-type="float" office:value="0.0820403" calcext:value-type="float">
            <text:p>0,0820403</text:p>
          </table:table-cell>
          <table:table-cell office:value-type="float" office:value="0.0987482" calcext:value-type="float">
            <text:p>0,0987482</text:p>
          </table:table-cell>
          <table:table-cell office:value-type="float" office:value="0.261727" calcext:value-type="float">
            <text:p>0,261727</text:p>
          </table:table-cell>
          <table:table-cell office:value-type="float" office:value="1.34109" calcext:value-type="float">
            <text:p>1,34109</text:p>
          </table:table-cell>
          <table:table-cell office:value-type="float" office:value="6.15446" calcext:value-type="float">
            <text:p>6,15446</text:p>
          </table:table-cell>
          <table:table-cell office:value-type="float" office:value="20.9931" calcext:value-type="float">
            <text:p>20,9931</text:p>
          </table:table-cell>
          <table:table-cell office:value-type="float" office:value="38.0096" calcext:value-type="float">
            <text:p>38,0096</text:p>
          </table:table-cell>
          <table:table-cell office:value-type="float" office:value="30.5891" calcext:value-type="float">
            <text:p>30,5891</text:p>
          </table:table-cell>
          <table:table-cell office:value-type="float" office:value="18.0066" calcext:value-type="float">
            <text:p>18,0066</text:p>
          </table:table-cell>
          <table:table-cell office:value-type="float" office:value="12.1239" calcext:value-type="float">
            <text:p>12,1239</text:p>
          </table:table-cell>
          <table:table-cell office:value-type="float" office:value="13.933" calcext:value-type="float">
            <text:p>13,933</text:p>
          </table:table-cell>
          <table:table-cell office:value-type="float" office:value="20.3142" calcext:value-type="float">
            <text:p>20,3142</text:p>
          </table:table-cell>
          <table:table-cell office:value-type="float" office:value="27.5919" calcext:value-type="float">
            <text:p>27,5919</text:p>
          </table:table-cell>
          <table:table-cell office:value-type="float" office:value="31.9544" calcext:value-type="float">
            <text:p>31,9544</text:p>
          </table:table-cell>
          <table:table-cell office:value-type="float" office:value="31.6149" calcext:value-type="float">
            <text:p>31,6149</text:p>
          </table:table-cell>
          <table:table-cell office:value-type="float" office:value="28.3638" calcext:value-type="float">
            <text:p>28,3638</text:p>
          </table:table-cell>
          <table:table-cell office:value-type="float" office:value="25.0131" calcext:value-type="float">
            <text:p>25,0131</text:p>
          </table:table-cell>
          <table:table-cell office:value-type="float" office:value="22.6872" calcext:value-type="float">
            <text:p>22,6872</text:p>
          </table:table-cell>
          <table:table-cell office:value-type="float" office:value="21.8736" calcext:value-type="float">
            <text:p>21,8736</text:p>
          </table:table-cell>
          <table:table-cell office:value-type="float" office:value="22.3391" calcext:value-type="float">
            <text:p>22,3391</text:p>
          </table:table-cell>
          <table:table-cell office:value-type="float" office:value="23.2697" calcext:value-type="float">
            <text:p>23,2697</text:p>
          </table:table-cell>
          <table:table-cell office:value-type="float" office:value="24.298" calcext:value-type="float">
            <text:p>24,298</text:p>
          </table:table-cell>
          <table:table-cell office:value-type="float" office:value="25.2292" calcext:value-type="float">
            <text:p>25,2292</text:p>
          </table:table-cell>
          <table:table-cell office:value-type="float" office:value="25.9635" calcext:value-type="float">
            <text:p>25,9635</text:p>
          </table:table-cell>
          <table:table-cell office:value-type="float" office:value="26.0208" calcext:value-type="float">
            <text:p>26,0208</text:p>
          </table:table-cell>
          <table:table-cell office:value-type="float" office:value="25.027" calcext:value-type="float">
            <text:p>25,027</text:p>
          </table:table-cell>
          <table:table-cell office:value-type="float" office:value="23.4006" calcext:value-type="float">
            <text:p>23,4006</text:p>
          </table:table-cell>
          <table:table-cell office:value-type="float" office:value="20.9624" calcext:value-type="float">
            <text:p>20,9624</text:p>
          </table:table-cell>
          <table:table-cell office:value-type="float" office:value="17.994" calcext:value-type="float">
            <text:p>17,994</text:p>
          </table:table-cell>
          <table:table-cell office:value-type="float" office:value="14.7299" calcext:value-type="float">
            <text:p>14,7299</text:p>
          </table:table-cell>
          <table:table-cell office:value-type="float" office:value="11.7296" calcext:value-type="float">
            <text:p>11,7296</text:p>
          </table:table-cell>
          <table:table-cell office:value-type="float" office:value="9.14264" calcext:value-type="float">
            <text:p>9,14264</text:p>
          </table:table-cell>
          <table:table-cell office:value-type="float" office:value="7.14925" calcext:value-type="float">
            <text:p>7,14925</text:p>
          </table:table-cell>
          <table:table-cell office:value-type="float" office:value="6.10703" calcext:value-type="float">
            <text:p>6,10703</text:p>
          </table:table-cell>
          <table:table-cell office:value-type="float" office:value="6.77515" calcext:value-type="float">
            <text:p>6,77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4.383335" calcext:value-type="float">
            <text:p>2044,383335</text:p>
          </table:table-cell>
          <table:table-cell office:value-type="float" office:value="2171.734481" calcext:value-type="float">
            <text:p>2171,734481</text:p>
          </table:table-cell>
          <table:table-cell office:value-type="float" office:value="1797.757395" calcext:value-type="float">
            <text:p>1797,757395</text:p>
          </table:table-cell>
          <table:table-cell office:value-type="float" office:value="307.638539" calcext:value-type="float">
            <text:p>307,638539</text:p>
          </table:table-cell>
          <table:table-cell office:value-type="float" office:value="-11.104543" calcext:value-type="float">
            <text:p>-11,104543</text:p>
          </table:table-cell>
          <table:table-cell office:value-type="float" office:value="-0.651455" calcext:value-type="float">
            <text:p>-0,651455</text:p>
          </table:table-cell>
          <table:table-cell office:value-type="float" office:value="0.0914107" calcext:value-type="float">
            <text:p>0,0914107</text:p>
          </table:table-cell>
          <table:table-cell office:value-type="float" office:value="0.099211" calcext:value-type="float">
            <text:p>0,099211</text:p>
          </table:table-cell>
          <table:table-cell office:value-type="float" office:value="0.11809" calcext:value-type="float">
            <text:p>0,11809</text:p>
          </table:table-cell>
          <table:table-cell office:value-type="float" office:value="0.31627" calcext:value-type="float">
            <text:p>0,31627</text:p>
          </table:table-cell>
          <table:table-cell office:value-type="float" office:value="1.61364" calcext:value-type="float">
            <text:p>1,61364</text:p>
          </table:table-cell>
          <table:table-cell office:value-type="float" office:value="7.40285" calcext:value-type="float">
            <text:p>7,40285</text:p>
          </table:table-cell>
          <table:table-cell office:value-type="float" office:value="25.2404" calcext:value-type="float">
            <text:p>25,2404</text:p>
          </table:table-cell>
          <table:table-cell office:value-type="float" office:value="45.7065" calcext:value-type="float">
            <text:p>45,7065</text:p>
          </table:table-cell>
          <table:table-cell office:value-type="float" office:value="36.8071" calcext:value-type="float">
            <text:p>36,8071</text:p>
          </table:table-cell>
          <table:table-cell office:value-type="float" office:value="21.6406" calcext:value-type="float">
            <text:p>21,6406</text:p>
          </table:table-cell>
          <table:table-cell office:value-type="float" office:value="14.5432" calcext:value-type="float">
            <text:p>14,5432</text:p>
          </table:table-cell>
          <table:table-cell office:value-type="float" office:value="16.674" calcext:value-type="float">
            <text:p>16,674</text:p>
          </table:table-cell>
          <table:table-cell office:value-type="float" office:value="24.269" calcext:value-type="float">
            <text:p>24,269</text:p>
          </table:table-cell>
          <table:table-cell office:value-type="float" office:value="32.9384" calcext:value-type="float">
            <text:p>32,9384</text:p>
          </table:table-cell>
          <table:table-cell office:value-type="float" office:value="38.1293" calcext:value-type="float">
            <text:p>38,1293</text:p>
          </table:table-cell>
          <table:table-cell office:value-type="float" office:value="37.7217" calcext:value-type="float">
            <text:p>37,7217</text:p>
          </table:table-cell>
          <table:table-cell office:value-type="float" office:value="33.838" calcext:value-type="float">
            <text:p>33,838</text:p>
          </table:table-cell>
          <table:table-cell office:value-type="float" office:value="29.8436" calcext:value-type="float">
            <text:p>29,8436</text:p>
          </table:table-cell>
          <table:table-cell office:value-type="float" office:value="27.0607" calcext:value-type="float">
            <text:p>27,0607</text:p>
          </table:table-cell>
          <table:table-cell office:value-type="float" office:value="26.0885" calcext:value-type="float">
            <text:p>26,0885</text:p>
          </table:table-cell>
          <table:table-cell office:value-type="float" office:value="26.6294" calcext:value-type="float">
            <text:p>26,6294</text:p>
          </table:table-cell>
          <table:table-cell office:value-type="float" office:value="27.7165" calcext:value-type="float">
            <text:p>27,7165</text:p>
          </table:table-cell>
          <table:table-cell office:value-type="float" office:value="28.903" calcext:value-type="float">
            <text:p>28,903</text:p>
          </table:table-cell>
          <table:table-cell office:value-type="float" office:value="29.9658" calcext:value-type="float">
            <text:p>29,9658</text:p>
          </table:table-cell>
          <table:table-cell office:value-type="float" office:value="30.8034" calcext:value-type="float">
            <text:p>30,8034</text:p>
          </table:table-cell>
          <table:table-cell office:value-type="float" office:value="30.8377" calcext:value-type="float">
            <text:p>30,8377</text:p>
          </table:table-cell>
          <table:table-cell office:value-type="float" office:value="29.6197" calcext:value-type="float">
            <text:p>29,6197</text:p>
          </table:table-cell>
          <table:table-cell office:value-type="float" office:value="27.6601" calcext:value-type="float">
            <text:p>27,6601</text:p>
          </table:table-cell>
          <table:table-cell office:value-type="float" office:value="24.7375" calcext:value-type="float">
            <text:p>24,7375</text:p>
          </table:table-cell>
          <table:table-cell office:value-type="float" office:value="21.1979" calcext:value-type="float">
            <text:p>21,1979</text:p>
          </table:table-cell>
          <table:table-cell office:value-type="float" office:value="17.3187" calcext:value-type="float">
            <text:p>17,3187</text:p>
          </table:table-cell>
          <table:table-cell office:value-type="float" office:value="13.7415" calcext:value-type="float">
            <text:p>13,7415</text:p>
          </table:table-cell>
          <table:table-cell office:value-type="float" office:value="10.6645" calcext:value-type="float">
            <text:p>10,6645</text:p>
          </table:table-cell>
          <table:table-cell office:value-type="float" office:value="8.30229" calcext:value-type="float">
            <text:p>8,30229</text:p>
          </table:table-cell>
          <table:table-cell office:value-type="float" office:value="7.07598" calcext:value-type="float">
            <text:p>7,07598</text:p>
          </table:table-cell>
          <table:table-cell office:value-type="float" office:value="7.8924" calcext:value-type="float">
            <text:p>7,8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.00.0000</text:date>, <text:time style:data-style-name="N2" text:time-value="11:20:50.79778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4T14:59:47.004557065</meta:creation-date>
    <dc:date>2025-09-25T11:21:15.946900700</dc:date>
    <meta:editing-duration>P1DT1H32M30S</meta:editing-duration>
    <meta:editing-cycles>25</meta:editing-cycles>
    <meta:generator>LibreOffice/25.2.5.2$Windows_X86_64 LibreOffice_project/03d19516eb2e1dd5d4ccd751a0d6f35f35e08022</meta:generator>
    <meta:document-statistic meta:table-count="2" meta:cell-count="2390" meta:object-count="0"/>
  </office:meta>
</office:document-meta>
</file>